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1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7.89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62.19mm"/>
    </style:style>
    <style:style style:name="co10" style:family="table-column">
      <style:table-column-properties fo:break-before="auto" style:column-width="25.22mm"/>
    </style:style>
    <style:style style:name="co11" style:family="table-column">
      <style:table-column-properties fo:break-before="auto" style:column-width="24.08mm"/>
    </style:style>
    <style:style style:name="co12" style:family="table-column">
      <style:table-column-properties fo:break-before="auto" style:column-width="37.25mm"/>
    </style:style>
    <style:style style:name="co13" style:family="table-column">
      <style:table-column-properties fo:break-before="auto" style:column-width="35.54mm"/>
    </style:style>
    <style:style style:name="co14" style:family="table-column">
      <style:table-column-properties fo:break-before="auto" style:column-width="60.48mm"/>
    </style:style>
    <style:style style:name="co15" style:family="table-column">
      <style:table-column-properties fo:break-before="auto" style:column-width="25.79mm"/>
    </style:style>
    <style:style style:name="co16" style:family="table-column">
      <style:table-column-properties fo:break-before="auto" style:column-width="31.52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60.77mm"/>
    </style:style>
    <style:style style:name="co19" style:family="table-column">
      <style:table-column-properties fo:break-before="auto" style:column-width="24.92mm"/>
    </style:style>
    <style:style style:name="co20" style:family="table-column">
      <style:table-column-properties fo:break-before="auto" style:column-width="34.68mm"/>
    </style:style>
    <style:style style:name="co21" style:family="table-column">
      <style:table-column-properties fo:break-before="auto" style:column-width="43.85mm"/>
    </style:style>
    <style:style style:name="co22" style:family="table-column">
      <style:table-column-properties fo:break-before="auto" style:column-width="19.19mm"/>
    </style:style>
    <style:style style:name="co23" style:family="table-column">
      <style:table-column-properties fo:break-before="auto" style:column-width="18.04mm"/>
    </style:style>
    <style:style style:name="co24" style:family="table-column">
      <style:table-column-properties fo:break-before="auto" style:column-width="16.9mm"/>
    </style:style>
    <style:style style:name="co25" style:family="table-column">
      <style:table-column-properties fo:break-before="auto" style:column-width="17.76mm"/>
    </style:style>
    <style:style style:name="co26" style:family="table-column">
      <style:table-column-properties fo:break-before="auto" style:column-width="15.75mm"/>
    </style:style>
    <style:style style:name="co27" style:family="table-column">
      <style:table-column-properties fo:break-before="auto" style:column-width="16.62mm"/>
    </style:style>
    <style:style style:name="co28" style:family="table-column">
      <style:table-column-properties fo:break-before="auto" style:column-width="16.05mm"/>
    </style:style>
    <style:style style:name="co29" style:family="table-column">
      <style:table-column-properties fo:break-before="auto" style:column-width="17.48mm"/>
    </style:style>
    <style:style style:name="co30" style:family="table-column">
      <style:table-column-properties fo:break-before="auto" style:column-width="15.19mm"/>
    </style:style>
    <style:style style:name="co31" style:family="table-column">
      <style:table-column-properties fo:break-before="auto" style:column-width="18.91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9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1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Excel_20_Built-in_20_Normal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glyph-orientation-vertical="0" fo:background-color="#dddddd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atin Modern Math" fo:font-size="11pt" style:font-size-asian="11pt" style:font-size-complex="11pt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5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 style:data-style-name="N15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atin Modern Math" fo:font-size="11pt" style:font-size-asian="11pt" style:font-size-complex="11pt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atin Modern Math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atin Modern Math" fo:font-size="11pt" style:font-size-asian="11pt" style:font-size-complex="11pt"/>
    </style:style>
    <style:style style:name="ce3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Latin Modern Math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 style:data-style-name="N14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CS</text:p>
          </table:table-cell>
          <table:covered-table-cell table:number-columns-repeated="4" table:style-name="ce1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3.86213776483874" calcext:value-type="float">
            <text:p>3,86213776483874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56.9" calcext:value-type="float">
            <text:p>18256,9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79134198846705" calcext:value-type="float">
            <text:p>6,79</text:p>
          </table:table-cell>
          <table:table-cell office:value-type="float" office:value="0.73122" calcext:value-type="float">
            <text:p>0,73122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4.52767066666667" calcext:value-type="float">
            <text:p>4,52767066666667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83.2" calcext:value-type="float">
            <text:p>17783,2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14574937577737" calcext:value-type="float">
            <text:p>8,15</text:p>
          </table:table-cell>
          <table:table-cell office:value-type="float" office:value="1.07045" calcext:value-type="float">
            <text:p>1,07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44.1" calcext:value-type="float">
            <text:p>17944,1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34559464077844" calcext:value-type="float">
            <text:p>7,35</text:p>
          </table:table-cell>
          <table:table-cell office:value-type="float" office:value="1.11225" calcext:value-type="float">
            <text:p>1,11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17.3" calcext:value-type="float">
            <text:p>17817,3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43467280897185" calcext:value-type="float">
            <text:p>8,43</text:p>
          </table:table-cell>
          <table:table-cell office:value-type="float" office:value="1.1651" calcext:value-type="float">
            <text:p>1,1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39.5" calcext:value-type="float">
            <text:p>17839,5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14868775197451" calcext:value-type="float">
            <text:p>8,15</text:p>
          </table:table-cell>
          <table:table-cell office:value-type="float" office:value="1.13317" calcext:value-type="float">
            <text:p>1,13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44.4" calcext:value-type="float">
            <text:p>18144,4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80382455064762" calcext:value-type="float">
            <text:p>7,80</text:p>
          </table:table-cell>
          <table:table-cell office:value-type="float" office:value="1.07754" calcext:value-type="float">
            <text:p>1,07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54.5" calcext:value-type="float">
            <text:p>17954,5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12255437777611" calcext:value-type="float">
            <text:p>7,12</text:p>
          </table:table-cell>
          <table:table-cell office:value-type="float" office:value="1.0865" calcext:value-type="float">
            <text:p>1,0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62.2" calcext:value-type="float">
            <text:p>17862,2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21726586722663" calcext:value-type="float">
            <text:p>8,22</text:p>
          </table:table-cell>
          <table:table-cell office:value-type="float" office:value="1.12865" calcext:value-type="float">
            <text:p>1,12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92.8" calcext:value-type="float">
            <text:p>17992,8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62182636186867" calcext:value-type="float">
            <text:p>7,62</text:p>
          </table:table-cell>
          <table:table-cell office:value-type="float" office:value="1.16104" calcext:value-type="float">
            <text:p>1,16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87.6" calcext:value-type="float">
            <text:p>17887,6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75928302157471" calcext:value-type="float">
            <text:p>8,76</text:p>
          </table:table-cell>
          <table:table-cell office:value-type="float" office:value="1.2913" calcext:value-type="float">
            <text:p>1,2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61623" calcext:value-type="float">
            <text:p>761623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2.10886621590249" calcext:value-type="float">
            <text:p>2,11</text:p>
          </table:table-cell>
          <table:table-cell office:value-type="float" office:value="1.15283" calcext:value-type="float">
            <text:p>1,15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67143" calcext:value-type="float">
            <text:p>767143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1.64375440875893" calcext:value-type="float">
            <text:p>1,64</text:p>
          </table:table-cell>
          <table:table-cell office:value-type="float" office:value="1.08503" calcext:value-type="float">
            <text:p>1,08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57504" calcext:value-type="float">
            <text:p>757504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2.48007470051202" calcext:value-type="float">
            <text:p>2,48</text:p>
          </table:table-cell>
          <table:table-cell office:value-type="float" office:value="1.04985" calcext:value-type="float">
            <text:p>1,04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59598" calcext:value-type="float">
            <text:p>759598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2.03723684569003" calcext:value-type="float">
            <text:p>2,04</text:p>
          </table:table-cell>
          <table:table-cell office:value-type="float" office:value="1.03208" calcext:value-type="float">
            <text:p>1,03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9084" calcext:value-type="float">
            <text:p>759084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13084409171897" calcext:value-type="float">
            <text:p>2,13</text:p>
          </table:table-cell>
          <table:table-cell office:value-type="float" office:value="1.03881" calcext:value-type="float">
            <text:p>1,03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74554" calcext:value-type="float">
            <text:p>774554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0.07736369053911" calcext:value-type="float">
            <text:p>0,08</text:p>
          </table:table-cell>
          <table:table-cell office:value-type="float" office:value="1.06727" calcext:value-type="float">
            <text:p>1,06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64348" calcext:value-type="float">
            <text:p>764348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1.65778821437526" calcext:value-type="float">
            <text:p>1,66</text:p>
          </table:table-cell>
          <table:table-cell office:value-type="float" office:value="1.0812" calcext:value-type="float">
            <text:p>1,0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56083" calcext:value-type="float">
            <text:p>756083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2.96286908323775" calcext:value-type="float">
            <text:p>2,96</text:p>
          </table:table-cell>
          <table:table-cell office:value-type="float" office:value="1.06073" calcext:value-type="float">
            <text:p>1,06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59730" calcext:value-type="float">
            <text:p>759730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1.94529490793416" calcext:value-type="float">
            <text:p>1,95</text:p>
          </table:table-cell>
          <table:table-cell office:value-type="float" office:value="1.05984" calcext:value-type="float">
            <text:p>1,05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64294" calcext:value-type="float">
            <text:p>764294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1.37649613315374" calcext:value-type="float">
            <text:p>1,38</text:p>
          </table:table-cell>
          <table:table-cell office:value-type="float" office:value="1.04606" calcext:value-type="float">
            <text:p>1,04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2205" calcext:value-type="float">
            <text:p>112205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1.69442521837409" calcext:value-type="float">
            <text:p>1,69</text:p>
          </table:table-cell>
          <table:table-cell office:value-type="float" office:value="12.1935" calcext:value-type="float">
            <text:p>12,1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2350" calcext:value-type="float">
            <text:p>112350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1.52683799039372" calcext:value-type="float">
            <text:p>1,53</text:p>
          </table:table-cell>
          <table:table-cell office:value-type="float" office:value="11.6897" calcext:value-type="float">
            <text:p>11,6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1932" calcext:value-type="float">
            <text:p>111932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1.92071781570923" calcext:value-type="float">
            <text:p>1,92</text:p>
          </table:table-cell>
          <table:table-cell office:value-type="float" office:value="11.086" calcext:value-type="float">
            <text:p>11,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1946" calcext:value-type="float">
            <text:p>111946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1.97630535099778" calcext:value-type="float">
            <text:p>1,98</text:p>
          </table:table-cell>
          <table:table-cell office:value-type="float" office:value="11.6908" calcext:value-type="float">
            <text:p>11,6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2405" calcext:value-type="float">
            <text:p>112405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55456297074794" calcext:value-type="float">
            <text:p>1,55</text:p>
          </table:table-cell>
          <table:table-cell office:value-type="float" office:value="11.0931" calcext:value-type="float">
            <text:p>11,0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2053" calcext:value-type="float">
            <text:p>112053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1.92469278437139" calcext:value-type="float">
            <text:p>1,92</text:p>
          </table:table-cell>
          <table:table-cell office:value-type="float" office:value="11.3482" calcext:value-type="float">
            <text:p>11,3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2016" calcext:value-type="float">
            <text:p>112016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1.92359888979363" calcext:value-type="float">
            <text:p>1,92</text:p>
          </table:table-cell>
          <table:table-cell office:value-type="float" office:value="11.7142" calcext:value-type="float">
            <text:p>11,7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2396" calcext:value-type="float">
            <text:p>112396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1.73285072304114" calcext:value-type="float">
            <text:p>1,73</text:p>
          </table:table-cell>
          <table:table-cell office:value-type="float" office:value="11.2128" calcext:value-type="float">
            <text:p>11,2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1267" calcext:value-type="float">
            <text:p>111267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2.56915438568839" calcext:value-type="float">
            <text:p>2,57</text:p>
          </table:table-cell>
          <table:table-cell office:value-type="float" office:value="11.103" calcext:value-type="float">
            <text:p>11,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1645" calcext:value-type="float">
            <text:p>111645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2.22959777915948" calcext:value-type="float">
            <text:p>2,23</text:p>
          </table:table-cell>
          <table:table-cell office:value-type="float" office:value="11.0679" calcext:value-type="float">
            <text:p>11,0679</text:p>
          </table:table-cell>
          <table:table-cell table:number-columns-repeated="3"/>
        </table:table-row>
      </table:table>
      <table:table table:name="CS_H_1" table:style-name="ta1">
        <table:table-column table:style-name="co9" table:default-cell-style-name="ce2"/>
        <table:table-column table:style-name="co6" table:default-cell-style-name="ce3"/>
        <table:table-column table:style-name="co10" table:default-cell-style-name="ce5"/>
        <table:table-column table:style-name="co6" table:default-cell-style-name="ce6"/>
        <table:table-column table:style-name="co11" table:default-cell-style-name="ce3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CS_hibrido₁</text:p>
          </table:table-cell>
          <table:covered-table-cell table:number-columns-repeated="4" table:style-name="ce1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1" office:value-type="string" calcext:value-type="string">
            <text:p>Caso</text:p>
          </table:table-cell>
          <table:table-cell table:style-name="ce1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1" office:value-type="string" calcext:value-type="string">
            <text:p>Desv.</text:p>
          </table:table-cell>
          <table:table-cell table:style-name="ce1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3.5210699259759" calcext:value-type="float">
            <text:p>3,5210699259759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66.6" calcext:value-type="float">
            <text:p>18266,6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74181967182449" calcext:value-type="float">
            <text:p>6,74</text:p>
          </table:table-cell>
          <table:table-cell office:value-type="float" office:value="1.37726" calcext:value-type="float">
            <text:p>1,37726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29.6257521666667" calcext:value-type="float">
            <text:p>29,6257521666667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60.9" calcext:value-type="float">
            <text:p>17760,9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2609339201181" calcext:value-type="float">
            <text:p>8,26</text:p>
          </table:table-cell>
          <table:table-cell office:value-type="float" office:value="1.75826" calcext:value-type="float">
            <text:p>1,75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33.2" calcext:value-type="float">
            <text:p>17933,2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40187681811892" calcext:value-type="float">
            <text:p>7,40</text:p>
          </table:table-cell>
          <table:table-cell office:value-type="float" office:value="1.06473" calcext:value-type="float">
            <text:p>1,06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98.4" calcext:value-type="float">
            <text:p>17898,4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01788979273524" calcext:value-type="float">
            <text:p>8,02</text:p>
          </table:table-cell>
          <table:table-cell office:value-type="float" office:value="1.90832" calcext:value-type="float">
            <text:p>1,9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41.3" calcext:value-type="float">
            <text:p>17841,3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13941998314431" calcext:value-type="float">
            <text:p>8,14</text:p>
          </table:table-cell>
          <table:table-cell office:value-type="float" office:value="1.37606" calcext:value-type="float">
            <text:p>1,37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31" calcext:value-type="float">
            <text:p>18131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87191325851459" calcext:value-type="float">
            <text:p>7,87</text:p>
          </table:table-cell>
          <table:table-cell office:value-type="float" office:value="1.58001" calcext:value-type="float">
            <text:p>1,58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60.4" calcext:value-type="float">
            <text:p>17960,4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09203406647971" calcext:value-type="float">
            <text:p>7,09</text:p>
          </table:table-cell>
          <table:table-cell office:value-type="float" office:value="1.76716" calcext:value-type="float">
            <text:p>1,76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54.8" calcext:value-type="float">
            <text:p>17854,8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25528986385541" calcext:value-type="float">
            <text:p>8,26</text:p>
          </table:table-cell>
          <table:table-cell office:value-type="float" office:value="1.31259" calcext:value-type="float">
            <text:p>1,31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74.4" calcext:value-type="float">
            <text:p>17974,4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71629517133365" calcext:value-type="float">
            <text:p>7,72</text:p>
          </table:table-cell>
          <table:table-cell office:value-type="float" office:value="1.34879" calcext:value-type="float">
            <text:p>1,34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73.8" calcext:value-type="float">
            <text:p>17873,8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82967378916244" calcext:value-type="float">
            <text:p>8,83</text:p>
          </table:table-cell>
          <table:table-cell office:value-type="float" office:value="1.7881" calcext:value-type="float">
            <text:p>1,7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64647" calcext:value-type="float">
            <text:p>764647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1.72019256954056" calcext:value-type="float">
            <text:p>1,72</text:p>
          </table:table-cell>
          <table:table-cell office:value-type="float" office:value="1.48243" calcext:value-type="float">
            <text:p>1,48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67790" calcext:value-type="float">
            <text:p>767790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1.5608018289954" calcext:value-type="float">
            <text:p>1,56</text:p>
          </table:table-cell>
          <table:table-cell office:value-type="float" office:value="1.58734" calcext:value-type="float">
            <text:p>1,58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68459" calcext:value-type="float">
            <text:p>768459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1.06974448224797" calcext:value-type="float">
            <text:p>1,07</text:p>
          </table:table-cell>
          <table:table-cell office:value-type="float" office:value="1.85362" calcext:value-type="float">
            <text:p>1,85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64735" calcext:value-type="float">
            <text:p>764735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1.37473547743512" calcext:value-type="float">
            <text:p>1,37</text:p>
          </table:table-cell>
          <table:table-cell office:value-type="float" office:value="0.977355" calcext:value-type="float">
            <text:p>0,977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61759" calcext:value-type="float">
            <text:p>761759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1.78595473552829" calcext:value-type="float">
            <text:p>1,79</text:p>
          </table:table-cell>
          <table:table-cell office:value-type="float" office:value="2.01417" calcext:value-type="float">
            <text:p>2,01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70131" calcext:value-type="float">
            <text:p>770131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0.647960214986399" calcext:value-type="float">
            <text:p>0,65</text:p>
          </table:table-cell>
          <table:table-cell office:value-type="float" office:value="1.83322" calcext:value-type="float">
            <text:p>1,83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69937" calcext:value-type="float">
            <text:p>769937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0.938698713689896" calcext:value-type="float">
            <text:p>0,94</text:p>
          </table:table-cell>
          <table:table-cell office:value-type="float" office:value="1.35396" calcext:value-type="float">
            <text:p>1,35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65102" calcext:value-type="float">
            <text:p>765102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1.80535346162176" calcext:value-type="float">
            <text:p>1,81</text:p>
          </table:table-cell>
          <table:table-cell office:value-type="float" office:value="1.50525" calcext:value-type="float">
            <text:p>1,50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68399" calcext:value-type="float">
            <text:p>768399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0.826428681191611" calcext:value-type="float">
            <text:p>0,83</text:p>
          </table:table-cell>
          <table:table-cell office:value-type="float" office:value="2.07193" calcext:value-type="float">
            <text:p>2,07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65972" calcext:value-type="float">
            <text:p>765972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1.15996919523644" calcext:value-type="float">
            <text:p>1,16</text:p>
          </table:table-cell>
          <table:table-cell office:value-type="float" office:value="2.08581" calcext:value-type="float">
            <text:p>2,08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2636" calcext:value-type="float">
            <text:p>112636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1.31681546184915" calcext:value-type="float">
            <text:p>1,32</text:p>
          </table:table-cell>
          <table:table-cell office:value-type="float" office:value="85.5038" calcext:value-type="float">
            <text:p>85,5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2405" calcext:value-type="float">
            <text:p>112405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1.47863128001963" calcext:value-type="float">
            <text:p>1,48</text:p>
          </table:table-cell>
          <table:table-cell office:value-type="float" office:value="78.1355" calcext:value-type="float">
            <text:p>78,1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2443" calcext:value-type="float">
            <text:p>112443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1.47295923732081" calcext:value-type="float">
            <text:p>1,47</text:p>
          </table:table-cell>
          <table:table-cell office:value-type="float" office:value="89.4255" calcext:value-type="float">
            <text:p>89,4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2640" calcext:value-type="float">
            <text:p>112640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1.36861553549381" calcext:value-type="float">
            <text:p>1,37</text:p>
          </table:table-cell>
          <table:table-cell office:value-type="float" office:value="88.5322" calcext:value-type="float">
            <text:p>88,5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2515" calcext:value-type="float">
            <text:p>112515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45822385706779" calcext:value-type="float">
            <text:p>1,46</text:p>
          </table:table-cell>
          <table:table-cell office:value-type="float" office:value="82.6233" calcext:value-type="float">
            <text:p>82,6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2626" calcext:value-type="float">
            <text:p>112626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1.42316983510136" calcext:value-type="float">
            <text:p>1,42</text:p>
          </table:table-cell>
          <table:table-cell office:value-type="float" office:value="81.5998" calcext:value-type="float">
            <text:p>81,5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2613" calcext:value-type="float">
            <text:p>112613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1.40089131710051" calcext:value-type="float">
            <text:p>1,40</text:p>
          </table:table-cell>
          <table:table-cell office:value-type="float" office:value="88.8859" calcext:value-type="float">
            <text:p>88,8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2522" calcext:value-type="float">
            <text:p>112522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1.62268967808495" calcext:value-type="float">
            <text:p>1,62</text:p>
          </table:table-cell>
          <table:table-cell office:value-type="float" office:value="89.2865" calcext:value-type="float">
            <text:p>89,2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2371" calcext:value-type="float">
            <text:p>112371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1.60243780702446" calcext:value-type="float">
            <text:p>1,60</text:p>
          </table:table-cell>
          <table:table-cell office:value-type="float" office:value="86.4253" calcext:value-type="float">
            <text:p>86,4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2740" calcext:value-type="float">
            <text:p>112740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1.2706780744542" calcext:value-type="float">
            <text:p>1,27</text:p>
          </table:table-cell>
          <table:table-cell office:value-type="float" office:value="86.3084" calcext:value-type="float">
            <text:p>86,3084</text:p>
          </table:table-cell>
          <table:table-cell table:number-columns-repeated="3"/>
        </table:table-row>
      </table:table>
      <table:table table:name="CS_H_2" table:style-name="ta1">
        <table:table-column table:style-name="co14" table:default-cell-style-name="ce2"/>
        <table:table-column table:style-name="co6" table:default-cell-style-name="ce3"/>
        <table:table-column table:style-name="co15" table:default-cell-style-name="ce5"/>
        <table:table-column table:style-name="co6" table:default-cell-style-name="ce6"/>
        <table:table-column table:style-name="co6" table:default-cell-style-name="ce3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CS_hibrido₂</text:p>
          </table:table-cell>
          <table:covered-table-cell table:number-columns-repeated="4" table:style-name="ce1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1" office:value-type="string" calcext:value-type="string">
            <text:p>Caso</text:p>
          </table:table-cell>
          <table:table-cell table:style-name="ce1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1" office:value-type="string" calcext:value-type="string">
            <text:p>Desv.</text:p>
          </table:table-cell>
          <table:table-cell table:style-name="ce1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3.37492434657335" calcext:value-type="float">
            <text:p>3,37492434657335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80" calcext:value-type="float">
            <text:p>18280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67340739934917" calcext:value-type="float">
            <text:p>6,67</text:p>
          </table:table-cell>
          <table:table-cell office:value-type="float" office:value="0.839124" calcext:value-type="float">
            <text:p>0,839124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5.67471646666667" calcext:value-type="float">
            <text:p>5,67471646666667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84" calcext:value-type="float">
            <text:p>17784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14161719481448" calcext:value-type="float">
            <text:p>8,14</text:p>
          </table:table-cell>
          <table:table-cell office:value-type="float" office:value="1.28252" calcext:value-type="float">
            <text:p>1,28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24.7" calcext:value-type="float">
            <text:p>17924,7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44576658943949" calcext:value-type="float">
            <text:p>7,45</text:p>
          </table:table-cell>
          <table:table-cell office:value-type="float" office:value="1.28391" calcext:value-type="float">
            <text:p>1,28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63.4" calcext:value-type="float">
            <text:p>17863,4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19775915855868" calcext:value-type="float">
            <text:p>8,20</text:p>
          </table:table-cell>
          <table:table-cell office:value-type="float" office:value="1.31129" calcext:value-type="float">
            <text:p>1,31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76.6" calcext:value-type="float">
            <text:p>17876,6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7.95766873886306" calcext:value-type="float">
            <text:p>7,96</text:p>
          </table:table-cell>
          <table:table-cell office:value-type="float" office:value="1.28128" calcext:value-type="float">
            <text:p>1,28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61.5" calcext:value-type="float">
            <text:p>18161,5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71693522941442" calcext:value-type="float">
            <text:p>7,72</text:p>
          </table:table-cell>
          <table:table-cell office:value-type="float" office:value="1.26381" calcext:value-type="float">
            <text:p>1,26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8000.7" calcext:value-type="float">
            <text:p>18000,7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6.88356482152298" calcext:value-type="float">
            <text:p>6,88</text:p>
          </table:table-cell>
          <table:table-cell office:value-type="float" office:value="1.21691" calcext:value-type="float">
            <text:p>1,21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68.3" calcext:value-type="float">
            <text:p>17868,3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18592176189751" calcext:value-type="float">
            <text:p>8,19</text:p>
          </table:table-cell>
          <table:table-cell office:value-type="float" office:value="1.197" calcext:value-type="float">
            <text:p>1,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94" calcext:value-type="float">
            <text:p>17994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61566535255573" calcext:value-type="float">
            <text:p>7,62</text:p>
          </table:table-cell>
          <table:table-cell office:value-type="float" office:value="1.23333" calcext:value-type="float">
            <text:p>1,2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67.4" calcext:value-type="float">
            <text:p>17867,4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8623187828263" calcext:value-type="float">
            <text:p>8,86</text:p>
          </table:table-cell>
          <table:table-cell office:value-type="float" office:value="1.24279" calcext:value-type="float">
            <text:p>1,24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64816" calcext:value-type="float">
            <text:p>764816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1.69847105954216" calcext:value-type="float">
            <text:p>1,70</text:p>
          </table:table-cell>
          <table:table-cell office:value-type="float" office:value="1.25738" calcext:value-type="float">
            <text:p>1,25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73707" calcext:value-type="float">
            <text:p>773707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0.802176768004985" calcext:value-type="float">
            <text:p>0,80</text:p>
          </table:table-cell>
          <table:table-cell office:value-type="float" office:value="1.23776" calcext:value-type="float">
            <text:p>1,23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61368" calcext:value-type="float">
            <text:p>761368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1.98262915387831" calcext:value-type="float">
            <text:p>1,98</text:p>
          </table:table-cell>
          <table:table-cell office:value-type="float" office:value="1.24731" calcext:value-type="float">
            <text:p>1,24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64142" calcext:value-type="float">
            <text:p>764142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1.45121266477698" calcext:value-type="float">
            <text:p>1,45</text:p>
          </table:table-cell>
          <table:table-cell office:value-type="float" office:value="1.21763" calcext:value-type="float">
            <text:p>1,21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63173" calcext:value-type="float">
            <text:p>763173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1.60364686649889" calcext:value-type="float">
            <text:p>1,60</text:p>
          </table:table-cell>
          <table:table-cell office:value-type="float" office:value="1.23778" calcext:value-type="float">
            <text:p>1,23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68864" calcext:value-type="float">
            <text:p>768864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0.811411672475595" calcext:value-type="float">
            <text:p>0,81</text:p>
          </table:table-cell>
          <table:table-cell office:value-type="float" office:value="1.22457" calcext:value-type="float">
            <text:p>1,22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65905" calcext:value-type="float">
            <text:p>765905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1.45746215379786" calcext:value-type="float">
            <text:p>1,46</text:p>
          </table:table-cell>
          <table:table-cell office:value-type="float" office:value="1.26692" calcext:value-type="float">
            <text:p>1,26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66610" calcext:value-type="float">
            <text:p>766610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1.61181387215542" calcext:value-type="float">
            <text:p>1,61</text:p>
          </table:table-cell>
          <table:table-cell office:value-type="float" office:value="1.18344" calcext:value-type="float">
            <text:p>1,18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63185" calcext:value-type="float">
            <text:p>763185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1.49937463876869" calcext:value-type="float">
            <text:p>1,50</text:p>
          </table:table-cell>
          <table:table-cell office:value-type="float" office:value="1.256" calcext:value-type="float">
            <text:p>1,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66138" calcext:value-type="float">
            <text:p>766138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1.13854877110398" calcext:value-type="float">
            <text:p>1,14</text:p>
          </table:table-cell>
          <table:table-cell office:value-type="float" office:value="1.19224" calcext:value-type="float">
            <text:p>1,19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3165" calcext:value-type="float">
            <text:p>113165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0.853345482262855" calcext:value-type="float">
            <text:p>0,85</text:p>
          </table:table-cell>
          <table:table-cell office:value-type="float" office:value="14.7048" calcext:value-type="float">
            <text:p>14,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3034" calcext:value-type="float">
            <text:p>113034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0.927321810468744" calcext:value-type="float">
            <text:p>0,93</text:p>
          </table:table-cell>
          <table:table-cell office:value-type="float" office:value="13.9989" calcext:value-type="float">
            <text:p>13,9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3053" calcext:value-type="float">
            <text:p>113053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0.938452910868879" calcext:value-type="float">
            <text:p>0,94</text:p>
          </table:table-cell>
          <table:table-cell office:value-type="float" office:value="13.4519" calcext:value-type="float">
            <text:p>13,4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2852" calcext:value-type="float">
            <text:p>112852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1.18298118263093" calcext:value-type="float">
            <text:p>1,18</text:p>
          </table:table-cell>
          <table:table-cell office:value-type="float" office:value="13.501" calcext:value-type="float">
            <text:p>13,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3289" calcext:value-type="float">
            <text:p>113289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0.780346820809249" calcext:value-type="float">
            <text:p>0,78</text:p>
          </table:table-cell>
          <table:table-cell office:value-type="float" office:value="15.4844" calcext:value-type="float">
            <text:p>15,4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3228" calcext:value-type="float">
            <text:p>113228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0.896264397997409" calcext:value-type="float">
            <text:p>0,90</text:p>
          </table:table-cell>
          <table:table-cell office:value-type="float" office:value="14.2811" calcext:value-type="float">
            <text:p>14,2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3289" calcext:value-type="float">
            <text:p>113289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0.809014735625542" calcext:value-type="float">
            <text:p>0,81</text:p>
          </table:table-cell>
          <table:table-cell office:value-type="float" office:value="14.5236" calcext:value-type="float">
            <text:p>14,5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3077" calcext:value-type="float">
            <text:p>113077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1.13745650387312" calcext:value-type="float">
            <text:p>1,14</text:p>
          </table:table-cell>
          <table:table-cell office:value-type="float" office:value="14.6166" calcext:value-type="float">
            <text:p>14,6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2944" calcext:value-type="float">
            <text:p>112944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1.10069088712008" calcext:value-type="float">
            <text:p>1,10</text:p>
          </table:table-cell>
          <table:table-cell office:value-type="float" office:value="16.0288" calcext:value-type="float">
            <text:p>16,0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3181" calcext:value-type="float">
            <text:p>113181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0.884483015298929" calcext:value-type="float">
            <text:p>0,88</text:p>
          </table:table-cell>
          <table:table-cell office:value-type="float" office:value="15.1774" calcext:value-type="float">
            <text:p>15,1774</text:p>
          </table:table-cell>
          <table:table-cell table:number-columns-repeated="3"/>
        </table:table-row>
      </table:table>
      <table:table table:name="CS_Mejorado" table:style-name="ta1">
        <table:table-column table:style-name="co18" table:default-cell-style-name="ce2"/>
        <table:table-column table:style-name="co19" table:default-cell-style-name="ce3"/>
        <table:table-column table:style-name="co19" table:default-cell-style-name="ce5"/>
        <table:table-column table:style-name="co6" table:default-cell-style-name="ce6"/>
        <table:table-column table:style-name="co6" table:default-cell-style-name="ce3"/>
        <table:table-column table:style-name="co6" table:default-cell-style-name="Default"/>
        <table:table-column table:style-name="co20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CS_mejorado</text:p>
          </table:table-cell>
          <table:covered-table-cell table:number-columns-repeated="4" table:style-name="ce1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1" office:value-type="string" calcext:value-type="string">
            <text:p>Caso</text:p>
          </table:table-cell>
          <table:table-cell table:style-name="ce1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1" office:value-type="string" calcext:value-type="string">
            <text:p>Desv.</text:p>
          </table:table-cell>
          <table:table-cell table:style-name="ce1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3.19712771542583" calcext:value-type="float">
            <text:p>3,19712771542583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80" calcext:value-type="float">
            <text:p>18280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67340739934917" calcext:value-type="float">
            <text:p>6,67</text:p>
          </table:table-cell>
          <table:table-cell office:value-type="float" office:value="1.98094" calcext:value-type="float">
            <text:p>1,98094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26.6154116666667" calcext:value-type="float">
            <text:p>26,6154116666667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77.5" calcext:value-type="float">
            <text:p>17777,5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17519116513801" calcext:value-type="float">
            <text:p>8,18</text:p>
          </table:table-cell>
          <table:table-cell office:value-type="float" office:value="1.95814" calcext:value-type="float">
            <text:p>1,95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44.8" calcext:value-type="float">
            <text:p>17944,8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34198018902263" calcext:value-type="float">
            <text:p>7,34</text:p>
          </table:table-cell>
          <table:table-cell office:value-type="float" office:value="1.80788" calcext:value-type="float">
            <text:p>1,80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908.8" calcext:value-type="float">
            <text:p>17908,8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7.964442895462" calcext:value-type="float">
            <text:p>7,96</text:p>
          </table:table-cell>
          <table:table-cell office:value-type="float" office:value="1.98339" calcext:value-type="float">
            <text:p>1,98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59.4" calcext:value-type="float">
            <text:p>17859,4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04622741879612" calcext:value-type="float">
            <text:p>8,05</text:p>
          </table:table-cell>
          <table:table-cell office:value-type="float" office:value="1.83683" calcext:value-type="float">
            <text:p>1,83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72.4" calcext:value-type="float">
            <text:p>18172,4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66154963868681" calcext:value-type="float">
            <text:p>7,66</text:p>
          </table:table-cell>
          <table:table-cell office:value-type="float" office:value="1.83767" calcext:value-type="float">
            <text:p>1,83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84.4" calcext:value-type="float">
            <text:p>17984,4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6.96788364764692" calcext:value-type="float">
            <text:p>6,97</text:p>
          </table:table-cell>
          <table:table-cell office:value-type="float" office:value="1.78728" calcext:value-type="float">
            <text:p>1,78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65.5" calcext:value-type="float">
            <text:p>17865,5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20030922008137" calcext:value-type="float">
            <text:p>8,20</text:p>
          </table:table-cell>
          <table:table-cell office:value-type="float" office:value="1.88296" calcext:value-type="float">
            <text:p>1,88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77.8" calcext:value-type="float">
            <text:p>17977,8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69883897828035" calcext:value-type="float">
            <text:p>7,70</text:p>
          </table:table-cell>
          <table:table-cell office:value-type="float" office:value="1.92882" calcext:value-type="float">
            <text:p>1,92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85.6" calcext:value-type="float">
            <text:p>17885,6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76948458209468" calcext:value-type="float">
            <text:p>8,77</text:p>
          </table:table-cell>
          <table:table-cell office:value-type="float" office:value="1.69991" calcext:value-type="float">
            <text:p>1,69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72475" calcext:value-type="float">
            <text:p>772475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0.714062508786206" calcext:value-type="float">
            <text:p>0,71</text:p>
          </table:table-cell>
          <table:table-cell office:value-type="float" office:value="2.09939" calcext:value-type="float">
            <text:p>2,09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69918" calcext:value-type="float">
            <text:p>769918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1.28796861456451" calcext:value-type="float">
            <text:p>1,29</text:p>
          </table:table-cell>
          <table:table-cell office:value-type="float" office:value="2.02014" calcext:value-type="float">
            <text:p>2,02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73384" calcext:value-type="float">
            <text:p>773384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0.435707391882796" calcext:value-type="float">
            <text:p>0,44</text:p>
          </table:table-cell>
          <table:table-cell office:value-type="float" office:value="1.94241" calcext:value-type="float">
            <text:p>1,94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73111" calcext:value-type="float">
            <text:p>773111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0.294511327054917" calcext:value-type="float">
            <text:p>0,29</text:p>
          </table:table-cell>
          <table:table-cell office:value-type="float" office:value="1.94494" calcext:value-type="float">
            <text:p>1,94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67456" calcext:value-type="float">
            <text:p>767456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1.05143710479246" calcext:value-type="float">
            <text:p>1,05</text:p>
          </table:table-cell>
          <table:table-cell office:value-type="float" office:value="2.10756" calcext:value-type="float">
            <text:p>2,10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74099" calcext:value-type="float">
            <text:p>774099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0.136061727758987" calcext:value-type="float">
            <text:p>0,14</text:p>
          </table:table-cell>
          <table:table-cell office:value-type="float" office:value="2.08444" calcext:value-type="float">
            <text:p>2,08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72198" calcext:value-type="float">
            <text:p>772198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0.647794909601579" calcext:value-type="float">
            <text:p>0,65</text:p>
          </table:table-cell>
          <table:table-cell office:value-type="float" office:value="2.10983" calcext:value-type="float">
            <text:p>2,10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67187" calcext:value-type="float">
            <text:p>767187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1.53776059422301" calcext:value-type="float">
            <text:p>1,54</text:p>
          </table:table-cell>
          <table:table-cell office:value-type="float" office:value="1.94822" calcext:value-type="float">
            <text:p>1,94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66078" calcext:value-type="float">
            <text:p>766078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1.12598901251811" calcext:value-type="float">
            <text:p>1,13</text:p>
          </table:table-cell>
          <table:table-cell office:value-type="float" office:value="1.98063" calcext:value-type="float">
            <text:p>1,98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72544" calcext:value-type="float">
            <text:p>772544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0.311926861510264" calcext:value-type="float">
            <text:p>0,31</text:p>
          </table:table-cell>
          <table:table-cell office:value-type="float" office:value="1.93887" calcext:value-type="float">
            <text:p>1,93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2786" calcext:value-type="float">
            <text:p>112786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1.18539675308177" calcext:value-type="float">
            <text:p>1,19</text:p>
          </table:table-cell>
          <table:table-cell office:value-type="float" office:value="74.424" calcext:value-type="float">
            <text:p>74,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2994" calcext:value-type="float">
            <text:p>112994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0.962381236195351" calcext:value-type="float">
            <text:p>0,96</text:p>
          </table:table-cell>
          <table:table-cell office:value-type="float" office:value="75.2537" calcext:value-type="float">
            <text:p>75,2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2803" calcext:value-type="float">
            <text:p>112803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1.15751288072623" calcext:value-type="float">
            <text:p>1,16</text:p>
          </table:table-cell>
          <table:table-cell office:value-type="float" office:value="73.7526" calcext:value-type="float">
            <text:p>73,7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3000" calcext:value-type="float">
            <text:p>113000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1.05338738912288" calcext:value-type="float">
            <text:p>1,05</text:p>
          </table:table-cell>
          <table:table-cell office:value-type="float" office:value="75.7477" calcext:value-type="float">
            <text:p>75,7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2835" calcext:value-type="float">
            <text:p>112835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17796461727098" calcext:value-type="float">
            <text:p>1,18</text:p>
          </table:table-cell>
          <table:table-cell office:value-type="float" office:value="80.192" calcext:value-type="float">
            <text:p>80,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3086" calcext:value-type="float">
            <text:p>113086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1.02055106256346" calcext:value-type="float">
            <text:p>1,02</text:p>
          </table:table-cell>
          <table:table-cell office:value-type="float" office:value="76.1775" calcext:value-type="float">
            <text:p>76,1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3135" calcext:value-type="float">
            <text:p>113135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0.943850524896465" calcext:value-type="float">
            <text:p>0,94</text:p>
          </table:table-cell>
          <table:table-cell office:value-type="float" office:value="75.5421" calcext:value-type="float">
            <text:p>75,5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2932" calcext:value-type="float">
            <text:p>112932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1.26422913497351" calcext:value-type="float">
            <text:p>1,26</text:p>
          </table:table-cell>
          <table:table-cell office:value-type="float" office:value="74.9742" calcext:value-type="float">
            <text:p>74,9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2926" calcext:value-type="float">
            <text:p>112926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1.11645257046786" calcext:value-type="float">
            <text:p>1,12</text:p>
          </table:table-cell>
          <table:table-cell office:value-type="float" office:value="77.6755" calcext:value-type="float">
            <text:p>77,6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3061" calcext:value-type="float">
            <text:p>113061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0.989570106225534" calcext:value-type="float">
            <text:p>0,99</text:p>
          </table:table-cell>
          <table:table-cell office:value-type="float" office:value="75.8428" calcext:value-type="float">
            <text:p>75,8428</text:p>
          </table:table-cell>
          <table:table-cell table:number-columns-repeated="3"/>
        </table:table-row>
      </table:table>
      <table:table table:name="Comparativa" table:style-name="ta1">
        <table:shapes>
          <draw:frame draw:z-index="0" draw:style-name="gr1" draw:text-style-name="P1" svg:width="159.99mm" svg:height="89.99mm" svg:x="358.47mm" svg:y="20.11mm">
            <draw:object draw:notify-on-update-of-ranges="Comparativa.T5:Comparativa.T14 Comparativa.B3:Comparativa.B3 Comparativa.B5:Comparativa.B14 Comparativa.C3:Comparativa.C3 Comparativa.B5:Comparativa.B14 Comparativa.D3:Comparativa.D3 Comparativa.D5:Comparativa.D14 Comparativa.E3:Comparativa.E3 Comparativa.E5:Comparativa.E14 Comparativa.F3:Comparativa.F3 Comparativa.F5:Comparativa.F14 Comparativa.G3:Comparativa.G3 Comparativa.G5:Comparativa.G14 Comparativa.H3:Comparativa.H3 Comparativa.H5:Comparativa.H14 Comparativa.I3:Comparativa.I3 Comparativa.I5:Comparativa.I14 Comparativa.J3:Comparativa.J3 Comparativa.J5:Comparativa.J14 Comparativa.K3:Comparativa.K3 Comparativa.K5:Comparativa.K14 Comparativa.L3:Comparativa.L3 Comparativa.L5:Comparativa.L14 Comparativa.M3:Comparativa.M3 Comparativa.M5:Comparativa.M14 Comparativa.N3:Comparativa.N3 Comparativa.N5:Comparativa.N14 Comparativa.O3:Comparativa.O3 Comparativa.O5:Comparativa.O14 Comparativa.P3:Comparativa.P3 Comparativa.P5:Comparativa.P14 Comparativa.Q3:Comparativa.Q3 Comparativa.Q5:Comparativa.Q14 Comparativa.R3:Comparativa.R3 Comparativa.R5:Comparativa.R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63.25mm" svg:y="25.64mm">
            <draw:object draw:notify-on-update-of-ranges="Comparativa.T5:Comparativa.T14 Comparativa.O3:Comparativa.O3 Comparativa.O5:Comparativa.O14 Comparativa.P3:Comparativa.P3 Comparativa.P5:Comparativa.P14 Comparativa.Q3:Comparativa.Q3 Comparativa.Q5:Comparativa.Q14 Comparativa.R3:Comparativa.R3 Comparativa.R5:Comparativa.R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56.21mm" svg:y="112.37mm">
            <draw:object draw:notify-on-update-of-ranges="Comparativa.B3:Comparativa.B3 Comparativa.B15:Comparativa.B24 Comparativa.C3:Comparativa.C3 Comparativa.B15:Comparativa.B24 Comparativa.D3:Comparativa.D3 Comparativa.D15:Comparativa.D24 Comparativa.E3:Comparativa.E3 Comparativa.E15:Comparativa.E24 Comparativa.F3:Comparativa.F3 Comparativa.F15:Comparativa.F24 Comparativa.G3:Comparativa.G3 Comparativa.G15:Comparativa.G24 Comparativa.H3:Comparativa.H3 Comparativa.H15:Comparativa.H24 Comparativa.I3:Comparativa.I3 Comparativa.I15:Comparativa.I24 Comparativa.J3:Comparativa.J3 Comparativa.J15:Comparativa.J24 Comparativa.K3:Comparativa.K3 Comparativa.K15:Comparativa.K24 Comparativa.L3:Comparativa.L3 Comparativa.L15:Comparativa.L24 Comparativa.M3:Comparativa.M3 Comparativa.M15:Comparativa.M24 Comparativa.N3:Comparativa.N3 Comparativa.N15:Comparativa.N24 Comparativa.O3:Comparativa.O3 Comparativa.O15:Comparativa.O24 Comparativa.P3:Comparativa.P3 Comparativa.P15:Comparativa.P24 Comparativa.Q3:Comparativa.Q3 Comparativa.Q15:Comparativa.Q24 Comparativa.R3:Comparativa.R3 Comparativa.R15:Comparativa.R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9.99mm" svg:height="89.99mm" svg:x="562.97mm" svg:y="119.98mm">
            <draw:object draw:notify-on-update-of-ranges="Comparativa.O3:Comparativa.O3 Comparativa.O15:Comparativa.O24 Comparativa.P3:Comparativa.P3 Comparativa.P15:Comparativa.P24 Comparativa.Q3:Comparativa.Q3 Comparativa.Q15:Comparativa.Q24 Comparativa.R3:Comparativa.R3 Comparativa.R15:Comparativa.R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9.99mm" svg:height="89.99mm" svg:x="348.96mm" svg:y="216.82mm">
            <draw:object draw:notify-on-update-of-ranges="Comparativa.T25:Comparativa.T34 Comparativa.B3:Comparativa.B3 Comparativa.B25:Comparativa.B34 Comparativa.C3:Comparativa.C3 Comparativa.B25:Comparativa.B34 Comparativa.D3:Comparativa.D3 Comparativa.D25:Comparativa.D34 Comparativa.E3:Comparativa.E3 Comparativa.E25:Comparativa.E34 Comparativa.F3:Comparativa.F3 Comparativa.F25:Comparativa.F34 Comparativa.G3:Comparativa.G3 Comparativa.G25:Comparativa.G34 Comparativa.H3:Comparativa.H3 Comparativa.H25:Comparativa.H34 Comparativa.I3:Comparativa.I3 Comparativa.I25:Comparativa.I34 Comparativa.J3:Comparativa.J3 Comparativa.J25:Comparativa.J34 Comparativa.K3:Comparativa.K3 Comparativa.K25:Comparativa.K34 Comparativa.L3:Comparativa.L3 Comparativa.L25:Comparativa.L34 Comparativa.M3:Comparativa.M3 Comparativa.M25:Comparativa.M34 Comparativa.N3:Comparativa.N3 Comparativa.N25:Comparativa.N34 Comparativa.O3:Comparativa.O3 Comparativa.O25:Comparativa.O34 Comparativa.P3:Comparativa.P3 Comparativa.P25:Comparativa.P34 Comparativa.Q3:Comparativa.Q3 Comparativa.Q25:Comparativa.Q34 Comparativa.R3:Comparativa.R3 Comparativa.R25:Comparativa.R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59.99mm" svg:height="89.99mm" svg:x="563.26mm" svg:y="217.67mm">
            <draw:object draw:notify-on-update-of-ranges="Comparativa.T25:Comparativa.T34 Comparativa.O3:Comparativa.O3 Comparativa.O25:Comparativa.O34 Comparativa.P3:Comparativa.P3 Comparativa.P25:Comparativa.P34 Comparativa.Q3:Comparativa.Q3 Comparativa.Q25:Comparativa.Q34 Comparativa.R3:Comparativa.R3 Comparativa.R25:Comparativa.R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1" table:default-cell-style-name="ce2"/>
        <table:table-column table:style-name="co22" table:number-columns-repeated="2" table:default-cell-style-name="ce25"/>
        <table:table-column table:style-name="co22" table:default-cell-style-name="ce3"/>
        <table:table-column table:style-name="co23" table:default-cell-style-name="ce10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4" table:default-cell-style-name="ce3"/>
        <table:table-column table:style-name="co25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2" table:default-cell-style-name="ce3"/>
        <table:table-column table:style-name="co29" table:default-cell-style-name="ce3"/>
        <table:table-column table:style-name="co27" table:default-cell-style-name="ce3"/>
        <table:table-column table:style-name="co31" table:default-cell-style-name="ce3"/>
        <table:table-column table:style-name="co6" table:number-columns-repeated="2" table:default-cell-style-name="Default"/>
        <table:table-row table:style-name="ro4">
          <table:table-cell table:style-name="Default" table:number-columns-spanned="1" table:number-rows-spanned="3"/>
          <table:table-cell table:style-name="ce7" office:value-type="string" calcext:value-type="string" table:number-columns-spanned="17" table:number-rows-spanned="1">
            <text:p>Algoritmo</text:p>
          </table:table-cell>
          <table:covered-table-cell table:number-columns-repeated="16" table:style-name="Default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 table:number-columns-spanned="2" table:number-rows-spanned="1">
            <text:p>P1</text:p>
          </table:table-cell>
          <table:covered-table-cell table:style-name="Default"/>
          <table:table-cell table:style-name="ce7" office:value-type="string" calcext:value-type="string" table:number-columns-spanned="7" table:number-rows-spanned="1">
            <text:p>P2</text:p>
          </table:table-cell>
          <table:covered-table-cell table:number-columns-repeated="6" table:style-name="Default"/>
          <table:table-cell table:style-name="ce7" office:value-type="string" calcext:value-type="string" table:number-columns-spanned="4" table:number-rows-spanned="1">
            <text:p>P3</text:p>
          </table:table-cell>
          <table:covered-table-cell table:number-columns-repeated="3" table:style-name="ce34"/>
          <table:table-cell table:style-name="ce7" office:value-type="string" calcext:value-type="string" table:number-columns-spanned="4" table:number-rows-spanned="1">
            <text:p>Proyecto Final</text:p>
          </table:table-cell>
          <table:covered-table-cell table:number-columns-repeated="3" table:style-name="Default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Greedy</text:p>
          </table:table-cell>
          <table:table-cell table:style-name="ce7" office:value-type="string" calcext:value-type="string">
            <text:p>BL</text:p>
          </table:table-cell>
          <table:table-cell table:style-name="ce7" office:value-type="string" calcext:value-type="string">
            <text:p>AGGu</text:p>
          </table:table-cell>
          <table:table-cell table:style-name="ce7" office:value-type="string" calcext:value-type="string">
            <text:p>AGGp</text:p>
          </table:table-cell>
          <table:table-cell table:style-name="ce7" office:value-type="string" calcext:value-type="string">
            <text:p>AGEu</text:p>
          </table:table-cell>
          <table:table-cell table:style-name="ce7" office:value-type="string" calcext:value-type="string">
            <text:p>AGEp</text:p>
          </table:table-cell>
          <table:table-cell table:style-name="ce7" office:value-type="string" calcext:value-type="string">
            <text:p>AM0</text:p>
          </table:table-cell>
          <table:table-cell table:style-name="ce7" office:value-type="string" calcext:value-type="string">
            <text:p>AM1</text:p>
          </table:table-cell>
          <table:table-cell table:style-name="ce7" office:value-type="string" calcext:value-type="string">
            <text:p>AM2</text:p>
          </table:table-cell>
          <table:table-cell table:style-name="ce7" office:value-type="string" calcext:value-type="string">
            <text:p>ES</text:p>
          </table:table-cell>
          <table:table-cell table:style-name="ce7" office:value-type="string" calcext:value-type="string">
            <text:p>BMB</text:p>
          </table:table-cell>
          <table:table-cell table:style-name="ce7" office:value-type="string" calcext:value-type="string">
            <text:p>ILS</text:p>
          </table:table-cell>
          <table:table-cell table:style-name="ce7" office:value-type="string" calcext:value-type="string">
            <text:p>ILS-ES</text:p>
          </table:table-cell>
          <table:table-cell table:style-name="ce7" office:value-type="string" calcext:value-type="string">
            <text:p>CS</text:p>
          </table:table-cell>
          <table:table-cell table:style-name="ce7" office:value-type="string" calcext:value-type="string">
            <text:p>CS_h.₁</text:p>
          </table:table-cell>
          <table:table-cell table:style-name="ce7" office:value-type="string" calcext:value-type="string">
            <text:p>CS_h.₂</text:p>
          </table:table-cell>
          <table:table-cell table:style-name="ce7" office:value-type="string" calcext:value-type="string">
            <text:p>CS_mej.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aso</text:p>
          </table:table-cell>
          <table:table-cell table:style-name="ce11" office:value-type="string" calcext:value-type="string" table:number-columns-spanned="17" table:number-rows-spanned="1">
            <text:p>Diversidad</text:p>
          </table:table-cell>
          <table:covered-table-cell table:style-name="Default"/>
          <table:covered-table-cell table:style-name="ce7"/>
          <table:covered-table-cell table:number-columns-repeated="6" table:style-name="Default"/>
          <table:covered-table-cell table:style-name="ce7"/>
          <table:covered-table-cell table:number-columns-repeated="7" table:style-name="Default"/>
          <table:table-cell table:number-columns-repeated="2"/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095.5" calcext:value-type="float">
            <text:p>18095,5</text:p>
          </table:table-cell>
          <table:table-cell office:value-type="float" office:value="18280" calcext:value-type="float">
            <text:p>18280,0</text:p>
          </table:table-cell>
          <table:table-cell office:value-type="float" office:value="18226.5" calcext:value-type="float">
            <text:p>18226,5</text:p>
          </table:table-cell>
          <table:table-cell office:value-type="float" office:value="18173.1" calcext:value-type="float">
            <text:p>18173,1</text:p>
          </table:table-cell>
          <table:table-cell office:value-type="float" office:value="18255.6" calcext:value-type="float">
            <text:p>18255,6</text:p>
          </table:table-cell>
          <table:table-cell office:value-type="float" office:value="18236.6" calcext:value-type="float">
            <text:p>18236,6</text:p>
          </table:table-cell>
          <table:table-cell office:value-type="float" office:value="18189.1" calcext:value-type="float">
            <text:p>18189,1</text:p>
          </table:table-cell>
          <table:table-cell office:value-type="float" office:value="18102.7" calcext:value-type="float">
            <text:p>18102,7</text:p>
          </table:table-cell>
          <table:table-cell office:value-type="float" office:value="18119.5" calcext:value-type="float">
            <text:p>18119,5</text:p>
          </table:table-cell>
          <table:table-cell office:value-type="float" office:value="18213.2" calcext:value-type="float">
            <text:p>18213,2</text:p>
          </table:table-cell>
          <table:table-cell office:value-type="float" office:value="18277.2" calcext:value-type="float">
            <text:p>18277,2</text:p>
          </table:table-cell>
          <table:table-cell office:value-type="float" office:value="18275.2" calcext:value-type="float">
            <text:p>18275,2</text:p>
          </table:table-cell>
          <table:table-cell office:value-type="float" office:value="17867.2" calcext:value-type="float">
            <text:p>17867,2</text:p>
          </table:table-cell>
          <table:table-cell office:value-type="float" office:value="18256.9" calcext:value-type="float">
            <text:p>18256,9</text:p>
          </table:table-cell>
          <table:table-cell office:value-type="float" office:value="18266.6" calcext:value-type="float">
            <text:p>18266,6</text:p>
          </table:table-cell>
          <table:table-cell table:number-columns-repeated="2" office:value-type="float" office:value="18280" calcext:value-type="float">
            <text:p>1828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356.5" calcext:value-type="float">
            <text:p>17356,5</text:p>
          </table:table-cell>
          <table:table-cell office:value-type="float" office:value="17755.6" calcext:value-type="float">
            <text:p>17755,6</text:p>
          </table:table-cell>
          <table:table-cell office:value-type="float" office:value="17665.7" calcext:value-type="float">
            <text:p>17665,7</text:p>
          </table:table-cell>
          <table:table-cell office:value-type="float" office:value="17683.4" calcext:value-type="float">
            <text:p>17683,4</text:p>
          </table:table-cell>
          <table:table-cell office:value-type="float" office:value="17762.9" calcext:value-type="float">
            <text:p>17762,9</text:p>
          </table:table-cell>
          <table:table-cell office:value-type="float" office:value="17710.8" calcext:value-type="float">
            <text:p>17710,8</text:p>
          </table:table-cell>
          <table:table-cell office:value-type="float" office:value="17775.5" calcext:value-type="float">
            <text:p>17775,5</text:p>
          </table:table-cell>
          <table:table-cell office:value-type="float" office:value="17714.3" calcext:value-type="float">
            <text:p>17714,3</text:p>
          </table:table-cell>
          <table:table-cell office:value-type="float" office:value="17777.1" calcext:value-type="float">
            <text:p>17777,1</text:p>
          </table:table-cell>
          <table:table-cell office:value-type="float" office:value="17753.3" calcext:value-type="float">
            <text:p>17753,3</text:p>
          </table:table-cell>
          <table:table-cell office:value-type="float" office:value="17767.8" calcext:value-type="float">
            <text:p>17767,8</text:p>
          </table:table-cell>
          <table:table-cell office:value-type="float" office:value="17786.5" calcext:value-type="float">
            <text:p>17786,5</text:p>
          </table:table-cell>
          <table:table-cell office:value-type="float" office:value="17525.9" calcext:value-type="float">
            <text:p>17525,9</text:p>
          </table:table-cell>
          <table:table-cell office:value-type="float" office:value="17783.2" calcext:value-type="float">
            <text:p>17783,2</text:p>
          </table:table-cell>
          <table:table-cell office:value-type="float" office:value="17760.9" calcext:value-type="float">
            <text:p>17760,9</text:p>
          </table:table-cell>
          <table:table-cell office:value-type="float" office:value="17784" calcext:value-type="float">
            <text:p>17784</text:p>
          </table:table-cell>
          <table:table-cell office:value-type="float" office:value="17777.5" calcext:value-type="float">
            <text:p>17777,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677.1" calcext:value-type="float">
            <text:p>17677,1</text:p>
          </table:table-cell>
          <table:table-cell office:value-type="float" office:value="17935.8" calcext:value-type="float">
            <text:p>17935,8</text:p>
          </table:table-cell>
          <table:table-cell office:value-type="float" office:value="17831.6" calcext:value-type="float">
            <text:p>17831,6</text:p>
          </table:table-cell>
          <table:table-cell office:value-type="float" office:value="17739.6" calcext:value-type="float">
            <text:p>17739,6</text:p>
          </table:table-cell>
          <table:table-cell office:value-type="float" office:value="17789.6" calcext:value-type="float">
            <text:p>17789,6</text:p>
          </table:table-cell>
          <table:table-cell office:value-type="float" office:value="17883.3" calcext:value-type="float">
            <text:p>17883,3</text:p>
          </table:table-cell>
          <table:table-cell office:value-type="float" office:value="17910.9" calcext:value-type="float">
            <text:p>17910,9</text:p>
          </table:table-cell>
          <table:table-cell office:value-type="float" office:value="17901.8" calcext:value-type="float">
            <text:p>17901,8</text:p>
          </table:table-cell>
          <table:table-cell office:value-type="float" office:value="17961.2" calcext:value-type="float">
            <text:p>17961,2</text:p>
          </table:table-cell>
          <table:table-cell office:value-type="float" office:value="17908" calcext:value-type="float">
            <text:p>17908</text:p>
          </table:table-cell>
          <table:table-cell table:number-columns-repeated="2" office:value-type="float" office:value="17961.2" calcext:value-type="float">
            <text:p>17961,2</text:p>
          </table:table-cell>
          <table:table-cell office:value-type="float" office:value="17720.1" calcext:value-type="float">
            <text:p>17720,1</text:p>
          </table:table-cell>
          <table:table-cell office:value-type="float" office:value="17944.1" calcext:value-type="float">
            <text:p>17944,1</text:p>
          </table:table-cell>
          <table:table-cell office:value-type="float" office:value="17933.2" calcext:value-type="float">
            <text:p>17933,2</text:p>
          </table:table-cell>
          <table:table-cell office:value-type="float" office:value="17924.7" calcext:value-type="float">
            <text:p>17924,7</text:p>
          </table:table-cell>
          <table:table-cell office:value-type="float" office:value="17944.8" calcext:value-type="float">
            <text:p>17944,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529.1" calcext:value-type="float">
            <text:p>17529,1</text:p>
          </table:table-cell>
          <table:table-cell office:value-type="float" office:value="17902.2" calcext:value-type="float">
            <text:p>17902,2</text:p>
          </table:table-cell>
          <table:table-cell office:value-type="float" office:value="17870.5" calcext:value-type="float">
            <text:p>17870,5</text:p>
          </table:table-cell>
          <table:table-cell office:value-type="float" office:value="17823" calcext:value-type="float">
            <text:p>17823</text:p>
          </table:table-cell>
          <table:table-cell office:value-type="float" office:value="17779.9" calcext:value-type="float">
            <text:p>17779,9</text:p>
          </table:table-cell>
          <table:table-cell office:value-type="float" office:value="17893.3" calcext:value-type="float">
            <text:p>17893,3</text:p>
          </table:table-cell>
          <table:table-cell office:value-type="float" office:value="17848.4" calcext:value-type="float">
            <text:p>17848,4</text:p>
          </table:table-cell>
          <table:table-cell office:value-type="float" office:value="17770.3" calcext:value-type="float">
            <text:p>17770,3</text:p>
          </table:table-cell>
          <table:table-cell office:value-type="float" office:value="17914.2" calcext:value-type="float">
            <text:p>17914,2</text:p>
          </table:table-cell>
          <table:table-cell office:value-type="float" office:value="17843.2" calcext:value-type="float">
            <text:p>17843,2</text:p>
          </table:table-cell>
          <table:table-cell office:value-type="float" office:value="17906" calcext:value-type="float">
            <text:p>17906</text:p>
          </table:table-cell>
          <table:table-cell office:value-type="float" office:value="17905.5" calcext:value-type="float">
            <text:p>17905,5</text:p>
          </table:table-cell>
          <table:table-cell office:value-type="float" office:value="17606.4" calcext:value-type="float">
            <text:p>17606,4</text:p>
          </table:table-cell>
          <table:table-cell office:value-type="float" office:value="17817.3" calcext:value-type="float">
            <text:p>17817,3</text:p>
          </table:table-cell>
          <table:table-cell office:value-type="float" office:value="17898.4" calcext:value-type="float">
            <text:p>17898,4</text:p>
          </table:table-cell>
          <table:table-cell office:value-type="float" office:value="17863.4" calcext:value-type="float">
            <text:p>17863,4</text:p>
          </table:table-cell>
          <table:table-cell office:value-type="float" office:value="17908.8" calcext:value-type="float">
            <text:p>17908,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752.6" calcext:value-type="float">
            <text:p>17752,6</text:p>
          </table:table-cell>
          <table:table-cell office:value-type="float" office:value="17800.6" calcext:value-type="float">
            <text:p>17800,6</text:p>
          </table:table-cell>
          <table:table-cell office:value-type="float" office:value="17835.3" calcext:value-type="float">
            <text:p>17835,3</text:p>
          </table:table-cell>
          <table:table-cell office:value-type="float" office:value="17675.8" calcext:value-type="float">
            <text:p>17675,8</text:p>
          </table:table-cell>
          <table:table-cell office:value-type="float" office:value="17799.3" calcext:value-type="float">
            <text:p>17799,3</text:p>
          </table:table-cell>
          <table:table-cell office:value-type="float" office:value="17815.7" calcext:value-type="float">
            <text:p>17815,7</text:p>
          </table:table-cell>
          <table:table-cell office:value-type="float" office:value="17762.4" calcext:value-type="float">
            <text:p>17762,4</text:p>
          </table:table-cell>
          <table:table-cell office:value-type="float" office:value="17726.2" calcext:value-type="float">
            <text:p>17726,2</text:p>
          </table:table-cell>
          <table:table-cell office:value-type="float" office:value="17723.5" calcext:value-type="float">
            <text:p>17723,5</text:p>
          </table:table-cell>
          <table:table-cell office:value-type="float" office:value="17816.1" calcext:value-type="float">
            <text:p>17816,1</text:p>
          </table:table-cell>
          <table:table-cell office:value-type="float" office:value="17866.6" calcext:value-type="float">
            <text:p>17866,6</text:p>
          </table:table-cell>
          <table:table-cell office:value-type="float" office:value="17869.3" calcext:value-type="float">
            <text:p>17869,3</text:p>
          </table:table-cell>
          <table:table-cell office:value-type="float" office:value="17546.4" calcext:value-type="float">
            <text:p>17546,4</text:p>
          </table:table-cell>
          <table:table-cell office:value-type="float" office:value="17839.5" calcext:value-type="float">
            <text:p>17839,5</text:p>
          </table:table-cell>
          <table:table-cell office:value-type="float" office:value="17841.3" calcext:value-type="float">
            <text:p>17841,3</text:p>
          </table:table-cell>
          <table:table-cell office:value-type="float" office:value="17876.6" calcext:value-type="float">
            <text:p>17876,6</text:p>
          </table:table-cell>
          <table:table-cell office:value-type="float" office:value="17859.4" calcext:value-type="float">
            <text:p>17859,4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7978.2" calcext:value-type="float">
            <text:p>17978,2</text:p>
          </table:table-cell>
          <table:table-cell office:value-type="float" office:value="18175.5" calcext:value-type="float">
            <text:p>18175,5</text:p>
          </table:table-cell>
          <table:table-cell office:value-type="float" office:value="18074.4" calcext:value-type="float">
            <text:p>18074,4</text:p>
          </table:table-cell>
          <table:table-cell office:value-type="float" office:value="17901.7" calcext:value-type="float">
            <text:p>17901,7</text:p>
          </table:table-cell>
          <table:table-cell office:value-type="float" office:value="18115.9" calcext:value-type="float">
            <text:p>18115,9</text:p>
          </table:table-cell>
          <table:table-cell office:value-type="float" office:value="18112.2" calcext:value-type="float">
            <text:p>18112,2</text:p>
          </table:table-cell>
          <table:table-cell office:value-type="float" office:value="18157" calcext:value-type="float">
            <text:p>18157</text:p>
          </table:table-cell>
          <table:table-cell office:value-type="float" office:value="18059.9" calcext:value-type="float">
            <text:p>18059,9</text:p>
          </table:table-cell>
          <table:table-cell office:value-type="float" office:value="18137.2" calcext:value-type="float">
            <text:p>18137,2</text:p>
          </table:table-cell>
          <table:table-cell office:value-type="float" office:value="18113.9" calcext:value-type="float">
            <text:p>18113,9</text:p>
          </table:table-cell>
          <table:table-cell office:value-type="float" office:value="18155.1" calcext:value-type="float">
            <text:p>18155,1</text:p>
          </table:table-cell>
          <table:table-cell office:value-type="float" office:value="18136.3" calcext:value-type="float">
            <text:p>18136,3</text:p>
          </table:table-cell>
          <table:table-cell office:value-type="float" office:value="17954.3" calcext:value-type="float">
            <text:p>17954,3</text:p>
          </table:table-cell>
          <table:table-cell office:value-type="float" office:value="18144.4" calcext:value-type="float">
            <text:p>18144,4</text:p>
          </table:table-cell>
          <table:table-cell office:value-type="float" office:value="18131" calcext:value-type="float">
            <text:p>18131</text:p>
          </table:table-cell>
          <table:table-cell office:value-type="float" office:value="18161.5" calcext:value-type="float">
            <text:p>18161,5</text:p>
          </table:table-cell>
          <table:table-cell office:value-type="float" office:value="18172.4" calcext:value-type="float">
            <text:p>18172,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03.5" calcext:value-type="float">
            <text:p>17903,5</text:p>
          </table:table-cell>
          <table:table-cell office:value-type="float" office:value="17972.5" calcext:value-type="float">
            <text:p>17972,5</text:p>
          </table:table-cell>
          <table:table-cell office:value-type="float" office:value="17986.1" calcext:value-type="float">
            <text:p>17986,1</text:p>
          </table:table-cell>
          <table:table-cell office:value-type="float" office:value="17882.4" calcext:value-type="float">
            <text:p>17882,4</text:p>
          </table:table-cell>
          <table:table-cell office:value-type="float" office:value="17942.9" calcext:value-type="float">
            <text:p>17942,9</text:p>
          </table:table-cell>
          <table:table-cell office:value-type="float" office:value="17973.6" calcext:value-type="float">
            <text:p>17973,6</text:p>
          </table:table-cell>
          <table:table-cell office:value-type="float" office:value="17965.2" calcext:value-type="float">
            <text:p>17965,2</text:p>
          </table:table-cell>
          <table:table-cell office:value-type="float" office:value="17903.8" calcext:value-type="float">
            <text:p>17903,8</text:p>
          </table:table-cell>
          <table:table-cell office:value-type="float" office:value="17726.6" calcext:value-type="float">
            <text:p>17726,6</text:p>
          </table:table-cell>
          <table:table-cell office:value-type="float" office:value="17956.5" calcext:value-type="float">
            <text:p>17956,5</text:p>
          </table:table-cell>
          <table:table-cell office:value-type="float" office:value="17989.6" calcext:value-type="float">
            <text:p>17989,6</text:p>
          </table:table-cell>
          <table:table-cell office:value-type="float" office:value="17990.6" calcext:value-type="float">
            <text:p>17990,6</text:p>
          </table:table-cell>
          <table:table-cell office:value-type="float" office:value="17820.5" calcext:value-type="float">
            <text:p>17820,5</text:p>
          </table:table-cell>
          <table:table-cell office:value-type="float" office:value="17954.5" calcext:value-type="float">
            <text:p>17954,5</text:p>
          </table:table-cell>
          <table:table-cell office:value-type="float" office:value="17960.4" calcext:value-type="float">
            <text:p>17960,4</text:p>
          </table:table-cell>
          <table:table-cell office:value-type="float" office:value="18000.7" calcext:value-type="float">
            <text:p>18000,7</text:p>
          </table:table-cell>
          <table:table-cell office:value-type="float" office:value="17984.4" calcext:value-type="float">
            <text:p>17984,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713.5" calcext:value-type="float">
            <text:p>17713,5</text:p>
          </table:table-cell>
          <table:table-cell office:value-type="float" office:value="17869.2" calcext:value-type="float">
            <text:p>17869,2</text:p>
          </table:table-cell>
          <table:table-cell office:value-type="float" office:value="17859.6" calcext:value-type="float">
            <text:p>17859,6</text:p>
          </table:table-cell>
          <table:table-cell office:value-type="float" office:value="17521.8" calcext:value-type="float">
            <text:p>17521,8</text:p>
          </table:table-cell>
          <table:table-cell office:value-type="float" office:value="17828.5" calcext:value-type="float">
            <text:p>17828,5</text:p>
          </table:table-cell>
          <table:table-cell office:value-type="float" office:value="17787.8" calcext:value-type="float">
            <text:p>17787,8</text:p>
          </table:table-cell>
          <table:table-cell office:value-type="float" office:value="17868.3" calcext:value-type="float">
            <text:p>17868,3</text:p>
          </table:table-cell>
          <table:table-cell office:value-type="float" office:value="17869.2" calcext:value-type="float">
            <text:p>17869,2</text:p>
          </table:table-cell>
          <table:table-cell office:value-type="float" office:value="17743.6" calcext:value-type="float">
            <text:p>17743,6</text:p>
          </table:table-cell>
          <table:table-cell office:value-type="float" office:value="17813.6" calcext:value-type="float">
            <text:p>17813,6</text:p>
          </table:table-cell>
          <table:table-cell office:value-type="float" office:value="17860.9" calcext:value-type="float">
            <text:p>17860,9</text:p>
          </table:table-cell>
          <table:table-cell office:value-type="float" office:value="17871.6" calcext:value-type="float">
            <text:p>17871,6</text:p>
          </table:table-cell>
          <table:table-cell office:value-type="float" office:value="17641.2" calcext:value-type="float">
            <text:p>17641,2</text:p>
          </table:table-cell>
          <table:table-cell office:value-type="float" office:value="17862.2" calcext:value-type="float">
            <text:p>17862,2</text:p>
          </table:table-cell>
          <table:table-cell office:value-type="float" office:value="17854.8" calcext:value-type="float">
            <text:p>17854,8</text:p>
          </table:table-cell>
          <table:table-cell office:value-type="float" office:value="17868.3" calcext:value-type="float">
            <text:p>17868,3</text:p>
          </table:table-cell>
          <table:table-cell office:value-type="float" office:value="17865.5" calcext:value-type="float">
            <text:p>17865,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704.9" calcext:value-type="float">
            <text:p>17704,9</text:p>
          </table:table-cell>
          <table:table-cell office:value-type="float" office:value="17974" calcext:value-type="float">
            <text:p>17974,0</text:p>
          </table:table-cell>
          <table:table-cell office:value-type="float" office:value="17959.5" calcext:value-type="float">
            <text:p>17959,5</text:p>
          </table:table-cell>
          <table:table-cell office:value-type="float" office:value="17718.8" calcext:value-type="float">
            <text:p>17718,8</text:p>
          </table:table-cell>
          <table:table-cell office:value-type="float" office:value="17851.6" calcext:value-type="float">
            <text:p>17851,6</text:p>
          </table:table-cell>
          <table:table-cell office:value-type="float" office:value="17949.9" calcext:value-type="float">
            <text:p>17949,9</text:p>
          </table:table-cell>
          <table:table-cell office:value-type="float" office:value="17954.4" calcext:value-type="float">
            <text:p>17954,4</text:p>
          </table:table-cell>
          <table:table-cell office:value-type="float" office:value="17990.1" calcext:value-type="float">
            <text:p>17990,1</text:p>
          </table:table-cell>
          <table:table-cell office:value-type="float" office:value="17940.8" calcext:value-type="float">
            <text:p>17940,8</text:p>
          </table:table-cell>
          <table:table-cell office:value-type="float" office:value="17977.3" calcext:value-type="float">
            <text:p>17977,3</text:p>
          </table:table-cell>
          <table:table-cell office:value-type="float" office:value="17987.1" calcext:value-type="float">
            <text:p>17987,1</text:p>
          </table:table-cell>
          <table:table-cell office:value-type="float" office:value="17989.4" calcext:value-type="float">
            <text:p>17989,4</text:p>
          </table:table-cell>
          <table:table-cell office:value-type="float" office:value="17710.5" calcext:value-type="float">
            <text:p>17710,5</text:p>
          </table:table-cell>
          <table:table-cell office:value-type="float" office:value="17992.8" calcext:value-type="float">
            <text:p>17992,8</text:p>
          </table:table-cell>
          <table:table-cell office:value-type="float" office:value="17974.4" calcext:value-type="float">
            <text:p>17974,4</text:p>
          </table:table-cell>
          <table:table-cell office:value-type="float" office:value="17994" calcext:value-type="float">
            <text:p>17994</text:p>
          </table:table-cell>
          <table:table-cell office:value-type="float" office:value="17977.8" calcext:value-type="float">
            <text:p>17977,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788.8" calcext:value-type="float">
            <text:p>17788,8</text:p>
          </table:table-cell>
          <table:table-cell office:value-type="float" office:value="17887.9" calcext:value-type="float">
            <text:p>17887,9</text:p>
          </table:table-cell>
          <table:table-cell office:value-type="float" office:value="17832" calcext:value-type="float">
            <text:p>17832</text:p>
          </table:table-cell>
          <table:table-cell office:value-type="float" office:value="17794.2" calcext:value-type="float">
            <text:p>17794,2</text:p>
          </table:table-cell>
          <table:table-cell office:value-type="float" office:value="17889.2" calcext:value-type="float">
            <text:p>17889,2</text:p>
          </table:table-cell>
          <table:table-cell office:value-type="float" office:value="17880.1" calcext:value-type="float">
            <text:p>17880,1</text:p>
          </table:table-cell>
          <table:table-cell office:value-type="float" office:value="17869.1" calcext:value-type="float">
            <text:p>17869,1</text:p>
          </table:table-cell>
          <table:table-cell office:value-type="float" office:value="17742.1" calcext:value-type="float">
            <text:p>17742,1</text:p>
          </table:table-cell>
          <table:table-cell office:value-type="float" office:value="17866" calcext:value-type="float">
            <text:p>17866</text:p>
          </table:table-cell>
          <table:table-cell office:value-type="float" office:value="17859" calcext:value-type="float">
            <text:p>17859</text:p>
          </table:table-cell>
          <table:table-cell office:value-type="float" office:value="17878.3" calcext:value-type="float">
            <text:p>17878,3</text:p>
          </table:table-cell>
          <table:table-cell office:value-type="float" office:value="17898.6" calcext:value-type="float">
            <text:p>17898,6</text:p>
          </table:table-cell>
          <table:table-cell office:value-type="float" office:value="17628.6" calcext:value-type="float">
            <text:p>17628,6</text:p>
          </table:table-cell>
          <table:table-cell office:value-type="float" office:value="17887.6" calcext:value-type="float">
            <text:p>17887,6</text:p>
          </table:table-cell>
          <table:table-cell office:value-type="float" office:value="17873.8" calcext:value-type="float">
            <text:p>17873,8</text:p>
          </table:table-cell>
          <table:table-cell office:value-type="float" office:value="17867.4" calcext:value-type="float">
            <text:p>17867,4</text:p>
          </table:table-cell>
          <table:table-cell office:value-type="float" office:value="17885.6" calcext:value-type="float">
            <text:p>17885,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54081" calcext:value-type="float">
            <text:p>754081,0</text:p>
          </table:table-cell>
          <table:table-cell office:value-type="float" office:value="770730" calcext:value-type="float">
            <text:p>770730,0</text:p>
          </table:table-cell>
          <table:table-cell office:value-type="float" office:value="750959" calcext:value-type="float">
            <text:p>750959</text:p>
          </table:table-cell>
          <table:table-cell office:value-type="float" office:value="751852" calcext:value-type="float">
            <text:p>751852</text:p>
          </table:table-cell>
          <table:table-cell office:value-type="float" office:value="755370" calcext:value-type="float">
            <text:p>755370</text:p>
          </table:table-cell>
          <table:table-cell office:value-type="float" office:value="760988" calcext:value-type="float">
            <text:p>760988</text:p>
          </table:table-cell>
          <table:table-cell office:value-type="float" office:value="767114" calcext:value-type="float">
            <text:p>767114</text:p>
          </table:table-cell>
          <table:table-cell office:value-type="float" office:value="739879" calcext:value-type="float">
            <text:p>739879</text:p>
          </table:table-cell>
          <table:table-cell office:value-type="float" office:value="766245" calcext:value-type="float">
            <text:p>766245</text:p>
          </table:table-cell>
          <table:table-cell office:value-type="float" office:value="753490" calcext:value-type="float">
            <text:p>753490</text:p>
          </table:table-cell>
          <table:table-cell office:value-type="float" office:value="769644" calcext:value-type="float">
            <text:p>769644</text:p>
          </table:table-cell>
          <table:table-cell office:value-type="float" office:value="764599" calcext:value-type="float">
            <text:p>764599</text:p>
          </table:table-cell>
          <table:table-cell office:value-type="float" office:value="728080" calcext:value-type="float">
            <text:p>728080</text:p>
          </table:table-cell>
          <table:table-cell office:value-type="float" office:value="761623" calcext:value-type="float">
            <text:p>761623</text:p>
          </table:table-cell>
          <table:table-cell office:value-type="float" office:value="764647" calcext:value-type="float">
            <text:p>764647</text:p>
          </table:table-cell>
          <table:table-cell office:value-type="float" office:value="764816" calcext:value-type="float">
            <text:p>764816</text:p>
          </table:table-cell>
          <table:table-cell office:value-type="float" office:value="772475" calcext:value-type="float">
            <text:p>7724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61437" calcext:value-type="float">
            <text:p>761437,0</text:p>
          </table:table-cell>
          <table:table-cell office:value-type="float" office:value="758308" calcext:value-type="float">
            <text:p>758308,0</text:p>
          </table:table-cell>
          <table:table-cell office:value-type="float" office:value="753767" calcext:value-type="float">
            <text:p>753767</text:p>
          </table:table-cell>
          <table:table-cell office:value-type="float" office:value="737389" calcext:value-type="float">
            <text:p>737389</text:p>
          </table:table-cell>
          <table:table-cell office:value-type="float" office:value="758928" calcext:value-type="float">
            <text:p>758928</text:p>
          </table:table-cell>
          <table:table-cell office:value-type="float" office:value="766715" calcext:value-type="float">
            <text:p>766715</text:p>
          </table:table-cell>
          <table:table-cell office:value-type="float" office:value="768962" calcext:value-type="float">
            <text:p>768962</text:p>
          </table:table-cell>
          <table:table-cell office:value-type="float" office:value="758557" calcext:value-type="float">
            <text:p>758557</text:p>
          </table:table-cell>
          <table:table-cell office:value-type="float" office:value="747473" calcext:value-type="float">
            <text:p>747473</text:p>
          </table:table-cell>
          <table:table-cell office:value-type="float" office:value="755596" calcext:value-type="float">
            <text:p>755596</text:p>
          </table:table-cell>
          <table:table-cell office:value-type="float" office:value="766384" calcext:value-type="float">
            <text:p>766384</text:p>
          </table:table-cell>
          <table:table-cell office:value-type="float" office:value="767858" calcext:value-type="float">
            <text:p>767858</text:p>
          </table:table-cell>
          <table:table-cell office:value-type="float" office:value="743507" calcext:value-type="float">
            <text:p>743507</text:p>
          </table:table-cell>
          <table:table-cell office:value-type="float" office:value="767143" calcext:value-type="float">
            <text:p>767143</text:p>
          </table:table-cell>
          <table:table-cell office:value-type="float" office:value="767790" calcext:value-type="float">
            <text:p>767790</text:p>
          </table:table-cell>
          <table:table-cell office:value-type="float" office:value="773707" calcext:value-type="float">
            <text:p>773707</text:p>
          </table:table-cell>
          <table:table-cell office:value-type="float" office:value="769918" calcext:value-type="float">
            <text:p>76991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51115" calcext:value-type="float">
            <text:p>751115,0</text:p>
          </table:table-cell>
          <table:table-cell office:value-type="float" office:value="766037" calcext:value-type="float">
            <text:p>766037,0</text:p>
          </table:table-cell>
          <table:table-cell office:value-type="float" office:value="756022" calcext:value-type="float">
            <text:p>756022</text:p>
          </table:table-cell>
          <table:table-cell office:value-type="float" office:value="754674" calcext:value-type="float">
            <text:p>754674</text:p>
          </table:table-cell>
          <table:table-cell office:value-type="float" office:value="763443" calcext:value-type="float">
            <text:p>763443</text:p>
          </table:table-cell>
          <table:table-cell office:value-type="float" office:value="759045" calcext:value-type="float">
            <text:p>759045</text:p>
          </table:table-cell>
          <table:table-cell office:value-type="float" office:value="770222" calcext:value-type="float">
            <text:p>770222</text:p>
          </table:table-cell>
          <table:table-cell office:value-type="float" office:value="769008" calcext:value-type="float">
            <text:p>769008</text:p>
          </table:table-cell>
          <table:table-cell office:value-type="float" office:value="760036" calcext:value-type="float">
            <text:p>760036</text:p>
          </table:table-cell>
          <table:table-cell office:value-type="float" office:value="746678" calcext:value-type="float">
            <text:p>746678</text:p>
          </table:table-cell>
          <table:table-cell office:value-type="float" office:value="767931" calcext:value-type="float">
            <text:p>767931</text:p>
          </table:table-cell>
          <table:table-cell office:value-type="float" office:value="772297" calcext:value-type="float">
            <text:p>772297</text:p>
          </table:table-cell>
          <table:table-cell office:value-type="float" office:value="740066" calcext:value-type="float">
            <text:p>740066</text:p>
          </table:table-cell>
          <table:table-cell office:value-type="float" office:value="757504" calcext:value-type="float">
            <text:p>757504</text:p>
          </table:table-cell>
          <table:table-cell office:value-type="float" office:value="768459" calcext:value-type="float">
            <text:p>768459</text:p>
          </table:table-cell>
          <table:table-cell office:value-type="float" office:value="761368" calcext:value-type="float">
            <text:p>761368</text:p>
          </table:table-cell>
          <table:table-cell office:value-type="float" office:value="773384" calcext:value-type="float">
            <text:p>77338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60257" calcext:value-type="float">
            <text:p>760257,0</text:p>
          </table:table-cell>
          <table:table-cell office:value-type="float" office:value="764054" calcext:value-type="float">
            <text:p>764054,0</text:p>
          </table:table-cell>
          <table:table-cell office:value-type="float" office:value="755408" calcext:value-type="float">
            <text:p>755408</text:p>
          </table:table-cell>
          <table:table-cell office:value-type="float" office:value="754884" calcext:value-type="float">
            <text:p>754884</text:p>
          </table:table-cell>
          <table:table-cell office:value-type="float" office:value="759394" calcext:value-type="float">
            <text:p>759394</text:p>
          </table:table-cell>
          <table:table-cell office:value-type="float" office:value="763253" calcext:value-type="float">
            <text:p>763253</text:p>
          </table:table-cell>
          <table:table-cell office:value-type="float" office:value="757235" calcext:value-type="float">
            <text:p>757235</text:p>
          </table:table-cell>
          <table:table-cell office:value-type="float" office:value="747108" calcext:value-type="float">
            <text:p>747108</text:p>
          </table:table-cell>
          <table:table-cell office:value-type="float" office:value="759150" calcext:value-type="float">
            <text:p>759150</text:p>
          </table:table-cell>
          <table:table-cell office:value-type="float" office:value="745712" calcext:value-type="float">
            <text:p>745712</text:p>
          </table:table-cell>
          <table:table-cell office:value-type="float" office:value="767571" calcext:value-type="float">
            <text:p>767571</text:p>
          </table:table-cell>
          <table:table-cell office:value-type="float" office:value="768395" calcext:value-type="float">
            <text:p>768395</text:p>
          </table:table-cell>
          <table:table-cell office:value-type="float" office:value="738161" calcext:value-type="float">
            <text:p>738161</text:p>
          </table:table-cell>
          <table:table-cell office:value-type="float" office:value="759598" calcext:value-type="float">
            <text:p>759598</text:p>
          </table:table-cell>
          <table:table-cell office:value-type="float" office:value="764735" calcext:value-type="float">
            <text:p>764735</text:p>
          </table:table-cell>
          <table:table-cell office:value-type="float" office:value="764142" calcext:value-type="float">
            <text:p>764142</text:p>
          </table:table-cell>
          <table:table-cell office:value-type="float" office:value="773111" calcext:value-type="float">
            <text:p>7731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3668" calcext:value-type="float">
            <text:p>753668,0</text:p>
          </table:table-cell>
          <table:table-cell office:value-type="float" office:value="756103" calcext:value-type="float">
            <text:p>756103,0</text:p>
          </table:table-cell>
          <table:table-cell office:value-type="float" office:value="751993" calcext:value-type="float">
            <text:p>751993</text:p>
          </table:table-cell>
          <table:table-cell office:value-type="float" office:value="753617" calcext:value-type="float">
            <text:p>753617</text:p>
          </table:table-cell>
          <table:table-cell office:value-type="float" office:value="758386" calcext:value-type="float">
            <text:p>758386</text:p>
          </table:table-cell>
          <table:table-cell office:value-type="float" office:value="758790" calcext:value-type="float">
            <text:p>758790</text:p>
          </table:table-cell>
          <table:table-cell office:value-type="float" office:value="763381" calcext:value-type="float">
            <text:p>763381</text:p>
          </table:table-cell>
          <table:table-cell office:value-type="float" office:value="756453" calcext:value-type="float">
            <text:p>756453</text:p>
          </table:table-cell>
          <table:table-cell office:value-type="float" office:value="765420" calcext:value-type="float">
            <text:p>765420</text:p>
          </table:table-cell>
          <table:table-cell office:value-type="float" office:value="740626" calcext:value-type="float">
            <text:p>740626</text:p>
          </table:table-cell>
          <table:table-cell office:value-type="float" office:value="766933" calcext:value-type="float">
            <text:p>766933</text:p>
          </table:table-cell>
          <table:table-cell office:value-type="float" office:value="763651" calcext:value-type="float">
            <text:p>763651</text:p>
          </table:table-cell>
          <table:table-cell office:value-type="float" office:value="733844" calcext:value-type="float">
            <text:p>733844</text:p>
          </table:table-cell>
          <table:table-cell office:value-type="float" office:value="759084" calcext:value-type="float">
            <text:p>759084</text:p>
          </table:table-cell>
          <table:table-cell office:value-type="float" office:value="761759" calcext:value-type="float">
            <text:p>761759</text:p>
          </table:table-cell>
          <table:table-cell office:value-type="float" office:value="763173" calcext:value-type="float">
            <text:p>763173</text:p>
          </table:table-cell>
          <table:table-cell office:value-type="float" office:value="767456" calcext:value-type="float">
            <text:p>76745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53581" calcext:value-type="float">
            <text:p>753581,0</text:p>
          </table:table-cell>
          <table:table-cell office:value-type="float" office:value="761191" calcext:value-type="float">
            <text:p>761191,0</text:p>
          </table:table-cell>
          <table:table-cell office:value-type="float" office:value="756157" calcext:value-type="float">
            <text:p>756157</text:p>
          </table:table-cell>
          <table:table-cell office:value-type="float" office:value="759430" calcext:value-type="float">
            <text:p>759430</text:p>
          </table:table-cell>
          <table:table-cell office:value-type="float" office:value="760479" calcext:value-type="float">
            <text:p>760479</text:p>
          </table:table-cell>
          <table:table-cell office:value-type="float" office:value="759060" calcext:value-type="float">
            <text:p>759060</text:p>
          </table:table-cell>
          <table:table-cell office:value-type="float" office:value="757639" calcext:value-type="float">
            <text:p>757639</text:p>
          </table:table-cell>
          <table:table-cell office:value-type="float" office:value="759841" calcext:value-type="float">
            <text:p>759841</text:p>
          </table:table-cell>
          <table:table-cell office:value-type="float" office:value="770666" calcext:value-type="float">
            <text:p>770666</text:p>
          </table:table-cell>
          <table:table-cell office:value-type="float" office:value="749027" calcext:value-type="float">
            <text:p>749027</text:p>
          </table:table-cell>
          <table:table-cell office:value-type="float" office:value="772367" calcext:value-type="float">
            <text:p>772367</text:p>
          </table:table-cell>
          <table:table-cell office:value-type="float" office:value="762426" calcext:value-type="float">
            <text:p>762426</text:p>
          </table:table-cell>
          <table:table-cell office:value-type="float" office:value="743850" calcext:value-type="float">
            <text:p>743850</text:p>
          </table:table-cell>
          <table:table-cell office:value-type="float" office:value="774554" calcext:value-type="float">
            <text:p>774554</text:p>
          </table:table-cell>
          <table:table-cell office:value-type="float" office:value="770131" calcext:value-type="float">
            <text:p>770131</text:p>
          </table:table-cell>
          <table:table-cell office:value-type="float" office:value="768864" calcext:value-type="float">
            <text:p>768864</text:p>
          </table:table-cell>
          <table:table-cell office:value-type="float" office:value="774099" calcext:value-type="float">
            <text:p>77409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55966" calcext:value-type="float">
            <text:p>755966,0</text:p>
          </table:table-cell>
          <table:table-cell office:value-type="float" office:value="766263" calcext:value-type="float">
            <text:p>766263,0</text:p>
          </table:table-cell>
          <table:table-cell office:value-type="float" office:value="759278" calcext:value-type="float">
            <text:p>759278</text:p>
          </table:table-cell>
          <table:table-cell office:value-type="float" office:value="741181" calcext:value-type="float">
            <text:p>741181</text:p>
          </table:table-cell>
          <table:table-cell office:value-type="float" office:value="774552" calcext:value-type="float">
            <text:p>774552</text:p>
          </table:table-cell>
          <table:table-cell office:value-type="float" office:value="759081" calcext:value-type="float">
            <text:p>759081</text:p>
          </table:table-cell>
          <table:table-cell office:value-type="float" office:value="768726" calcext:value-type="float">
            <text:p>768726</text:p>
          </table:table-cell>
          <table:table-cell office:value-type="float" office:value="767065" calcext:value-type="float">
            <text:p>767065</text:p>
          </table:table-cell>
          <table:table-cell office:value-type="float" office:value="758006" calcext:value-type="float">
            <text:p>758006</text:p>
          </table:table-cell>
          <table:table-cell office:value-type="float" office:value="767180" calcext:value-type="float">
            <text:p>767180</text:p>
          </table:table-cell>
          <table:table-cell office:value-type="float" office:value="770543" calcext:value-type="float">
            <text:p>770543</text:p>
          </table:table-cell>
          <table:table-cell office:value-type="float" office:value="774977" calcext:value-type="float">
            <text:p>774977</text:p>
          </table:table-cell>
          <table:table-cell office:value-type="float" office:value="737802" calcext:value-type="float">
            <text:p>737802</text:p>
          </table:table-cell>
          <table:table-cell office:value-type="float" office:value="764348" calcext:value-type="float">
            <text:p>764348</text:p>
          </table:table-cell>
          <table:table-cell office:value-type="float" office:value="769937" calcext:value-type="float">
            <text:p>769937</text:p>
          </table:table-cell>
          <table:table-cell office:value-type="float" office:value="765905" calcext:value-type="float">
            <text:p>765905</text:p>
          </table:table-cell>
          <table:table-cell office:value-type="float" office:value="772198" calcext:value-type="float">
            <text:p>77219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55936" calcext:value-type="float">
            <text:p>755936,0</text:p>
          </table:table-cell>
          <table:table-cell office:value-type="float" office:value="770877" calcext:value-type="float">
            <text:p>770877,0</text:p>
          </table:table-cell>
          <table:table-cell office:value-type="float" office:value="751768" calcext:value-type="float">
            <text:p>751768</text:p>
          </table:table-cell>
          <table:table-cell office:value-type="float" office:value="740043" calcext:value-type="float">
            <text:p>740043</text:p>
          </table:table-cell>
          <table:table-cell office:value-type="float" office:value="758492" calcext:value-type="float">
            <text:p>758492</text:p>
          </table:table-cell>
          <table:table-cell office:value-type="float" office:value="763104" calcext:value-type="float">
            <text:p>763104</text:p>
          </table:table-cell>
          <table:table-cell office:value-type="float" office:value="763623" calcext:value-type="float">
            <text:p>763623</text:p>
          </table:table-cell>
          <table:table-cell office:value-type="float" office:value="763586" calcext:value-type="float">
            <text:p>763586</text:p>
          </table:table-cell>
          <table:table-cell office:value-type="float" office:value="770143" calcext:value-type="float">
            <text:p>770143</text:p>
          </table:table-cell>
          <table:table-cell office:value-type="float" office:value="748484" calcext:value-type="float">
            <text:p>748484</text:p>
          </table:table-cell>
          <table:table-cell office:value-type="float" office:value="773594" calcext:value-type="float">
            <text:p>773594</text:p>
          </table:table-cell>
          <table:table-cell office:value-type="float" office:value="773330" calcext:value-type="float">
            <text:p>773330</text:p>
          </table:table-cell>
          <table:table-cell office:value-type="float" office:value="731734" calcext:value-type="float">
            <text:p>731734</text:p>
          </table:table-cell>
          <table:table-cell office:value-type="float" office:value="756083" calcext:value-type="float">
            <text:p>756083</text:p>
          </table:table-cell>
          <table:table-cell office:value-type="float" office:value="765102" calcext:value-type="float">
            <text:p>765102</text:p>
          </table:table-cell>
          <table:table-cell office:value-type="float" office:value="766610" calcext:value-type="float">
            <text:p>766610</text:p>
          </table:table-cell>
          <table:table-cell office:value-type="float" office:value="767187" calcext:value-type="float">
            <text:p>76718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52100" calcext:value-type="float">
            <text:p>752100,0</text:p>
          </table:table-cell>
          <table:table-cell office:value-type="float" office:value="764975" calcext:value-type="float">
            <text:p>764975,0</text:p>
          </table:table-cell>
          <table:table-cell office:value-type="float" office:value="757179" calcext:value-type="float">
            <text:p>757179</text:p>
          </table:table-cell>
          <table:table-cell office:value-type="float" office:value="742112" calcext:value-type="float">
            <text:p>742112</text:p>
          </table:table-cell>
          <table:table-cell office:value-type="float" office:value="753424" calcext:value-type="float">
            <text:p>753424</text:p>
          </table:table-cell>
          <table:table-cell office:value-type="float" office:value="754764" calcext:value-type="float">
            <text:p>754764</text:p>
          </table:table-cell>
          <table:table-cell office:value-type="float" office:value="771547" calcext:value-type="float">
            <text:p>771547</text:p>
          </table:table-cell>
          <table:table-cell office:value-type="float" office:value="756026" calcext:value-type="float">
            <text:p>756026</text:p>
          </table:table-cell>
          <table:table-cell office:value-type="float" office:value="765472" calcext:value-type="float">
            <text:p>765472</text:p>
          </table:table-cell>
          <table:table-cell office:value-type="float" office:value="749791" calcext:value-type="float">
            <text:p>749791</text:p>
          </table:table-cell>
          <table:table-cell office:value-type="float" office:value="766350" calcext:value-type="float">
            <text:p>766350</text:p>
          </table:table-cell>
          <table:table-cell office:value-type="float" office:value="762162" calcext:value-type="float">
            <text:p>762162</text:p>
          </table:table-cell>
          <table:table-cell office:value-type="float" office:value="742774" calcext:value-type="float">
            <text:p>742774</text:p>
          </table:table-cell>
          <table:table-cell office:value-type="float" office:value="759730" calcext:value-type="float">
            <text:p>759730</text:p>
          </table:table-cell>
          <table:table-cell office:value-type="float" office:value="768399" calcext:value-type="float">
            <text:p>768399</text:p>
          </table:table-cell>
          <table:table-cell office:value-type="float" office:value="763185" calcext:value-type="float">
            <text:p>763185</text:p>
          </table:table-cell>
          <table:table-cell office:value-type="float" office:value="766078" calcext:value-type="float">
            <text:p>766078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45121" calcext:value-type="float">
            <text:p>745121,0</text:p>
          </table:table-cell>
          <table:table-cell office:value-type="float" office:value="752744" calcext:value-type="float">
            <text:p>752744,0</text:p>
          </table:table-cell>
          <table:table-cell office:value-type="float" office:value="762686" calcext:value-type="float">
            <text:p>762686</text:p>
          </table:table-cell>
          <table:table-cell office:value-type="float" office:value="755836" calcext:value-type="float">
            <text:p>755836</text:p>
          </table:table-cell>
          <table:table-cell office:value-type="float" office:value="755509" calcext:value-type="float">
            <text:p>755509</text:p>
          </table:table-cell>
          <table:table-cell office:value-type="float" office:value="756684" calcext:value-type="float">
            <text:p>756684</text:p>
          </table:table-cell>
          <table:table-cell office:value-type="float" office:value="769071" calcext:value-type="float">
            <text:p>769071</text:p>
          </table:table-cell>
          <table:table-cell office:value-type="float" office:value="758390" calcext:value-type="float">
            <text:p>758390</text:p>
          </table:table-cell>
          <table:table-cell office:value-type="float" office:value="766572" calcext:value-type="float">
            <text:p>766572</text:p>
          </table:table-cell>
          <table:table-cell office:value-type="float" office:value="749290" calcext:value-type="float">
            <text:p>749290</text:p>
          </table:table-cell>
          <table:table-cell office:value-type="float" office:value="767466" calcext:value-type="float">
            <text:p>767466</text:p>
          </table:table-cell>
          <table:table-cell office:value-type="float" office:value="765320" calcext:value-type="float">
            <text:p>765320</text:p>
          </table:table-cell>
          <table:table-cell office:value-type="float" office:value="734460" calcext:value-type="float">
            <text:p>734460</text:p>
          </table:table-cell>
          <table:table-cell office:value-type="float" office:value="764294" calcext:value-type="float">
            <text:p>764294</text:p>
          </table:table-cell>
          <table:table-cell office:value-type="float" office:value="765972" calcext:value-type="float">
            <text:p>765972</text:p>
          </table:table-cell>
          <table:table-cell office:value-type="float" office:value="766138" calcext:value-type="float">
            <text:p>766138</text:p>
          </table:table-cell>
          <table:table-cell office:value-type="float" office:value="772544" calcext:value-type="float">
            <text:p>7725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2451" calcext:value-type="float">
            <text:p>112451,0</text:p>
          </table:table-cell>
          <table:table-cell office:value-type="float" office:value="113640" calcext:value-type="float">
            <text:p>113640,0</text:p>
          </table:table-cell>
          <table:table-cell office:value-type="float" office:value="111545" calcext:value-type="float">
            <text:p>111545</text:p>
          </table:table-cell>
          <table:table-cell office:value-type="float" office:value="106418" calcext:value-type="float">
            <text:p>106418</text:p>
          </table:table-cell>
          <table:table-cell office:value-type="float" office:value="112762" calcext:value-type="float">
            <text:p>112762</text:p>
          </table:table-cell>
          <table:table-cell office:value-type="float" office:value="111231" calcext:value-type="float">
            <text:p>111231</text:p>
          </table:table-cell>
          <table:table-cell office:value-type="float" office:value="112305" calcext:value-type="float">
            <text:p>112305</text:p>
          </table:table-cell>
          <table:table-cell office:value-type="float" office:value="109893" calcext:value-type="float">
            <text:p>109893</text:p>
          </table:table-cell>
          <table:table-cell office:value-type="float" office:value="110707" calcext:value-type="float">
            <text:p>110707</text:p>
          </table:table-cell>
          <table:table-cell office:value-type="float" office:value="112644" calcext:value-type="float">
            <text:p>112644</text:p>
          </table:table-cell>
          <table:table-cell office:value-type="float" office:value="113103" calcext:value-type="float">
            <text:p>113103</text:p>
          </table:table-cell>
          <table:table-cell office:value-type="float" office:value="113028" calcext:value-type="float">
            <text:p>113028</text:p>
          </table:table-cell>
          <table:table-cell office:value-type="float" office:value="110778" calcext:value-type="float">
            <text:p>110778</text:p>
          </table:table-cell>
          <table:table-cell office:value-type="float" office:value="112205" calcext:value-type="float">
            <text:p>112205</text:p>
          </table:table-cell>
          <table:table-cell office:value-type="float" office:value="112636" calcext:value-type="float">
            <text:p>112636</text:p>
          </table:table-cell>
          <table:table-cell office:value-type="float" office:value="113165" calcext:value-type="float">
            <text:p>113165</text:p>
          </table:table-cell>
          <table:table-cell office:value-type="float" office:value="112786" calcext:value-type="float">
            <text:p>112786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2390" calcext:value-type="float">
            <text:p>112390,0</text:p>
          </table:table-cell>
          <table:table-cell office:value-type="float" office:value="113234" calcext:value-type="float">
            <text:p>113234,0</text:p>
          </table:table-cell>
          <table:table-cell office:value-type="float" office:value="109949" calcext:value-type="float">
            <text:p>109949</text:p>
          </table:table-cell>
          <table:table-cell office:value-type="float" office:value="105494" calcext:value-type="float">
            <text:p>105494</text:p>
          </table:table-cell>
          <table:table-cell office:value-type="float" office:value="112860" calcext:value-type="float">
            <text:p>112860</text:p>
          </table:table-cell>
          <table:table-cell office:value-type="float" office:value="111217" calcext:value-type="float">
            <text:p>111217</text:p>
          </table:table-cell>
          <table:table-cell office:value-type="float" office:value="111326" calcext:value-type="float">
            <text:p>111326</text:p>
          </table:table-cell>
          <table:table-cell office:value-type="float" office:value="110956" calcext:value-type="float">
            <text:p>110956</text:p>
          </table:table-cell>
          <table:table-cell office:value-type="float" office:value="111519" calcext:value-type="float">
            <text:p>111519</text:p>
          </table:table-cell>
          <table:table-cell office:value-type="float" office:value="112309" calcext:value-type="float">
            <text:p>112309</text:p>
          </table:table-cell>
          <table:table-cell office:value-type="float" office:value="112965" calcext:value-type="float">
            <text:p>112965</text:p>
          </table:table-cell>
          <table:table-cell office:value-type="float" office:value="113233" calcext:value-type="float">
            <text:p>113233</text:p>
          </table:table-cell>
          <table:table-cell office:value-type="float" office:value="110504" calcext:value-type="float">
            <text:p>110504</text:p>
          </table:table-cell>
          <table:table-cell office:value-type="float" office:value="112350" calcext:value-type="float">
            <text:p>112350</text:p>
          </table:table-cell>
          <table:table-cell office:value-type="float" office:value="112405" calcext:value-type="float">
            <text:p>112405</text:p>
          </table:table-cell>
          <table:table-cell office:value-type="float" office:value="113034" calcext:value-type="float">
            <text:p>113034</text:p>
          </table:table-cell>
          <table:table-cell office:value-type="float" office:value="112994" calcext:value-type="float">
            <text:p>11299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2338" calcext:value-type="float">
            <text:p>112338,0</text:p>
          </table:table-cell>
          <table:table-cell office:value-type="float" office:value="113092" calcext:value-type="float">
            <text:p>113092,0</text:p>
          </table:table-cell>
          <table:table-cell office:value-type="float" office:value="111260" calcext:value-type="float">
            <text:p>111260</text:p>
          </table:table-cell>
          <table:table-cell office:value-type="float" office:value="105956" calcext:value-type="float">
            <text:p>105956</text:p>
          </table:table-cell>
          <table:table-cell office:value-type="float" office:value="112538" calcext:value-type="float">
            <text:p>112538</text:p>
          </table:table-cell>
          <table:table-cell office:value-type="float" office:value="111454" calcext:value-type="float">
            <text:p>111454</text:p>
          </table:table-cell>
          <table:table-cell office:value-type="float" office:value="112074" calcext:value-type="float">
            <text:p>112074</text:p>
          </table:table-cell>
          <table:table-cell office:value-type="float" office:value="109873" calcext:value-type="float">
            <text:p>109873</text:p>
          </table:table-cell>
          <table:table-cell office:value-type="float" office:value="110302" calcext:value-type="float">
            <text:p>110302</text:p>
          </table:table-cell>
          <table:table-cell office:value-type="float" office:value="112631" calcext:value-type="float">
            <text:p>112631</text:p>
          </table:table-cell>
          <table:table-cell office:value-type="float" office:value="113116" calcext:value-type="float">
            <text:p>113116</text:p>
          </table:table-cell>
          <table:table-cell office:value-type="float" office:value="113147" calcext:value-type="float">
            <text:p>113147</text:p>
          </table:table-cell>
          <table:table-cell office:value-type="float" office:value="110820" calcext:value-type="float">
            <text:p>110820</text:p>
          </table:table-cell>
          <table:table-cell office:value-type="float" office:value="111932" calcext:value-type="float">
            <text:p>111932</text:p>
          </table:table-cell>
          <table:table-cell office:value-type="float" office:value="112443" calcext:value-type="float">
            <text:p>112443</text:p>
          </table:table-cell>
          <table:table-cell office:value-type="float" office:value="113053" calcext:value-type="float">
            <text:p>113053</text:p>
          </table:table-cell>
          <table:table-cell office:value-type="float" office:value="112803" calcext:value-type="float">
            <text:p>112803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2694" calcext:value-type="float">
            <text:p>112694,0</text:p>
          </table:table-cell>
          <table:table-cell office:value-type="float" office:value="113422" calcext:value-type="float">
            <text:p>113422,0</text:p>
          </table:table-cell>
          <table:table-cell office:value-type="float" office:value="110299" calcext:value-type="float">
            <text:p>110299</text:p>
          </table:table-cell>
          <table:table-cell office:value-type="float" office:value="106365" calcext:value-type="float">
            <text:p>106365</text:p>
          </table:table-cell>
          <table:table-cell office:value-type="float" office:value="112713" calcext:value-type="float">
            <text:p>112713</text:p>
          </table:table-cell>
          <table:table-cell office:value-type="float" office:value="111669" calcext:value-type="float">
            <text:p>111669</text:p>
          </table:table-cell>
          <table:table-cell office:value-type="float" office:value="111779" calcext:value-type="float">
            <text:p>111779</text:p>
          </table:table-cell>
          <table:table-cell office:value-type="float" office:value="110150" calcext:value-type="float">
            <text:p>110150</text:p>
          </table:table-cell>
          <table:table-cell office:value-type="float" office:value="112091" calcext:value-type="float">
            <text:p>112091</text:p>
          </table:table-cell>
          <table:table-cell office:value-type="float" office:value="112822" calcext:value-type="float">
            <text:p>112822</text:p>
          </table:table-cell>
          <table:table-cell office:value-type="float" office:value="113134" calcext:value-type="float">
            <text:p>113134</text:p>
          </table:table-cell>
          <table:table-cell office:value-type="float" office:value="113263" calcext:value-type="float">
            <text:p>113263</text:p>
          </table:table-cell>
          <table:table-cell office:value-type="float" office:value="110462" calcext:value-type="float">
            <text:p>110462</text:p>
          </table:table-cell>
          <table:table-cell office:value-type="float" office:value="111946" calcext:value-type="float">
            <text:p>111946</text:p>
          </table:table-cell>
          <table:table-cell office:value-type="float" office:value="112640" calcext:value-type="float">
            <text:p>112640</text:p>
          </table:table-cell>
          <table:table-cell office:value-type="float" office:value="112852" calcext:value-type="float">
            <text:p>112852</text:p>
          </table:table-cell>
          <table:table-cell office:value-type="float" office:value="113000" calcext:value-type="float">
            <text:p>113000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2288" calcext:value-type="float">
            <text:p>112288,0</text:p>
          </table:table-cell>
          <table:table-cell office:value-type="float" office:value="112753" calcext:value-type="float">
            <text:p>112753,0</text:p>
          </table:table-cell>
          <table:table-cell office:value-type="float" office:value="111099" calcext:value-type="float">
            <text:p>111099</text:p>
          </table:table-cell>
          <table:table-cell office:value-type="float" office:value="106118" calcext:value-type="float">
            <text:p>106118</text:p>
          </table:table-cell>
          <table:table-cell office:value-type="float" office:value="112418" calcext:value-type="float">
            <text:p>112418</text:p>
          </table:table-cell>
          <table:table-cell office:value-type="float" office:value="111312" calcext:value-type="float">
            <text:p>111312</text:p>
          </table:table-cell>
          <table:table-cell office:value-type="float" office:value="111349" calcext:value-type="float">
            <text:p>111349</text:p>
          </table:table-cell>
          <table:table-cell office:value-type="float" office:value="110683" calcext:value-type="float">
            <text:p>110683</text:p>
          </table:table-cell>
          <table:table-cell office:value-type="float" office:value="112183" calcext:value-type="float">
            <text:p>112183</text:p>
          </table:table-cell>
          <table:table-cell office:value-type="float" office:value="112691" calcext:value-type="float">
            <text:p>112691</text:p>
          </table:table-cell>
          <table:table-cell office:value-type="float" office:value="113009" calcext:value-type="float">
            <text:p>113009</text:p>
          </table:table-cell>
          <table:table-cell office:value-type="float" office:value="113270" calcext:value-type="float">
            <text:p>113270</text:p>
          </table:table-cell>
          <table:table-cell office:value-type="float" office:value="110457" calcext:value-type="float">
            <text:p>110457</text:p>
          </table:table-cell>
          <table:table-cell office:value-type="float" office:value="112405" calcext:value-type="float">
            <text:p>112405</text:p>
          </table:table-cell>
          <table:table-cell office:value-type="float" office:value="112515" calcext:value-type="float">
            <text:p>112515</text:p>
          </table:table-cell>
          <table:table-cell office:value-type="float" office:value="113289" calcext:value-type="float">
            <text:p>113289</text:p>
          </table:table-cell>
          <table:table-cell office:value-type="float" office:value="112835" calcext:value-type="float">
            <text:p>11283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2296" calcext:value-type="float">
            <text:p>112296,0</text:p>
          </table:table-cell>
          <table:table-cell office:value-type="float" office:value="113310" calcext:value-type="float">
            <text:p>113310,0</text:p>
          </table:table-cell>
          <table:table-cell office:value-type="float" office:value="110865" calcext:value-type="float">
            <text:p>110865</text:p>
          </table:table-cell>
          <table:table-cell office:value-type="float" office:value="106067" calcext:value-type="float">
            <text:p>106067</text:p>
          </table:table-cell>
          <table:table-cell office:value-type="float" office:value="112473" calcext:value-type="float">
            <text:p>112473</text:p>
          </table:table-cell>
          <table:table-cell office:value-type="float" office:value="111084" calcext:value-type="float">
            <text:p>111084</text:p>
          </table:table-cell>
          <table:table-cell office:value-type="float" office:value="111779" calcext:value-type="float">
            <text:p>111779</text:p>
          </table:table-cell>
          <table:table-cell office:value-type="float" office:value="111269" calcext:value-type="float">
            <text:p>111269</text:p>
          </table:table-cell>
          <table:table-cell office:value-type="float" office:value="110935" calcext:value-type="float">
            <text:p>110935</text:p>
          </table:table-cell>
          <table:table-cell office:value-type="float" office:value="112444" calcext:value-type="float">
            <text:p>112444</text:p>
          </table:table-cell>
          <table:table-cell office:value-type="float" office:value="113163" calcext:value-type="float">
            <text:p>113163</text:p>
          </table:table-cell>
          <table:table-cell office:value-type="float" office:value="113355" calcext:value-type="float">
            <text:p>113355</text:p>
          </table:table-cell>
          <table:table-cell office:value-type="float" office:value="110549" calcext:value-type="float">
            <text:p>110549</text:p>
          </table:table-cell>
          <table:table-cell office:value-type="float" office:value="112053" calcext:value-type="float">
            <text:p>112053</text:p>
          </table:table-cell>
          <table:table-cell office:value-type="float" office:value="112626" calcext:value-type="float">
            <text:p>112626</text:p>
          </table:table-cell>
          <table:table-cell office:value-type="float" office:value="113228" calcext:value-type="float">
            <text:p>113228</text:p>
          </table:table-cell>
          <table:table-cell office:value-type="float" office:value="113086" calcext:value-type="float">
            <text:p>113086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1986" calcext:value-type="float">
            <text:p>111986,0</text:p>
          </table:table-cell>
          <table:table-cell office:value-type="float" office:value="113501" calcext:value-type="float">
            <text:p>113501,0</text:p>
          </table:table-cell>
          <table:table-cell office:value-type="float" office:value="110703" calcext:value-type="float">
            <text:p>110703</text:p>
          </table:table-cell>
          <table:table-cell office:value-type="float" office:value="106411" calcext:value-type="float">
            <text:p>106411</text:p>
          </table:table-cell>
          <table:table-cell office:value-type="float" office:value="112593" calcext:value-type="float">
            <text:p>112593</text:p>
          </table:table-cell>
          <table:table-cell office:value-type="float" office:value="111332" calcext:value-type="float">
            <text:p>111332</text:p>
          </table:table-cell>
          <table:table-cell office:value-type="float" office:value="112576" calcext:value-type="float">
            <text:p>112576</text:p>
          </table:table-cell>
          <table:table-cell office:value-type="float" office:value="110876" calcext:value-type="float">
            <text:p>110876</text:p>
          </table:table-cell>
          <table:table-cell office:value-type="float" office:value="110948" calcext:value-type="float">
            <text:p>110948</text:p>
          </table:table-cell>
          <table:table-cell office:value-type="float" office:value="112379" calcext:value-type="float">
            <text:p>112379</text:p>
          </table:table-cell>
          <table:table-cell office:value-type="float" office:value="113218" calcext:value-type="float">
            <text:p>113218</text:p>
          </table:table-cell>
          <table:table-cell office:value-type="float" office:value="113491" calcext:value-type="float">
            <text:p>113491</text:p>
          </table:table-cell>
          <table:table-cell office:value-type="float" office:value="110645" calcext:value-type="float">
            <text:p>110645</text:p>
          </table:table-cell>
          <table:table-cell office:value-type="float" office:value="112016" calcext:value-type="float">
            <text:p>112016</text:p>
          </table:table-cell>
          <table:table-cell office:value-type="float" office:value="112613" calcext:value-type="float">
            <text:p>112613</text:p>
          </table:table-cell>
          <table:table-cell office:value-type="float" office:value="113289" calcext:value-type="float">
            <text:p>113289</text:p>
          </table:table-cell>
          <table:table-cell office:value-type="float" office:value="113135" calcext:value-type="float">
            <text:p>113135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2298" calcext:value-type="float">
            <text:p>112298,0</text:p>
          </table:table-cell>
          <table:table-cell office:value-type="float" office:value="113302" calcext:value-type="float">
            <text:p>113302,0</text:p>
          </table:table-cell>
          <table:table-cell office:value-type="float" office:value="109998" calcext:value-type="float">
            <text:p>109998</text:p>
          </table:table-cell>
          <table:table-cell office:value-type="float" office:value="106541" calcext:value-type="float">
            <text:p>106541</text:p>
          </table:table-cell>
          <table:table-cell office:value-type="float" office:value="112476" calcext:value-type="float">
            <text:p>112476</text:p>
          </table:table-cell>
          <table:table-cell office:value-type="float" office:value="111554" calcext:value-type="float">
            <text:p>111554</text:p>
          </table:table-cell>
          <table:table-cell office:value-type="float" office:value="112359" calcext:value-type="float">
            <text:p>112359</text:p>
          </table:table-cell>
          <table:table-cell office:value-type="float" office:value="109607" calcext:value-type="float">
            <text:p>109607</text:p>
          </table:table-cell>
          <table:table-cell office:value-type="float" office:value="110935" calcext:value-type="float">
            <text:p>110935</text:p>
          </table:table-cell>
          <table:table-cell office:value-type="float" office:value="112655" calcext:value-type="float">
            <text:p>112655</text:p>
          </table:table-cell>
          <table:table-cell office:value-type="float" office:value="112914" calcext:value-type="float">
            <text:p>112914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0302" calcext:value-type="float">
            <text:p>110302</text:p>
          </table:table-cell>
          <table:table-cell office:value-type="float" office:value="112396" calcext:value-type="float">
            <text:p>112396</text:p>
          </table:table-cell>
          <table:table-cell office:value-type="float" office:value="112522" calcext:value-type="float">
            <text:p>112522</text:p>
          </table:table-cell>
          <table:table-cell office:value-type="float" office:value="113077" calcext:value-type="float">
            <text:p>113077</text:p>
          </table:table-cell>
          <table:table-cell office:value-type="float" office:value="112932" calcext:value-type="float">
            <text:p>112932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2326" calcext:value-type="float">
            <text:p>112326,0</text:p>
          </table:table-cell>
          <table:table-cell office:value-type="float" office:value="112674" calcext:value-type="float">
            <text:p>112674,0</text:p>
          </table:table-cell>
          <table:table-cell office:value-type="float" office:value="111790" calcext:value-type="float">
            <text:p>111790</text:p>
          </table:table-cell>
          <table:table-cell office:value-type="float" office:value="106302" calcext:value-type="float">
            <text:p>106302</text:p>
          </table:table-cell>
          <table:table-cell office:value-type="float" office:value="112628" calcext:value-type="float">
            <text:p>112628</text:p>
          </table:table-cell>
          <table:table-cell office:value-type="float" office:value="111344" calcext:value-type="float">
            <text:p>111344</text:p>
          </table:table-cell>
          <table:table-cell office:value-type="float" office:value="110959" calcext:value-type="float">
            <text:p>110959</text:p>
          </table:table-cell>
          <table:table-cell office:value-type="float" office:value="109648" calcext:value-type="float">
            <text:p>109648</text:p>
          </table:table-cell>
          <table:table-cell office:value-type="float" office:value="110916" calcext:value-type="float">
            <text:p>110916</text:p>
          </table:table-cell>
          <table:table-cell office:value-type="float" office:value="112603" calcext:value-type="float">
            <text:p>112603</text:p>
          </table:table-cell>
          <table:table-cell office:value-type="float" office:value="113022" calcext:value-type="float">
            <text:p>113022</text:p>
          </table:table-cell>
          <table:table-cell office:value-type="float" office:value="112938" calcext:value-type="float">
            <text:p>112938</text:p>
          </table:table-cell>
          <table:table-cell office:value-type="float" office:value="110337" calcext:value-type="float">
            <text:p>110337</text:p>
          </table:table-cell>
          <table:table-cell office:value-type="float" office:value="111267" calcext:value-type="float">
            <text:p>111267</text:p>
          </table:table-cell>
          <table:table-cell office:value-type="float" office:value="112371" calcext:value-type="float">
            <text:p>112371</text:p>
          </table:table-cell>
          <table:table-cell office:value-type="float" office:value="112944" calcext:value-type="float">
            <text:p>112944</text:p>
          </table:table-cell>
          <table:table-cell office:value-type="float" office:value="112926" calcext:value-type="float">
            <text:p>112926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2833" calcext:value-type="float">
            <text:p>112833,0</text:p>
          </table:table-cell>
          <table:table-cell office:value-type="float" office:value="112959" calcext:value-type="float">
            <text:p>112959,0</text:p>
          </table:table-cell>
          <table:table-cell office:value-type="float" office:value="110797" calcext:value-type="float">
            <text:p>110797</text:p>
          </table:table-cell>
          <table:table-cell office:value-type="float" office:value="105931" calcext:value-type="float">
            <text:p>105931</text:p>
          </table:table-cell>
          <table:table-cell office:value-type="float" office:value="113012" calcext:value-type="float">
            <text:p>113012</text:p>
          </table:table-cell>
          <table:table-cell office:value-type="float" office:value="111502" calcext:value-type="float">
            <text:p>111502</text:p>
          </table:table-cell>
          <table:table-cell office:value-type="float" office:value="112425" calcext:value-type="float">
            <text:p>112425</text:p>
          </table:table-cell>
          <table:table-cell office:value-type="float" office:value="111516" calcext:value-type="float">
            <text:p>111516</text:p>
          </table:table-cell>
          <table:table-cell office:value-type="float" office:value="111118" calcext:value-type="float">
            <text:p>111118</text:p>
          </table:table-cell>
          <table:table-cell office:value-type="float" office:value="112778" calcext:value-type="float">
            <text:p>112778</text:p>
          </table:table-cell>
          <table:table-cell office:value-type="float" office:value="113111" calcext:value-type="float">
            <text:p>113111</text:p>
          </table:table-cell>
          <table:table-cell office:value-type="float" office:value="113267" calcext:value-type="float">
            <text:p>113267</text:p>
          </table:table-cell>
          <table:table-cell office:value-type="float" office:value="110523" calcext:value-type="float">
            <text:p>110523</text:p>
          </table:table-cell>
          <table:table-cell office:value-type="float" office:value="111645" calcext:value-type="float">
            <text:p>111645</text:p>
          </table:table-cell>
          <table:table-cell office:value-type="float" office:value="112740" calcext:value-type="float">
            <text:p>112740</text:p>
          </table:table-cell>
          <table:table-cell office:value-type="float" office:value="113181" calcext:value-type="float">
            <text:p>113181</text:p>
          </table:table-cell>
          <table:table-cell office:value-type="float" office:value="113061" calcext:value-type="float">
            <text:p>11306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3" table:number-rows-repeated="3">
          <table:table-cell table:style-name="Default" table:number-columns-repeated="18"/>
          <table:table-cell table:number-columns-repeated="2"/>
        </table:table-row>
        <table:table-row table:style-name="ro4">
          <table:table-cell table:style-name="Default" table:number-columns-spanned="1" table:number-rows-spanned="2"/>
          <table:table-cell table:style-name="ce7" office:value-type="string" calcext:value-type="string" table:number-columns-spanned="17" table:number-rows-spanned="1">
            <text:p>Algoritmo</text:p>
          </table:table-cell>
          <table:covered-table-cell table:style-name="Default"/>
          <table:covered-table-cell table:style-name="ce31"/>
          <table:covered-table-cell table:number-columns-repeated="14" table:style-name="Default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Greedy</text:p>
          </table:table-cell>
          <table:table-cell table:style-name="ce7" office:value-type="string" calcext:value-type="string">
            <text:p>BL</text:p>
          </table:table-cell>
          <table:table-cell table:style-name="ce7" office:value-type="string" calcext:value-type="string">
            <text:p>AGGu</text:p>
          </table:table-cell>
          <table:table-cell table:style-name="ce7" office:value-type="string" calcext:value-type="string">
            <text:p>AGGp</text:p>
          </table:table-cell>
          <table:table-cell table:style-name="ce7" office:value-type="string" calcext:value-type="string">
            <text:p>AGEu</text:p>
          </table:table-cell>
          <table:table-cell table:style-name="ce7" office:value-type="string" calcext:value-type="string">
            <text:p>AGEp</text:p>
          </table:table-cell>
          <table:table-cell table:style-name="ce7" office:value-type="string" calcext:value-type="string">
            <text:p>AM0</text:p>
          </table:table-cell>
          <table:table-cell table:style-name="ce7" office:value-type="string" calcext:value-type="string">
            <text:p>AM1</text:p>
          </table:table-cell>
          <table:table-cell table:style-name="ce7" office:value-type="string" calcext:value-type="string">
            <text:p>AM2</text:p>
          </table:table-cell>
          <table:table-cell table:style-name="ce7" office:value-type="string" calcext:value-type="string">
            <text:p>ES</text:p>
          </table:table-cell>
          <table:table-cell table:style-name="ce7" office:value-type="string" calcext:value-type="string">
            <text:p>BMB</text:p>
          </table:table-cell>
          <table:table-cell table:style-name="ce7" office:value-type="string" calcext:value-type="string">
            <text:p>ILS</text:p>
          </table:table-cell>
          <table:table-cell table:style-name="ce7" office:value-type="string" calcext:value-type="string">
            <text:p>ILS-ES</text:p>
          </table:table-cell>
          <table:table-cell table:style-name="ce7" office:value-type="string" calcext:value-type="string">
            <text:p>CS</text:p>
          </table:table-cell>
          <table:table-cell table:style-name="ce7" office:value-type="string" calcext:value-type="string">
            <text:p>CS_h.₁</text:p>
          </table:table-cell>
          <table:table-cell table:style-name="ce7" office:value-type="string" calcext:value-type="string">
            <text:p>CS_h.₂</text:p>
          </table:table-cell>
          <table:table-cell table:style-name="ce7" office:value-type="string" calcext:value-type="string">
            <text:p>CS_mej.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esv.</text:p>
          </table:table-cell>
          <table:table-cell table:style-name="ce9" office:value-type="float" office:value="4.44" calcext:value-type="float">
            <text:p>4,44</text:p>
          </table:table-cell>
          <table:table-cell table:style-name="ce9" office:value-type="float" office:value="3.47" calcext:value-type="float">
            <text:p>3,47</text:p>
          </table:table-cell>
          <table:table-cell table:style-name="ce26" office:value-type="float" office:value="4.56302738561465" calcext:value-type="float">
            <text:p>4,6</text:p>
          </table:table-cell>
          <table:table-cell table:style-name="ce27" office:value-type="float" office:value="6.41150124645679" calcext:value-type="float">
            <text:p>6,4</text:p>
          </table:table-cell>
          <table:table-cell table:style-name="ce27" office:value-type="float" office:value="3.87122007809997" calcext:value-type="float">
            <text:p>3,9</text:p>
          </table:table-cell>
          <table:table-cell table:style-name="ce27" office:value-type="float" office:value="4.19007490613725" calcext:value-type="float">
            <text:p>4,2</text:p>
          </table:table-cell>
          <table:table-cell table:style-name="ce27" office:value-type="float" office:value="3.7869511327179" calcext:value-type="float">
            <text:p>3,8</text:p>
          </table:table-cell>
          <table:table-cell table:style-name="ce27" office:value-type="float" office:value="4.64793546538365" calcext:value-type="float">
            <text:p>4,6</text:p>
          </table:table-cell>
          <table:table-cell table:style-name="ce26" office:value-type="float" office:value="4.18757680395868" calcext:value-type="float">
            <text:p>4,2</text:p>
          </table:table-cell>
          <table:table-cell table:style-name="ce33" office:value-type="float" office:value="4.24" calcext:value-type="float">
            <text:p>4,2400</text:p>
          </table:table-cell>
          <table:table-cell table:style-name="ce9" office:value-type="float" office:value="3.24" calcext:value-type="float">
            <text:p>3,24</text:p>
          </table:table-cell>
          <table:table-cell table:style-name="ce29" office:value-type="float" office:value="3.25" calcext:value-type="float">
            <text:p>3,25</text:p>
          </table:table-cell>
          <table:table-cell table:style-name="ce29" office:value-type="float" office:value="5.78" calcext:value-type="float">
            <text:p>5,78</text:p>
          </table:table-cell>
          <table:table-cell table:style-name="ce30" office:value-type="float" office:value="3.86" calcext:value-type="float">
            <text:p>3,86</text:p>
          </table:table-cell>
          <table:table-cell table:style-name="ce9" office:value-type="float" office:value="3.52" calcext:value-type="float">
            <text:p>3,52</text:p>
          </table:table-cell>
          <table:table-cell table:style-name="ce9" office:value-type="float" office:value="3.37" calcext:value-type="float">
            <text:p>3,37</text:p>
          </table:table-cell>
          <table:table-cell table:style-name="ce9" office:value-type="float" office:value="3.19" calcext:value-type="float">
            <text:p>3,19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Tiempo (s.)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11.39" calcext:value-type="float">
            <text:p>11,39</text:p>
          </table:table-cell>
          <table:table-cell table:style-name="ce26" office:value-type="float" office:value="98.8880213333333" calcext:value-type="float">
            <text:p>98,9</text:p>
          </table:table-cell>
          <table:table-cell table:style-name="ce27" office:value-type="float" office:value="3.64842406666667" calcext:value-type="float">
            <text:p>3,6</text:p>
          </table:table-cell>
          <table:table-cell table:style-name="ce27" office:value-type="float" office:value="130.560206" calcext:value-type="float">
            <text:p>130,6</text:p>
          </table:table-cell>
          <table:table-cell table:style-name="ce27" office:value-type="float" office:value="12.266875" calcext:value-type="float">
            <text:p>12,3</text:p>
          </table:table-cell>
          <table:table-cell table:style-name="ce27" office:value-type="float" office:value="62.8148676666667" calcext:value-type="float">
            <text:p>62,8</text:p>
          </table:table-cell>
          <table:table-cell table:style-name="ce27" office:value-type="float" office:value="52.654199" calcext:value-type="float">
            <text:p>52,7</text:p>
          </table:table-cell>
          <table:table-cell table:style-name="ce26" office:value-type="float" office:value="69.7563803333333" calcext:value-type="float">
            <text:p>69,8</text:p>
          </table:table-cell>
          <table:table-cell table:style-name="ce33" office:value-type="float" office:value="0.13" calcext:value-type="float">
            <text:p>0,1300</text:p>
          </table:table-cell>
          <table:table-cell table:style-name="ce9" office:value-type="float" office:value="4.35" calcext:value-type="float">
            <text:p>4,35</text:p>
          </table:table-cell>
          <table:table-cell table:style-name="ce29" office:value-type="float" office:value="2.1" calcext:value-type="float">
            <text:p>2,10</text:p>
          </table:table-cell>
          <table:table-cell table:style-name="ce29" office:value-type="float" office:value="0.32" calcext:value-type="float">
            <text:p>0,32</text:p>
          </table:table-cell>
          <table:table-cell table:style-name="ce30" office:value-type="float" office:value="4.52" calcext:value-type="float">
            <text:p>4,52</text:p>
          </table:table-cell>
          <table:table-cell table:style-name="ce9" office:value-type="float" office:value="29.62" calcext:value-type="float">
            <text:p>29,62</text:p>
          </table:table-cell>
          <table:table-cell table:style-name="ce9" office:value-type="float" office:value="5.67" calcext:value-type="float">
            <text:p>5,67</text:p>
          </table:table-cell>
          <table:table-cell table:style-name="ce9" office:value-type="float" office:value="26.61" calcext:value-type="float">
            <text:p>26,61</text:p>
          </table:table-cell>
          <table:table-cell table:number-columns-repeated="2"/>
        </table:table-row>
        <table:table-row table:style-name="ro3">
          <table:table-cell table:style-name="Default" table:number-columns-repeated="18"/>
          <table:table-cell table:number-columns-repeated="2"/>
        </table:table-row>
        <table:table-row table:style-name="ro3">
          <table:table-cell table:style-name="Default" table:number-columns-repeated="18"/>
          <table:table-cell table:number-columns-repeated="2"/>
        </table:table-row>
        <table:table-row table:style-name="ro3" table:number-rows-repeated="2">
          <table:table-cell table:style-name="Default" table:number-columns-repeated="18"/>
          <table:table-cell table:number-columns-repeated="2"/>
        </table:table-row>
        <table:table-row table:style-name="ro5">
          <table:table-cell table:style-name="ce24" table:number-columns-spanned="2" table:number-rows-spanned="1"/>
          <table:covered-table-cell table:style-name="Default"/>
          <table:table-cell table:style-name="ce11" office:value-type="string" calcext:value-type="string">
            <text:p>Desv.</text:p>
          </table:table-cell>
          <table:table-cell table:style-name="ce11" office:value-type="string" calcext:value-type="string">
            <text:p>Tiempo (s.)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table-cell table:style-name="ce7" office:value-type="string" calcext:value-type="string" table:number-columns-spanned="1" table:number-rows-spanned="17">
            <text:p>Algoritmo</text:p>
          </table:table-cell>
          <table:table-cell table:style-name="ce7" office:value-type="string" calcext:value-type="string">
            <text:p>Greedy</text:p>
          </table:table-cell>
          <table:table-cell table:style-name="ce9" office:value-type="float" office:value="4.44" calcext:value-type="float">
            <text:p>4,44</text:p>
          </table:table-cell>
          <table:table-cell table:style-name="ce9" office:value-type="float" office:value="0.17" calcext:value-type="float">
            <text:p>0,17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BL</text:p>
          </table:table-cell>
          <table:table-cell table:style-name="ce9" office:value-type="float" office:value="3.47" calcext:value-type="float">
            <text:p>3,47</text:p>
          </table:table-cell>
          <table:table-cell table:style-name="ce9" office:value-type="float" office:value="11.39" calcext:value-type="float">
            <text:p>11,39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AGGu</text:p>
          </table:table-cell>
          <table:table-cell table:style-name="ce26" office:value-type="float" office:value="4.56302738561465" calcext:value-type="float">
            <text:p>4,6</text:p>
          </table:table-cell>
          <table:table-cell table:style-name="ce26" office:value-type="float" office:value="98.8880213333333" calcext:value-type="float">
            <text:p>98,9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AGGp</text:p>
          </table:table-cell>
          <table:table-cell table:style-name="ce27" office:value-type="float" office:value="6.41150124645679" calcext:value-type="float">
            <text:p>6,4</text:p>
          </table:table-cell>
          <table:table-cell table:style-name="ce27" office:value-type="float" office:value="3.64842406666667" calcext:value-type="float">
            <text:p>3,6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AGEu</text:p>
          </table:table-cell>
          <table:table-cell table:style-name="ce27" office:value-type="float" office:value="3.87122007809997" calcext:value-type="float">
            <text:p>3,9</text:p>
          </table:table-cell>
          <table:table-cell table:style-name="ce27" office:value-type="float" office:value="130.560206" calcext:value-type="float">
            <text:p>130,6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AGEp</text:p>
          </table:table-cell>
          <table:table-cell table:style-name="ce27" office:value-type="float" office:value="4.19007490613725" calcext:value-type="float">
            <text:p>4,2</text:p>
          </table:table-cell>
          <table:table-cell table:style-name="ce27" office:value-type="float" office:value="12.266875" calcext:value-type="float">
            <text:p>12,3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AM0</text:p>
          </table:table-cell>
          <table:table-cell table:style-name="ce27" office:value-type="float" office:value="3.7869511327179" calcext:value-type="float">
            <text:p>3,8</text:p>
          </table:table-cell>
          <table:table-cell table:style-name="ce27" office:value-type="float" office:value="62.8148676666667" calcext:value-type="float">
            <text:p>62,8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AM1</text:p>
          </table:table-cell>
          <table:table-cell table:style-name="ce27" office:value-type="float" office:value="4.64793546538365" calcext:value-type="float">
            <text:p>4,6</text:p>
          </table:table-cell>
          <table:table-cell table:style-name="ce27" office:value-type="float" office:value="52.654199" calcext:value-type="float">
            <text:p>52,7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AM2</text:p>
          </table:table-cell>
          <table:table-cell table:style-name="ce26" office:value-type="float" office:value="4.18757680395868" calcext:value-type="float">
            <text:p>4,2</text:p>
          </table:table-cell>
          <table:table-cell table:style-name="ce26" office:value-type="float" office:value="69.7563803333333" calcext:value-type="float">
            <text:p>69,8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ES</text:p>
          </table:table-cell>
          <table:table-cell table:style-name="ce28" office:value-type="float" office:value="4.24" calcext:value-type="float">
            <text:p>4,24</text:p>
          </table:table-cell>
          <table:table-cell table:style-name="ce28" office:value-type="float" office:value="0.13" calcext:value-type="float">
            <text:p>0,13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BMB</text:p>
          </table:table-cell>
          <table:table-cell table:style-name="ce9" office:value-type="float" office:value="3.24" calcext:value-type="float">
            <text:p>3,24</text:p>
          </table:table-cell>
          <table:table-cell table:style-name="ce9" office:value-type="float" office:value="4.35" calcext:value-type="float">
            <text:p>4,35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ILS</text:p>
          </table:table-cell>
          <table:table-cell table:style-name="ce29" office:value-type="float" office:value="3.25" calcext:value-type="float">
            <text:p>3,25</text:p>
          </table:table-cell>
          <table:table-cell table:style-name="ce29" office:value-type="float" office:value="2.1" calcext:value-type="float">
            <text:p>2,10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ILS-ES</text:p>
          </table:table-cell>
          <table:table-cell table:style-name="ce29" office:value-type="float" office:value="5.78" calcext:value-type="float">
            <text:p>5,78</text:p>
          </table:table-cell>
          <table:table-cell table:style-name="ce29" office:value-type="float" office:value="0.32" calcext:value-type="float">
            <text:p>0,32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CS</text:p>
          </table:table-cell>
          <table:table-cell table:style-name="ce30" office:value-type="float" office:value="3.86" calcext:value-type="float">
            <text:p>3,86</text:p>
          </table:table-cell>
          <table:table-cell table:style-name="ce30" office:value-type="float" office:value="4.52" calcext:value-type="float">
            <text:p>4,52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CS_h.₁</text:p>
          </table:table-cell>
          <table:table-cell table:style-name="ce9" office:value-type="float" office:value="3.52" calcext:value-type="float">
            <text:p>3,52</text:p>
          </table:table-cell>
          <table:table-cell table:style-name="ce9" office:value-type="float" office:value="29.62" calcext:value-type="float">
            <text:p>29,62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CS_h.₂</text:p>
          </table:table-cell>
          <table:table-cell table:style-name="ce9" office:value-type="float" office:value="3.37" calcext:value-type="float">
            <text:p>3,37</text:p>
          </table:table-cell>
          <table:table-cell table:style-name="ce9" office:value-type="float" office:value="5.67" calcext:value-type="float">
            <text:p>5,67</text:p>
          </table:table-cell>
          <table:table-cell table:style-name="Default" table:number-columns-repeated="14"/>
          <table:table-cell table:number-columns-repeated="2"/>
        </table:table-row>
        <table:table-row table:style-name="ro4">
          <table:covered-table-cell table:style-name="Default"/>
          <table:table-cell table:style-name="ce7" office:value-type="string" calcext:value-type="string">
            <text:p>CS_mej.</text:p>
          </table:table-cell>
          <table:table-cell table:style-name="ce9" office:value-type="float" office:value="3.19" calcext:value-type="float">
            <text:p>3,19</text:p>
          </table:table-cell>
          <table:table-cell table:style-name="ce9" office:value-type="float" office:value="26.61" calcext:value-type="float">
            <text:p>26,61</text:p>
          </table:table-cell>
          <table:table-cell table:style-name="Default" table:number-columns-repeated="1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1" loext:min-decimal-places="1" number:min-integer-digits="1" number:grouping="true"/>
    </number:number-style>
    <number:number-style style:name="N146">
      <number:number number:decimal-places="3" loext:min-decimal-places="3" number:min-integer-digits="1" number:grouping="true"/>
    </number:number-style>
    <number:number-style style:name="N147">
      <number:number number:decimal-places="6" loext:min-decimal-places="6" number:min-integer-digits="1"/>
    </number:number-style>
    <number:number-style style:name="N148">
      <number:number number:decimal-places="7" loext:min-decimal-places="7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9" loext:min-decimal-places="9" number:min-integer-digits="1"/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13" loext:min-decimal-places="13" number:min-integer-digits="1"/>
    </number:number-style>
    <number:number-style style:name="N153">
      <number:number number:decimal-places="12" loext:min-decimal-places="12" number:min-integer-digits="1"/>
    </number:number-style>
    <number:number-style style:name="N154">
      <number:number number:decimal-places="14" loext:min-decimal-places="14" number:min-integer-digits="1"/>
    </number:number-style>
    <number:number-style style:name="N155">
      <number:number number:decimal-places="11" loext:min-decimal-places="1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20:27:58.3758480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1T22:39:44.345819937</dc:date>
    <meta:editing-duration>PT1H50M15S</meta:editing-duration>
    <meta:editing-cycles>9</meta:editing-cycles>
    <meta:generator>LibreOffice/6.1.6.3$Linux_X86_64 LibreOffice_project/10$Build-3</meta:generator>
    <meta:document-statistic meta:table-count="5" meta:cell-count="135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Comparativa diferentes algoritmos</text:p>
        </chart:title>
        <chart:subtitle svg:x="6.342cm" svg:y="1.275cm" chart:style-name="ch3">
          <text:p>Problemas GKD-c</text:p>
        </chart:subtitle>
        <chart:legend chart:legend-position="end" svg:x="11.114cm" svg:y="2.209cm" style:legend-expansion="high" chart:style-name="ch4"/>
        <chart:plot-area chart:style-name="ch5" table:cell-range-address="Comparativa.T5:Comparativa.T14 Comparativa.B3:Comparativa.R3 Comparativa.B5:Comparativa.B14 Comparativa.D5:Comparativa.R14" chart:data-source-has-labels="both" svg:x="1.331cm" svg:y="2.138cm" svg:width="9.463cm" svg:height="5.701cm">
          <chartooo:coordinate-region svg:x="2.508cm" svg:y="2.337cm" svg:width="8.099cm" svg:height="4.855cm"/>
          <chart:axis chart:dimension="x" chart:name="primary-x" chart:style-name="ch6" chartooo:axis-type="auto">
            <chartooo:date-scale/>
            <chart:title svg:x="4.841cm" svg:y="8.019cm" chart:style-name="ch7">
              <text:p>Nº. de problema</text:p>
            </chart:title>
            <chart:categories table:cell-range-address="Comparativa.T5:Comparativa.T14"/>
          </chart:axis>
          <chart:axis chart:dimension="y" chart:name="primary-y" chart:style-name="ch6">
            <chart:title svg:x="0.451cm" svg:y="6.5cm" chart:style-name="ch8">
              <text:p>Diversidad obtenida</text:p>
            </chart:title>
            <chart:grid chart:style-name="ch9" chart:class="major"/>
          </chart:axis>
          <chart:series chart:style-name="ch10" chart:values-cell-range-address="Comparativa.B5:Comparativa.B14" chart:label-cell-address="Comparativa.B3:Comparativa.B3" chart:class="chart:line">
            <chart:data-point chart:repeated="10"/>
          </chart:series>
          <chart:series chart:style-name="ch11" chart:values-cell-range-address="Comparativa.B5:Comparativa.B14" chart:label-cell-address="Comparativa.C3:Comparativa.C3" chart:class="chart:line">
            <chart:data-point chart:repeated="10"/>
          </chart:series>
          <chart:series chart:style-name="ch12" chart:values-cell-range-address="Comparativa.D5:Comparativa.D14" chart:label-cell-address="Comparativa.D3:Comparativa.D3" chart:class="chart:line">
            <chart:data-point chart:repeated="10"/>
          </chart:series>
          <chart:series chart:style-name="ch13" chart:values-cell-range-address="Comparativa.E5:Comparativa.E14" chart:label-cell-address="Comparativa.E3:Comparativa.E3" chart:class="chart:line">
            <chart:data-point chart:repeated="10"/>
          </chart:series>
          <chart:series chart:style-name="ch14" chart:values-cell-range-address="Comparativa.F5:Comparativa.F14" chart:label-cell-address="Comparativa.F3:Comparativa.F3" chart:class="chart:line">
            <chart:data-point chart:repeated="10"/>
          </chart:series>
          <chart:series chart:style-name="ch15" chart:values-cell-range-address="Comparativa.G5:Comparativa.G14" chart:label-cell-address="Comparativa.G3:Comparativa.G3" chart:class="chart:line">
            <chart:data-point chart:repeated="10"/>
          </chart:series>
          <chart:series chart:style-name="ch16" chart:values-cell-range-address="Comparativa.H5:Comparativa.H14" chart:label-cell-address="Comparativa.H3:Comparativa.H3" chart:class="chart:line">
            <chart:data-point chart:repeated="10"/>
          </chart:series>
          <chart:series chart:style-name="ch17" chart:values-cell-range-address="Comparativa.I5:Comparativa.I14" chart:label-cell-address="Comparativa.I3:Comparativa.I3" chart:class="chart:line">
            <chart:data-point chart:repeated="10"/>
          </chart:series>
          <chart:series chart:style-name="ch18" chart:values-cell-range-address="Comparativa.J5:Comparativa.J14" chart:label-cell-address="Comparativa.J3:Comparativa.J3" chart:class="chart:line">
            <chart:data-point chart:repeated="10"/>
          </chart:series>
          <chart:series chart:style-name="ch19" chart:values-cell-range-address="Comparativa.K5:Comparativa.K14" chart:label-cell-address="Comparativa.K3:Comparativa.K3" chart:class="chart:line">
            <chart:data-point chart:repeated="10"/>
          </chart:series>
          <chart:series chart:style-name="ch20" chart:values-cell-range-address="Comparativa.L5:Comparativa.L14" chart:label-cell-address="Comparativa.L3:Comparativa.L3" chart:class="chart:line">
            <chart:data-point chart:repeated="10"/>
          </chart:series>
          <chart:series chart:style-name="ch21" chart:values-cell-range-address="Comparativa.M5:Comparativa.M14" chart:label-cell-address="Comparativa.M3:Comparativa.M3" chart:class="chart:line">
            <chart:data-point chart:repeated="10"/>
          </chart:series>
          <chart:series chart:style-name="ch22" chart:values-cell-range-address="Comparativa.N5:Comparativa.N14" chart:label-cell-address="Comparativa.N3:Comparativa.N3" chart:class="chart:line">
            <chart:data-point chart:repeated="10"/>
          </chart:series>
          <chart:series chart:style-name="ch23" chart:values-cell-range-address="Comparativa.O5:Comparativa.O14" chart:label-cell-address="Comparativa.O3:Comparativa.O3" chart:class="chart:line">
            <chart:data-point chart:repeated="10"/>
          </chart:series>
          <chart:series chart:style-name="ch24" chart:values-cell-range-address="Comparativa.P5:Comparativa.P14" chart:label-cell-address="Comparativa.P3:Comparativa.P3" chart:class="chart:line">
            <chart:data-point chart:repeated="10"/>
          </chart:series>
          <chart:series chart:style-name="ch15" chart:values-cell-range-address="Comparativa.Q5:Comparativa.Q14" chart:label-cell-address="Comparativa.Q3:Comparativa.Q3" chart:class="chart:line">
            <chart:data-point chart:repeated="10"/>
          </chart:series>
          <chart:series chart:style-name="ch16" chart:values-cell-range-address="Comparativa.R5:Comparativa.R14" chart:label-cell-address="Comparativa.R3:Comparativa.R3" chart:class="chart:line">
            <chart:data-point chart:repeated="1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Comparativa.B3:Comparativa.B3</svg:desc>
                </draw:g>
              </table:table-cell>
              <table:table-cell office:value-type="string">
                <text:p>BL</text:p>
                <draw:g>
                  <svg:desc>Comparativa.C3:Comparativa.C3</svg:desc>
                </draw:g>
              </table:table-cell>
              <table:table-cell office:value-type="string">
                <text:p>AGGu</text:p>
                <draw:g>
                  <svg:desc>Comparativa.D3:Comparativa.D3</svg:desc>
                </draw:g>
              </table:table-cell>
              <table:table-cell office:value-type="string">
                <text:p>AGGp</text:p>
                <draw:g>
                  <svg:desc>Comparativa.E3:Comparativa.E3</svg:desc>
                </draw:g>
              </table:table-cell>
              <table:table-cell office:value-type="string">
                <text:p>AGEu</text:p>
                <draw:g>
                  <svg:desc>Comparativa.F3:Comparativa.F3</svg:desc>
                </draw:g>
              </table:table-cell>
              <table:table-cell office:value-type="string">
                <text:p>AGEp</text:p>
                <draw:g>
                  <svg:desc>Comparativa.G3:Comparativa.G3</svg:desc>
                </draw:g>
              </table:table-cell>
              <table:table-cell office:value-type="string">
                <text:p>AM0</text:p>
                <draw:g>
                  <svg:desc>Comparativa.H3:Comparativa.H3</svg:desc>
                </draw:g>
              </table:table-cell>
              <table:table-cell office:value-type="string">
                <text:p>AM1</text:p>
                <draw:g>
                  <svg:desc>Comparativa.I3:Comparativa.I3</svg:desc>
                </draw:g>
              </table:table-cell>
              <table:table-cell office:value-type="string">
                <text:p>AM2</text:p>
                <draw:g>
                  <svg:desc>Comparativa.J3:Comparativa.J3</svg:desc>
                </draw:g>
              </table:table-cell>
              <table:table-cell office:value-type="string">
                <text:p>ES</text:p>
                <draw:g>
                  <svg:desc>Comparativa.K3:Comparativa.K3</svg:desc>
                </draw:g>
              </table:table-cell>
              <table:table-cell office:value-type="string">
                <text:p>BMB</text:p>
                <draw:g>
                  <svg:desc>Comparativa.L3:Comparativa.L3</svg:desc>
                </draw:g>
              </table:table-cell>
              <table:table-cell office:value-type="string">
                <text:p>ILS</text:p>
                <draw:g>
                  <svg:desc>Comparativa.M3:Comparativa.M3</svg:desc>
                </draw:g>
              </table:table-cell>
              <table:table-cell office:value-type="string">
                <text:p>ILS-ES</text:p>
                <draw:g>
                  <svg:desc>Comparativa.N3:Comparativa.N3</svg:desc>
                </draw:g>
              </table:table-cell>
              <table:table-cell office:value-type="string">
                <text:p>CS</text:p>
                <draw:g>
                  <svg:desc>Comparativa.O3:Comparativa.O3</svg:desc>
                </draw:g>
              </table:table-cell>
              <table:table-cell office:value-type="string">
                <text:p>CS_h.₁</text:p>
                <draw:g>
                  <svg:desc>Comparativa.P3:Comparativa.P3</svg:desc>
                </draw:g>
              </table:table-cell>
              <table:table-cell office:value-type="string">
                <text:p>CS_h.₂</text:p>
                <draw:g>
                  <svg:desc>Comparativa.Q3:Comparativa.Q3</svg:desc>
                </draw:g>
              </table:table-cell>
              <table:table-cell office:value-type="string">
                <text:p>CS_mej.</text:p>
                <draw:g>
                  <svg:desc>Comparativa.R3:Comparativa.R3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Comparativa.T5:Comparativa.T14</svg:desc>
                </draw:g>
              </table:table-cell>
              <table:table-cell office:value-type="float" office:value="18095.5">
                <text:p>18095.5</text:p>
                <draw:g>
                  <svg:desc>Comparativa.B5:Comparativa.B14</svg:desc>
                </draw:g>
              </table:table-cell>
              <table:table-cell office:value-type="float" office:value="18095.5">
                <text:p>18095.5</text:p>
                <draw:g>
                  <svg:desc>Comparativa.B5:Comparativa.B14</svg:desc>
                </draw:g>
              </table:table-cell>
              <table:table-cell office:value-type="float" office:value="18226.5">
                <text:p>18226.5</text:p>
                <draw:g>
                  <svg:desc>Comparativa.D5:Comparativa.D14</svg:desc>
                </draw:g>
              </table:table-cell>
              <table:table-cell office:value-type="float" office:value="18173.1">
                <text:p>18173.1</text:p>
                <draw:g>
                  <svg:desc>Comparativa.E5:Comparativa.E14</svg:desc>
                </draw:g>
              </table:table-cell>
              <table:table-cell office:value-type="float" office:value="18255.6">
                <text:p>18255.6</text:p>
                <draw:g>
                  <svg:desc>Comparativa.F5:Comparativa.F14</svg:desc>
                </draw:g>
              </table:table-cell>
              <table:table-cell office:value-type="float" office:value="18236.6">
                <text:p>18236.6</text:p>
                <draw:g>
                  <svg:desc>Comparativa.G5:Comparativa.G14</svg:desc>
                </draw:g>
              </table:table-cell>
              <table:table-cell office:value-type="float" office:value="18189.1">
                <text:p>18189.1</text:p>
                <draw:g>
                  <svg:desc>Comparativa.H5:Comparativa.H14</svg:desc>
                </draw:g>
              </table:table-cell>
              <table:table-cell office:value-type="float" office:value="18102.7">
                <text:p>18102.7</text:p>
                <draw:g>
                  <svg:desc>Comparativa.I5:Comparativa.I14</svg:desc>
                </draw:g>
              </table:table-cell>
              <table:table-cell office:value-type="float" office:value="18119.5">
                <text:p>18119.5</text:p>
                <draw:g>
                  <svg:desc>Comparativa.J5:Comparativa.J14</svg:desc>
                </draw:g>
              </table:table-cell>
              <table:table-cell office:value-type="float" office:value="18213.2">
                <text:p>18213.2</text:p>
                <draw:g>
                  <svg:desc>Comparativa.K5:Comparativa.K14</svg:desc>
                </draw:g>
              </table:table-cell>
              <table:table-cell office:value-type="float" office:value="18277.2">
                <text:p>18277.2</text:p>
                <draw:g>
                  <svg:desc>Comparativa.L5:Comparativa.L14</svg:desc>
                </draw:g>
              </table:table-cell>
              <table:table-cell office:value-type="float" office:value="18275.2">
                <text:p>18275.2</text:p>
                <draw:g>
                  <svg:desc>Comparativa.M5:Comparativa.M14</svg:desc>
                </draw:g>
              </table:table-cell>
              <table:table-cell office:value-type="float" office:value="17867.2">
                <text:p>17867.2</text:p>
                <draw:g>
                  <svg:desc>Comparativa.N5:Comparativa.N14</svg:desc>
                </draw:g>
              </table:table-cell>
              <table:table-cell office:value-type="float" office:value="18256.9">
                <text:p>18256.9</text:p>
                <draw:g>
                  <svg:desc>Comparativa.O5:Comparativa.O14</svg:desc>
                </draw:g>
              </table:table-cell>
              <table:table-cell office:value-type="float" office:value="18266.6">
                <text:p>18266.6</text:p>
                <draw:g>
                  <svg:desc>Comparativa.P5:Comparativa.P14</svg:desc>
                </draw:g>
              </table:table-cell>
              <table:table-cell office:value-type="float" office:value="18280">
                <text:p>18280</text:p>
                <draw:g>
                  <svg:desc>Comparativa.Q5:Comparativa.Q14</svg:desc>
                </draw:g>
              </table:table-cell>
              <table:table-cell office:value-type="float" office:value="18280">
                <text:p>18280</text:p>
                <draw:g>
                  <svg:desc>Comparativa.R5:Comparativa.R14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356.5">
                <text:p>17356.5</text:p>
              </table:table-cell>
              <table:table-cell office:value-type="float" office:value="17356.5">
                <text:p>17356.5</text:p>
              </table:table-cell>
              <table:table-cell office:value-type="float" office:value="17665.7">
                <text:p>17665.7</text:p>
              </table:table-cell>
              <table:table-cell office:value-type="float" office:value="17683.4">
                <text:p>17683.4</text:p>
              </table:table-cell>
              <table:table-cell office:value-type="float" office:value="17762.9">
                <text:p>17762.9</text:p>
              </table:table-cell>
              <table:table-cell office:value-type="float" office:value="17710.8">
                <text:p>17710.8</text:p>
              </table:table-cell>
              <table:table-cell office:value-type="float" office:value="17775.5">
                <text:p>17775.5</text:p>
              </table:table-cell>
              <table:table-cell office:value-type="float" office:value="17714.3">
                <text:p>17714.3</text:p>
              </table:table-cell>
              <table:table-cell office:value-type="float" office:value="17777.1">
                <text:p>17777.1</text:p>
              </table:table-cell>
              <table:table-cell office:value-type="float" office:value="17753.3">
                <text:p>17753.3</text:p>
              </table:table-cell>
              <table:table-cell office:value-type="float" office:value="17767.8">
                <text:p>17767.8</text:p>
              </table:table-cell>
              <table:table-cell office:value-type="float" office:value="17786.5">
                <text:p>17786.5</text:p>
              </table:table-cell>
              <table:table-cell office:value-type="float" office:value="17525.9">
                <text:p>17525.9</text:p>
              </table:table-cell>
              <table:table-cell office:value-type="float" office:value="17783.2">
                <text:p>17783.2</text:p>
              </table:table-cell>
              <table:table-cell office:value-type="float" office:value="17760.9">
                <text:p>17760.9</text:p>
              </table:table-cell>
              <table:table-cell office:value-type="float" office:value="17784">
                <text:p>17784</text:p>
              </table:table-cell>
              <table:table-cell office:value-type="float" office:value="17777.5">
                <text:p>17777.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677.1">
                <text:p>17677.1</text:p>
              </table:table-cell>
              <table:table-cell office:value-type="float" office:value="17677.1">
                <text:p>17677.1</text:p>
              </table:table-cell>
              <table:table-cell office:value-type="float" office:value="17831.6">
                <text:p>17831.6</text:p>
              </table:table-cell>
              <table:table-cell office:value-type="float" office:value="17739.6">
                <text:p>17739.6</text:p>
              </table:table-cell>
              <table:table-cell office:value-type="float" office:value="17789.6">
                <text:p>17789.6</text:p>
              </table:table-cell>
              <table:table-cell office:value-type="float" office:value="17883.3">
                <text:p>17883.3</text:p>
              </table:table-cell>
              <table:table-cell office:value-type="float" office:value="17910.9">
                <text:p>17910.9</text:p>
              </table:table-cell>
              <table:table-cell office:value-type="float" office:value="17901.8">
                <text:p>17901.8</text:p>
              </table:table-cell>
              <table:table-cell office:value-type="float" office:value="17961.2">
                <text:p>17961.2</text:p>
              </table:table-cell>
              <table:table-cell office:value-type="float" office:value="17908">
                <text:p>17908</text:p>
              </table:table-cell>
              <table:table-cell office:value-type="float" office:value="17961.2">
                <text:p>17961.2</text:p>
              </table:table-cell>
              <table:table-cell office:value-type="float" office:value="17961.2">
                <text:p>17961.2</text:p>
              </table:table-cell>
              <table:table-cell office:value-type="float" office:value="17720.1">
                <text:p>17720.1</text:p>
              </table:table-cell>
              <table:table-cell office:value-type="float" office:value="17944.1">
                <text:p>17944.1</text:p>
              </table:table-cell>
              <table:table-cell office:value-type="float" office:value="17933.2">
                <text:p>17933.2</text:p>
              </table:table-cell>
              <table:table-cell office:value-type="float" office:value="17924.7">
                <text:p>17924.7</text:p>
              </table:table-cell>
              <table:table-cell office:value-type="float" office:value="17944.8">
                <text:p>17944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529.1">
                <text:p>17529.1</text:p>
              </table:table-cell>
              <table:table-cell office:value-type="float" office:value="17529.1">
                <text:p>17529.1</text:p>
              </table:table-cell>
              <table:table-cell office:value-type="float" office:value="17870.5">
                <text:p>17870.5</text:p>
              </table:table-cell>
              <table:table-cell office:value-type="float" office:value="17823">
                <text:p>17823</text:p>
              </table:table-cell>
              <table:table-cell office:value-type="float" office:value="17779.9">
                <text:p>17779.9</text:p>
              </table:table-cell>
              <table:table-cell office:value-type="float" office:value="17893.3">
                <text:p>17893.3</text:p>
              </table:table-cell>
              <table:table-cell office:value-type="float" office:value="17848.4">
                <text:p>17848.4</text:p>
              </table:table-cell>
              <table:table-cell office:value-type="float" office:value="17770.3">
                <text:p>17770.3</text:p>
              </table:table-cell>
              <table:table-cell office:value-type="float" office:value="17914.2">
                <text:p>17914.2</text:p>
              </table:table-cell>
              <table:table-cell office:value-type="float" office:value="17843.2">
                <text:p>17843.2</text:p>
              </table:table-cell>
              <table:table-cell office:value-type="float" office:value="17906">
                <text:p>17906</text:p>
              </table:table-cell>
              <table:table-cell office:value-type="float" office:value="17905.5">
                <text:p>17905.5</text:p>
              </table:table-cell>
              <table:table-cell office:value-type="float" office:value="17606.4">
                <text:p>17606.4</text:p>
              </table:table-cell>
              <table:table-cell office:value-type="float" office:value="17817.3">
                <text:p>17817.3</text:p>
              </table:table-cell>
              <table:table-cell office:value-type="float" office:value="17898.4">
                <text:p>17898.4</text:p>
              </table:table-cell>
              <table:table-cell office:value-type="float" office:value="17863.4">
                <text:p>17863.4</text:p>
              </table:table-cell>
              <table:table-cell office:value-type="float" office:value="17908.8">
                <text:p>17908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752.6">
                <text:p>17752.6</text:p>
              </table:table-cell>
              <table:table-cell office:value-type="float" office:value="17752.6">
                <text:p>17752.6</text:p>
              </table:table-cell>
              <table:table-cell office:value-type="float" office:value="17835.3">
                <text:p>17835.3</text:p>
              </table:table-cell>
              <table:table-cell office:value-type="float" office:value="17675.8">
                <text:p>17675.8</text:p>
              </table:table-cell>
              <table:table-cell office:value-type="float" office:value="17799.3">
                <text:p>17799.3</text:p>
              </table:table-cell>
              <table:table-cell office:value-type="float" office:value="17815.7">
                <text:p>17815.7</text:p>
              </table:table-cell>
              <table:table-cell office:value-type="float" office:value="17762.4">
                <text:p>17762.4</text:p>
              </table:table-cell>
              <table:table-cell office:value-type="float" office:value="17726.2">
                <text:p>17726.2</text:p>
              </table:table-cell>
              <table:table-cell office:value-type="float" office:value="17723.5">
                <text:p>17723.5</text:p>
              </table:table-cell>
              <table:table-cell office:value-type="float" office:value="17816.1">
                <text:p>17816.1</text:p>
              </table:table-cell>
              <table:table-cell office:value-type="float" office:value="17866.6">
                <text:p>17866.6</text:p>
              </table:table-cell>
              <table:table-cell office:value-type="float" office:value="17869.3">
                <text:p>17869.3</text:p>
              </table:table-cell>
              <table:table-cell office:value-type="float" office:value="17546.4">
                <text:p>17546.4</text:p>
              </table:table-cell>
              <table:table-cell office:value-type="float" office:value="17839.5">
                <text:p>17839.5</text:p>
              </table:table-cell>
              <table:table-cell office:value-type="float" office:value="17841.3">
                <text:p>17841.3</text:p>
              </table:table-cell>
              <table:table-cell office:value-type="float" office:value="17876.6">
                <text:p>17876.6</text:p>
              </table:table-cell>
              <table:table-cell office:value-type="float" office:value="17859.4">
                <text:p>17859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978.2">
                <text:p>17978.2</text:p>
              </table:table-cell>
              <table:table-cell office:value-type="float" office:value="17978.2">
                <text:p>17978.2</text:p>
              </table:table-cell>
              <table:table-cell office:value-type="float" office:value="18074.4">
                <text:p>18074.4</text:p>
              </table:table-cell>
              <table:table-cell office:value-type="float" office:value="17901.7">
                <text:p>17901.7</text:p>
              </table:table-cell>
              <table:table-cell office:value-type="float" office:value="18115.9">
                <text:p>18115.9</text:p>
              </table:table-cell>
              <table:table-cell office:value-type="float" office:value="18112.2">
                <text:p>18112.2</text:p>
              </table:table-cell>
              <table:table-cell office:value-type="float" office:value="18157">
                <text:p>18157</text:p>
              </table:table-cell>
              <table:table-cell office:value-type="float" office:value="18059.9">
                <text:p>18059.9</text:p>
              </table:table-cell>
              <table:table-cell office:value-type="float" office:value="18137.2">
                <text:p>18137.2</text:p>
              </table:table-cell>
              <table:table-cell office:value-type="float" office:value="18113.9">
                <text:p>18113.9</text:p>
              </table:table-cell>
              <table:table-cell office:value-type="float" office:value="18155.1">
                <text:p>18155.1</text:p>
              </table:table-cell>
              <table:table-cell office:value-type="float" office:value="18136.3">
                <text:p>18136.3</text:p>
              </table:table-cell>
              <table:table-cell office:value-type="float" office:value="17954.3">
                <text:p>17954.3</text:p>
              </table:table-cell>
              <table:table-cell office:value-type="float" office:value="18144.4">
                <text:p>18144.4</text:p>
              </table:table-cell>
              <table:table-cell office:value-type="float" office:value="18131">
                <text:p>18131</text:p>
              </table:table-cell>
              <table:table-cell office:value-type="float" office:value="18161.5">
                <text:p>18161.5</text:p>
              </table:table-cell>
              <table:table-cell office:value-type="float" office:value="18172.4">
                <text:p>18172.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903.5">
                <text:p>17903.5</text:p>
              </table:table-cell>
              <table:table-cell office:value-type="float" office:value="17903.5">
                <text:p>17903.5</text:p>
              </table:table-cell>
              <table:table-cell office:value-type="float" office:value="17986.1">
                <text:p>17986.1</text:p>
              </table:table-cell>
              <table:table-cell office:value-type="float" office:value="17882.4">
                <text:p>17882.4</text:p>
              </table:table-cell>
              <table:table-cell office:value-type="float" office:value="17942.9">
                <text:p>17942.9</text:p>
              </table:table-cell>
              <table:table-cell office:value-type="float" office:value="17973.6">
                <text:p>17973.6</text:p>
              </table:table-cell>
              <table:table-cell office:value-type="float" office:value="17965.2">
                <text:p>17965.2</text:p>
              </table:table-cell>
              <table:table-cell office:value-type="float" office:value="17903.8">
                <text:p>17903.8</text:p>
              </table:table-cell>
              <table:table-cell office:value-type="float" office:value="17726.6">
                <text:p>17726.6</text:p>
              </table:table-cell>
              <table:table-cell office:value-type="float" office:value="17956.5">
                <text:p>17956.5</text:p>
              </table:table-cell>
              <table:table-cell office:value-type="float" office:value="17989.6">
                <text:p>17989.6</text:p>
              </table:table-cell>
              <table:table-cell office:value-type="float" office:value="17990.6">
                <text:p>17990.6</text:p>
              </table:table-cell>
              <table:table-cell office:value-type="float" office:value="17820.5">
                <text:p>17820.5</text:p>
              </table:table-cell>
              <table:table-cell office:value-type="float" office:value="17954.5">
                <text:p>17954.5</text:p>
              </table:table-cell>
              <table:table-cell office:value-type="float" office:value="17960.4">
                <text:p>17960.4</text:p>
              </table:table-cell>
              <table:table-cell office:value-type="float" office:value="18000.7">
                <text:p>18000.7</text:p>
              </table:table-cell>
              <table:table-cell office:value-type="float" office:value="17984.4">
                <text:p>17984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13.5">
                <text:p>17713.5</text:p>
              </table:table-cell>
              <table:table-cell office:value-type="float" office:value="17713.5">
                <text:p>17713.5</text:p>
              </table:table-cell>
              <table:table-cell office:value-type="float" office:value="17859.6">
                <text:p>17859.6</text:p>
              </table:table-cell>
              <table:table-cell office:value-type="float" office:value="17521.8">
                <text:p>17521.8</text:p>
              </table:table-cell>
              <table:table-cell office:value-type="float" office:value="17828.5">
                <text:p>17828.5</text:p>
              </table:table-cell>
              <table:table-cell office:value-type="float" office:value="17787.8">
                <text:p>17787.8</text:p>
              </table:table-cell>
              <table:table-cell office:value-type="float" office:value="17868.3">
                <text:p>17868.3</text:p>
              </table:table-cell>
              <table:table-cell office:value-type="float" office:value="17869.2">
                <text:p>17869.2</text:p>
              </table:table-cell>
              <table:table-cell office:value-type="float" office:value="17743.6">
                <text:p>17743.6</text:p>
              </table:table-cell>
              <table:table-cell office:value-type="float" office:value="17813.6">
                <text:p>17813.6</text:p>
              </table:table-cell>
              <table:table-cell office:value-type="float" office:value="17860.9">
                <text:p>17860.9</text:p>
              </table:table-cell>
              <table:table-cell office:value-type="float" office:value="17871.6">
                <text:p>17871.6</text:p>
              </table:table-cell>
              <table:table-cell office:value-type="float" office:value="17641.2">
                <text:p>17641.2</text:p>
              </table:table-cell>
              <table:table-cell office:value-type="float" office:value="17862.2">
                <text:p>17862.2</text:p>
              </table:table-cell>
              <table:table-cell office:value-type="float" office:value="17854.8">
                <text:p>17854.8</text:p>
              </table:table-cell>
              <table:table-cell office:value-type="float" office:value="17868.3">
                <text:p>17868.3</text:p>
              </table:table-cell>
              <table:table-cell office:value-type="float" office:value="17865.5">
                <text:p>17865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704.9">
                <text:p>17704.9</text:p>
              </table:table-cell>
              <table:table-cell office:value-type="float" office:value="17704.9">
                <text:p>17704.9</text:p>
              </table:table-cell>
              <table:table-cell office:value-type="float" office:value="17959.5">
                <text:p>17959.5</text:p>
              </table:table-cell>
              <table:table-cell office:value-type="float" office:value="17718.8">
                <text:p>17718.8</text:p>
              </table:table-cell>
              <table:table-cell office:value-type="float" office:value="17851.6">
                <text:p>17851.6</text:p>
              </table:table-cell>
              <table:table-cell office:value-type="float" office:value="17949.9">
                <text:p>17949.9</text:p>
              </table:table-cell>
              <table:table-cell office:value-type="float" office:value="17954.4">
                <text:p>17954.4</text:p>
              </table:table-cell>
              <table:table-cell office:value-type="float" office:value="17990.1">
                <text:p>17990.1</text:p>
              </table:table-cell>
              <table:table-cell office:value-type="float" office:value="17940.8">
                <text:p>17940.8</text:p>
              </table:table-cell>
              <table:table-cell office:value-type="float" office:value="17977.3">
                <text:p>17977.3</text:p>
              </table:table-cell>
              <table:table-cell office:value-type="float" office:value="17987.1">
                <text:p>17987.1</text:p>
              </table:table-cell>
              <table:table-cell office:value-type="float" office:value="17989.4">
                <text:p>17989.4</text:p>
              </table:table-cell>
              <table:table-cell office:value-type="float" office:value="17710.5">
                <text:p>17710.5</text:p>
              </table:table-cell>
              <table:table-cell office:value-type="float" office:value="17992.8">
                <text:p>17992.8</text:p>
              </table:table-cell>
              <table:table-cell office:value-type="float" office:value="17974.4">
                <text:p>17974.4</text:p>
              </table:table-cell>
              <table:table-cell office:value-type="float" office:value="17994">
                <text:p>17994</text:p>
              </table:table-cell>
              <table:table-cell office:value-type="float" office:value="17977.8">
                <text:p>17977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788.8">
                <text:p>17788.8</text:p>
              </table:table-cell>
              <table:table-cell office:value-type="float" office:value="17788.8">
                <text:p>17788.8</text:p>
              </table:table-cell>
              <table:table-cell office:value-type="float" office:value="17832">
                <text:p>17832</text:p>
              </table:table-cell>
              <table:table-cell office:value-type="float" office:value="17794.2">
                <text:p>17794.2</text:p>
              </table:table-cell>
              <table:table-cell office:value-type="float" office:value="17889.2">
                <text:p>17889.2</text:p>
              </table:table-cell>
              <table:table-cell office:value-type="float" office:value="17880.1">
                <text:p>17880.1</text:p>
              </table:table-cell>
              <table:table-cell office:value-type="float" office:value="17869.1">
                <text:p>17869.1</text:p>
              </table:table-cell>
              <table:table-cell office:value-type="float" office:value="17742.1">
                <text:p>17742.1</text:p>
              </table:table-cell>
              <table:table-cell office:value-type="float" office:value="17866">
                <text:p>17866</text:p>
              </table:table-cell>
              <table:table-cell office:value-type="float" office:value="17859">
                <text:p>17859</text:p>
              </table:table-cell>
              <table:table-cell office:value-type="float" office:value="17878.3">
                <text:p>17878.3</text:p>
              </table:table-cell>
              <table:table-cell office:value-type="float" office:value="17898.6">
                <text:p>17898.6</text:p>
              </table:table-cell>
              <table:table-cell office:value-type="float" office:value="17628.6">
                <text:p>17628.6</text:p>
              </table:table-cell>
              <table:table-cell office:value-type="float" office:value="17887.6">
                <text:p>17887.6</text:p>
              </table:table-cell>
              <table:table-cell office:value-type="float" office:value="17873.8">
                <text:p>17873.8</text:p>
              </table:table-cell>
              <table:table-cell office:value-type="float" office:value="17867.4">
                <text:p>17867.4</text:p>
              </table:table-cell>
              <table:table-cell office:value-type="float" office:value="17885.6">
                <text:p>1788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Comparativa diferentes algoritmos</text:p>
        </chart:title>
        <chart:subtitle svg:x="6.316cm" svg:y="1.275cm" chart:style-name="ch3">
          <text:p>Problemas MDG-b</text:p>
        </chart:subtitle>
        <chart:legend chart:legend-position="end" svg:x="13.333cm" svg:y="3.454cm" style:legend-expansion="high" chart:style-name="ch4"/>
        <chart:plot-area chart:style-name="ch5" table:cell-range-address="Comparativa.O3:Comparativa.R3 Comparativa.O15:Comparativa.R24" chart:data-source-has-labels="row" svg:x="1.331cm" svg:y="2.138cm" svg:width="11.682cm" svg:height="5.701cm">
          <chartooo:coordinate-region svg:x="2.693cm" svg:y="2.337cm" svg:width="10.133cm" svg:height="4.855cm"/>
          <chart:axis chart:dimension="x" chart:name="primary-x" chart:style-name="ch6">
            <chart:title svg:x="5.951cm" svg:y="8.019cm" chart:style-name="ch7">
              <text:p>Nº. de problema</text:p>
            </chart:title>
          </chart:axis>
          <chart:axis chart:dimension="y" chart:name="primary-y" chart:style-name="ch6">
            <chart:title svg:x="0.451cm" svg:y="6.5cm" chart:style-name="ch8">
              <text:p>Diversidad obtenida</text:p>
            </chart:title>
            <chart:grid chart:style-name="ch9" chart:class="major"/>
          </chart:axis>
          <chart:series chart:style-name="ch10" chart:values-cell-range-address="Comparativa.O15:Comparativa.O24" chart:label-cell-address="Comparativa.O3:Comparativa.O3" chart:class="chart:line">
            <chart:data-point chart:repeated="10"/>
          </chart:series>
          <chart:series chart:style-name="ch11" chart:values-cell-range-address="Comparativa.P15:Comparativa.P24" chart:label-cell-address="Comparativa.P3:Comparativa.P3" chart:class="chart:line">
            <chart:data-point chart:repeated="10"/>
          </chart:series>
          <chart:series chart:style-name="ch12" chart:values-cell-range-address="Comparativa.Q15:Comparativa.Q24" chart:label-cell-address="Comparativa.Q3:Comparativa.Q3" chart:class="chart:line">
            <chart:data-point chart:repeated="10"/>
          </chart:series>
          <chart:series chart:style-name="ch13" chart:values-cell-range-address="Comparativa.R15:Comparativa.R24" chart:label-cell-address="Comparativa.R3:Comparativa.R3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</text:p>
                <draw:g>
                  <svg:desc>Comparativa.O3:Comparativa.O3</svg:desc>
                </draw:g>
              </table:table-cell>
              <table:table-cell office:value-type="string">
                <text:p>CS_h.₁</text:p>
                <draw:g>
                  <svg:desc>Comparativa.P3:Comparativa.P3</svg:desc>
                </draw:g>
              </table:table-cell>
              <table:table-cell office:value-type="string">
                <text:p>CS_h.₂</text:p>
                <draw:g>
                  <svg:desc>Comparativa.Q3:Comparativa.Q3</svg:desc>
                </draw:g>
              </table:table-cell>
              <table:table-cell office:value-type="string">
                <text:p>CS_mej.</text:p>
                <draw:g>
                  <svg:desc>Comparativa.R3:Comparativa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1623">
                <text:p>761623</text:p>
                <draw:g>
                  <svg:desc>Comparativa.O15:Comparativa.O24</svg:desc>
                </draw:g>
              </table:table-cell>
              <table:table-cell office:value-type="float" office:value="764647">
                <text:p>764647</text:p>
                <draw:g>
                  <svg:desc>Comparativa.P15:Comparativa.P24</svg:desc>
                </draw:g>
              </table:table-cell>
              <table:table-cell office:value-type="float" office:value="764816">
                <text:p>764816</text:p>
                <draw:g>
                  <svg:desc>Comparativa.Q15:Comparativa.Q24</svg:desc>
                </draw:g>
              </table:table-cell>
              <table:table-cell office:value-type="float" office:value="772475">
                <text:p>772475</text:p>
                <draw:g>
                  <svg:desc>Comparativa.R15:Comparativa.R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7143">
                <text:p>767143</text:p>
              </table:table-cell>
              <table:table-cell office:value-type="float" office:value="767790">
                <text:p>767790</text:p>
              </table:table-cell>
              <table:table-cell office:value-type="float" office:value="773707">
                <text:p>773707</text:p>
              </table:table-cell>
              <table:table-cell office:value-type="float" office:value="769918">
                <text:p>769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7504">
                <text:p>757504</text:p>
              </table:table-cell>
              <table:table-cell office:value-type="float" office:value="768459">
                <text:p>768459</text:p>
              </table:table-cell>
              <table:table-cell office:value-type="float" office:value="761368">
                <text:p>761368</text:p>
              </table:table-cell>
              <table:table-cell office:value-type="float" office:value="773384">
                <text:p>773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9598">
                <text:p>759598</text:p>
              </table:table-cell>
              <table:table-cell office:value-type="float" office:value="764735">
                <text:p>764735</text:p>
              </table:table-cell>
              <table:table-cell office:value-type="float" office:value="764142">
                <text:p>764142</text:p>
              </table:table-cell>
              <table:table-cell office:value-type="float" office:value="773111">
                <text:p>773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9084">
                <text:p>759084</text:p>
              </table:table-cell>
              <table:table-cell office:value-type="float" office:value="761759">
                <text:p>761759</text:p>
              </table:table-cell>
              <table:table-cell office:value-type="float" office:value="763173">
                <text:p>763173</text:p>
              </table:table-cell>
              <table:table-cell office:value-type="float" office:value="767456">
                <text:p>767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4554">
                <text:p>774554</text:p>
              </table:table-cell>
              <table:table-cell office:value-type="float" office:value="770131">
                <text:p>770131</text:p>
              </table:table-cell>
              <table:table-cell office:value-type="float" office:value="768864">
                <text:p>768864</text:p>
              </table:table-cell>
              <table:table-cell office:value-type="float" office:value="774099">
                <text:p>774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4348">
                <text:p>764348</text:p>
              </table:table-cell>
              <table:table-cell office:value-type="float" office:value="769937">
                <text:p>769937</text:p>
              </table:table-cell>
              <table:table-cell office:value-type="float" office:value="765905">
                <text:p>765905</text:p>
              </table:table-cell>
              <table:table-cell office:value-type="float" office:value="772198">
                <text:p>772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6083">
                <text:p>756083</text:p>
              </table:table-cell>
              <table:table-cell office:value-type="float" office:value="765102">
                <text:p>765102</text:p>
              </table:table-cell>
              <table:table-cell office:value-type="float" office:value="766610">
                <text:p>766610</text:p>
              </table:table-cell>
              <table:table-cell office:value-type="float" office:value="767187">
                <text:p>767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9730">
                <text:p>759730</text:p>
              </table:table-cell>
              <table:table-cell office:value-type="float" office:value="768399">
                <text:p>768399</text:p>
              </table:table-cell>
              <table:table-cell office:value-type="float" office:value="763185">
                <text:p>763185</text:p>
              </table:table-cell>
              <table:table-cell office:value-type="float" office:value="766078">
                <text:p>766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4294">
                <text:p>764294</text:p>
              </table:table-cell>
              <table:table-cell office:value-type="float" office:value="765972">
                <text:p>765972</text:p>
              </table:table-cell>
              <table:table-cell office:value-type="float" office:value="766138">
                <text:p>766138</text:p>
              </table:table-cell>
              <table:table-cell office:value-type="float" office:value="772544">
                <text:p>772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" chart:style-name="ch1">
        <chart:title svg:x="4.517cm" svg:y="0.316cm" chart:style-name="ch2">
          <text:p>Comparativa diferentes algoritmos</text:p>
        </chart:title>
        <chart:subtitle svg:x="6.316cm" svg:y="1.275cm" chart:style-name="ch3">
          <text:p>Problemas MDG-a</text:p>
        </chart:subtitle>
        <chart:legend chart:legend-position="end" svg:x="13.333cm" svg:y="3.454cm" style:legend-expansion="high" chart:style-name="ch4"/>
        <chart:plot-area chart:style-name="ch5" table:cell-range-address="Comparativa.T25:Comparativa.T34 Comparativa.O3:Comparativa.R3 Comparativa.O25:Comparativa.R34" chart:data-source-has-labels="both" svg:x="1.331cm" svg:y="2.138cm" svg:width="11.682cm" svg:height="5.701cm">
          <chartooo:coordinate-region svg:x="2.693cm" svg:y="2.337cm" svg:width="10.133cm" svg:height="4.855cm"/>
          <chart:axis chart:dimension="x" chart:name="primary-x" chart:style-name="ch6" chartooo:axis-type="text">
            <chart:title svg:x="5.951cm" svg:y="8.019cm" chart:style-name="ch7">
              <text:p>Nº. de problema</text:p>
            </chart:title>
            <chart:categories table:cell-range-address="Comparativa.T25:Comparativa.T34"/>
          </chart:axis>
          <chart:axis chart:dimension="y" chart:name="primary-y" chart:style-name="ch6">
            <chart:title svg:x="0.451cm" svg:y="6.5cm" chart:style-name="ch8">
              <text:p>Diversidad obtenida</text:p>
            </chart:title>
            <chart:grid chart:style-name="ch9" chart:class="major"/>
          </chart:axis>
          <chart:series chart:style-name="ch10" chart:values-cell-range-address="Comparativa.O25:Comparativa.O34" chart:label-cell-address="Comparativa.O3:Comparativa.O3" chart:class="chart:line">
            <chart:data-point chart:repeated="10"/>
          </chart:series>
          <chart:series chart:style-name="ch11" chart:values-cell-range-address="Comparativa.P25:Comparativa.P34" chart:label-cell-address="Comparativa.P3:Comparativa.P3" chart:class="chart:line">
            <chart:data-point chart:repeated="10"/>
          </chart:series>
          <chart:series chart:style-name="ch12" chart:values-cell-range-address="Comparativa.Q25:Comparativa.Q34" chart:label-cell-address="Comparativa.Q3:Comparativa.Q3" chart:class="chart:line">
            <chart:data-point chart:repeated="10"/>
          </chart:series>
          <chart:series chart:style-name="ch13" chart:values-cell-range-address="Comparativa.R25:Comparativa.R34" chart:label-cell-address="Comparativa.R3:Comparativa.R3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</text:p>
                <draw:g>
                  <svg:desc>Comparativa.O3:Comparativa.O3</svg:desc>
                </draw:g>
              </table:table-cell>
              <table:table-cell office:value-type="string">
                <text:p>CS_h.₁</text:p>
                <draw:g>
                  <svg:desc>Comparativa.P3:Comparativa.P3</svg:desc>
                </draw:g>
              </table:table-cell>
              <table:table-cell office:value-type="string">
                <text:p>CS_h.₂</text:p>
                <draw:g>
                  <svg:desc>Comparativa.Q3:Comparativa.Q3</svg:desc>
                </draw:g>
              </table:table-cell>
              <table:table-cell office:value-type="string">
                <text:p>CS_mej.</text:p>
                <draw:g>
                  <svg:desc>Comparativa.R3:Comparativa.R3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Comparativa.T25:Comparativa.T34</svg:desc>
                </draw:g>
              </table:table-cell>
              <table:table-cell office:value-type="float" office:value="112205">
                <text:p>112205</text:p>
                <draw:g>
                  <svg:desc>Comparativa.O25:Comparativa.O34</svg:desc>
                </draw:g>
              </table:table-cell>
              <table:table-cell office:value-type="float" office:value="112636">
                <text:p>112636</text:p>
                <draw:g>
                  <svg:desc>Comparativa.P25:Comparativa.P34</svg:desc>
                </draw:g>
              </table:table-cell>
              <table:table-cell office:value-type="float" office:value="113165">
                <text:p>113165</text:p>
                <draw:g>
                  <svg:desc>Comparativa.Q25:Comparativa.Q34</svg:desc>
                </draw:g>
              </table:table-cell>
              <table:table-cell office:value-type="float" office:value="112786">
                <text:p>112786</text:p>
                <draw:g>
                  <svg:desc>Comparativa.R25:Comparativa.R34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2350">
                <text:p>112350</text:p>
              </table:table-cell>
              <table:table-cell office:value-type="float" office:value="112405">
                <text:p>112405</text:p>
              </table:table-cell>
              <table:table-cell office:value-type="float" office:value="113034">
                <text:p>113034</text:p>
              </table:table-cell>
              <table:table-cell office:value-type="float" office:value="112994">
                <text:p>11299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1932">
                <text:p>111932</text:p>
              </table:table-cell>
              <table:table-cell office:value-type="float" office:value="112443">
                <text:p>112443</text:p>
              </table:table-cell>
              <table:table-cell office:value-type="float" office:value="113053">
                <text:p>113053</text:p>
              </table:table-cell>
              <table:table-cell office:value-type="float" office:value="112803">
                <text:p>11280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1946">
                <text:p>111946</text:p>
              </table:table-cell>
              <table:table-cell office:value-type="float" office:value="112640">
                <text:p>112640</text:p>
              </table:table-cell>
              <table:table-cell office:value-type="float" office:value="112852">
                <text:p>112852</text:p>
              </table:table-cell>
              <table:table-cell office:value-type="float" office:value="113000">
                <text:p>1130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2405">
                <text:p>112405</text:p>
              </table:table-cell>
              <table:table-cell office:value-type="float" office:value="112515">
                <text:p>112515</text:p>
              </table:table-cell>
              <table:table-cell office:value-type="float" office:value="113289">
                <text:p>113289</text:p>
              </table:table-cell>
              <table:table-cell office:value-type="float" office:value="112835">
                <text:p>1128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2053">
                <text:p>112053</text:p>
              </table:table-cell>
              <table:table-cell office:value-type="float" office:value="112626">
                <text:p>112626</text:p>
              </table:table-cell>
              <table:table-cell office:value-type="float" office:value="113228">
                <text:p>113228</text:p>
              </table:table-cell>
              <table:table-cell office:value-type="float" office:value="113086">
                <text:p>11308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2016">
                <text:p>112016</text:p>
              </table:table-cell>
              <table:table-cell office:value-type="float" office:value="112613">
                <text:p>112613</text:p>
              </table:table-cell>
              <table:table-cell office:value-type="float" office:value="113289">
                <text:p>113289</text:p>
              </table:table-cell>
              <table:table-cell office:value-type="float" office:value="113135">
                <text:p>1131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2396">
                <text:p>112396</text:p>
              </table:table-cell>
              <table:table-cell office:value-type="float" office:value="112522">
                <text:p>112522</text:p>
              </table:table-cell>
              <table:table-cell office:value-type="float" office:value="113077">
                <text:p>113077</text:p>
              </table:table-cell>
              <table:table-cell office:value-type="float" office:value="112932">
                <text:p>1129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1267">
                <text:p>111267</text:p>
              </table:table-cell>
              <table:table-cell office:value-type="float" office:value="112371">
                <text:p>112371</text:p>
              </table:table-cell>
              <table:table-cell office:value-type="float" office:value="112944">
                <text:p>112944</text:p>
              </table:table-cell>
              <table:table-cell office:value-type="float" office:value="112926">
                <text:p>1129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1645">
                <text:p>111645</text:p>
              </table:table-cell>
              <table:table-cell office:value-type="float" office:value="112740">
                <text:p>112740</text:p>
              </table:table-cell>
              <table:table-cell office:value-type="float" office:value="113181">
                <text:p>113181</text:p>
              </table:table-cell>
              <table:table-cell office:value-type="float" office:value="113061">
                <text:p>1130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" chart:style-name="ch1">
        <chart:title svg:x="4.517cm" svg:y="0.316cm" chart:style-name="ch2">
          <text:p>Comparativa diferentes algoritmos</text:p>
        </chart:title>
        <chart:subtitle svg:x="6.342cm" svg:y="1.275cm" chart:style-name="ch3">
          <text:p>Problemas GKD-c</text:p>
        </chart:subtitle>
        <chart:legend chart:legend-position="end" svg:x="13.333cm" svg:y="3.454cm" style:legend-expansion="high" chart:style-name="ch4"/>
        <chart:plot-area chart:style-name="ch5" table:cell-range-address="Comparativa.T5:Comparativa.T14 Comparativa.O3:Comparativa.R3 Comparativa.O5:Comparativa.R14" chart:data-source-has-labels="both" svg:x="1.331cm" svg:y="2.138cm" svg:width="11.682cm" svg:height="5.701cm">
          <chartooo:coordinate-region svg:x="2.508cm" svg:y="2.337cm" svg:width="10.318cm" svg:height="4.855cm"/>
          <chart:axis chart:dimension="x" chart:name="primary-x" chart:style-name="ch6" chartooo:axis-type="auto">
            <chartooo:date-scale/>
            <chart:title svg:x="5.951cm" svg:y="8.019cm" chart:style-name="ch7">
              <text:p>Nº. de problema</text:p>
            </chart:title>
            <chart:categories table:cell-range-address="Comparativa.T5:Comparativa.T14"/>
          </chart:axis>
          <chart:axis chart:dimension="y" chart:name="primary-y" chart:style-name="ch6">
            <chart:title svg:x="0.451cm" svg:y="6.5cm" chart:style-name="ch8">
              <text:p>Diversidad obtenida</text:p>
            </chart:title>
            <chart:grid chart:style-name="ch9" chart:class="major"/>
          </chart:axis>
          <chart:series chart:style-name="ch10" chart:values-cell-range-address="Comparativa.O5:Comparativa.O14" chart:label-cell-address="Comparativa.O3:Comparativa.O3" chart:class="chart:line">
            <chart:data-point chart:repeated="10"/>
          </chart:series>
          <chart:series chart:style-name="ch11" chart:values-cell-range-address="Comparativa.P5:Comparativa.P14" chart:label-cell-address="Comparativa.P3:Comparativa.P3" chart:class="chart:line">
            <chart:data-point chart:repeated="10"/>
          </chart:series>
          <chart:series chart:style-name="ch12" chart:values-cell-range-address="Comparativa.Q5:Comparativa.Q14" chart:label-cell-address="Comparativa.Q3:Comparativa.Q3" chart:class="chart:line">
            <chart:data-point chart:repeated="10"/>
          </chart:series>
          <chart:series chart:style-name="ch13" chart:values-cell-range-address="Comparativa.R5:Comparativa.R14" chart:label-cell-address="Comparativa.R3:Comparativa.R3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</text:p>
                <draw:g>
                  <svg:desc>Comparativa.O3:Comparativa.O3</svg:desc>
                </draw:g>
              </table:table-cell>
              <table:table-cell office:value-type="string">
                <text:p>CS_h.₁</text:p>
                <draw:g>
                  <svg:desc>Comparativa.P3:Comparativa.P3</svg:desc>
                </draw:g>
              </table:table-cell>
              <table:table-cell office:value-type="string">
                <text:p>CS_h.₂</text:p>
                <draw:g>
                  <svg:desc>Comparativa.Q3:Comparativa.Q3</svg:desc>
                </draw:g>
              </table:table-cell>
              <table:table-cell office:value-type="string">
                <text:p>CS_mej.</text:p>
                <draw:g>
                  <svg:desc>Comparativa.R3:Comparativa.R3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Comparativa.T5:Comparativa.T14</svg:desc>
                </draw:g>
              </table:table-cell>
              <table:table-cell office:value-type="float" office:value="18256.9">
                <text:p>18256.9</text:p>
                <draw:g>
                  <svg:desc>Comparativa.O5:Comparativa.O14</svg:desc>
                </draw:g>
              </table:table-cell>
              <table:table-cell office:value-type="float" office:value="18266.6">
                <text:p>18266.6</text:p>
                <draw:g>
                  <svg:desc>Comparativa.P5:Comparativa.P14</svg:desc>
                </draw:g>
              </table:table-cell>
              <table:table-cell office:value-type="float" office:value="18280">
                <text:p>18280</text:p>
                <draw:g>
                  <svg:desc>Comparativa.Q5:Comparativa.Q14</svg:desc>
                </draw:g>
              </table:table-cell>
              <table:table-cell office:value-type="float" office:value="18280">
                <text:p>18280</text:p>
                <draw:g>
                  <svg:desc>Comparativa.R5:Comparativa.R14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783.2">
                <text:p>17783.2</text:p>
              </table:table-cell>
              <table:table-cell office:value-type="float" office:value="17760.9">
                <text:p>17760.9</text:p>
              </table:table-cell>
              <table:table-cell office:value-type="float" office:value="17784">
                <text:p>17784</text:p>
              </table:table-cell>
              <table:table-cell office:value-type="float" office:value="17777.5">
                <text:p>17777.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944.1">
                <text:p>17944.1</text:p>
              </table:table-cell>
              <table:table-cell office:value-type="float" office:value="17933.2">
                <text:p>17933.2</text:p>
              </table:table-cell>
              <table:table-cell office:value-type="float" office:value="17924.7">
                <text:p>17924.7</text:p>
              </table:table-cell>
              <table:table-cell office:value-type="float" office:value="17944.8">
                <text:p>17944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817.3">
                <text:p>17817.3</text:p>
              </table:table-cell>
              <table:table-cell office:value-type="float" office:value="17898.4">
                <text:p>17898.4</text:p>
              </table:table-cell>
              <table:table-cell office:value-type="float" office:value="17863.4">
                <text:p>17863.4</text:p>
              </table:table-cell>
              <table:table-cell office:value-type="float" office:value="17908.8">
                <text:p>17908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839.5">
                <text:p>17839.5</text:p>
              </table:table-cell>
              <table:table-cell office:value-type="float" office:value="17841.3">
                <text:p>17841.3</text:p>
              </table:table-cell>
              <table:table-cell office:value-type="float" office:value="17876.6">
                <text:p>17876.6</text:p>
              </table:table-cell>
              <table:table-cell office:value-type="float" office:value="17859.4">
                <text:p>17859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144.4">
                <text:p>18144.4</text:p>
              </table:table-cell>
              <table:table-cell office:value-type="float" office:value="18131">
                <text:p>18131</text:p>
              </table:table-cell>
              <table:table-cell office:value-type="float" office:value="18161.5">
                <text:p>18161.5</text:p>
              </table:table-cell>
              <table:table-cell office:value-type="float" office:value="18172.4">
                <text:p>18172.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954.5">
                <text:p>17954.5</text:p>
              </table:table-cell>
              <table:table-cell office:value-type="float" office:value="17960.4">
                <text:p>17960.4</text:p>
              </table:table-cell>
              <table:table-cell office:value-type="float" office:value="18000.7">
                <text:p>18000.7</text:p>
              </table:table-cell>
              <table:table-cell office:value-type="float" office:value="17984.4">
                <text:p>17984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862.2">
                <text:p>17862.2</text:p>
              </table:table-cell>
              <table:table-cell office:value-type="float" office:value="17854.8">
                <text:p>17854.8</text:p>
              </table:table-cell>
              <table:table-cell office:value-type="float" office:value="17868.3">
                <text:p>17868.3</text:p>
              </table:table-cell>
              <table:table-cell office:value-type="float" office:value="17865.5">
                <text:p>17865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992.8">
                <text:p>17992.8</text:p>
              </table:table-cell>
              <table:table-cell office:value-type="float" office:value="17974.4">
                <text:p>17974.4</text:p>
              </table:table-cell>
              <table:table-cell office:value-type="float" office:value="17994">
                <text:p>17994</text:p>
              </table:table-cell>
              <table:table-cell office:value-type="float" office:value="17977.8">
                <text:p>17977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887.6">
                <text:p>17887.6</text:p>
              </table:table-cell>
              <table:table-cell office:value-type="float" office:value="17873.8">
                <text:p>17873.8</text:p>
              </table:table-cell>
              <table:table-cell office:value-type="float" office:value="17867.4">
                <text:p>17867.4</text:p>
              </table:table-cell>
              <table:table-cell office:value-type="float" office:value="17885.6">
                <text:p>17885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Comparativa diferentes algoritmos</text:p>
        </chart:title>
        <chart:subtitle svg:x="6.316cm" svg:y="1.275cm" chart:style-name="ch3">
          <text:p>Problemas MDG-b</text:p>
        </chart:subtitle>
        <chart:legend chart:legend-position="end" svg:x="11.114cm" svg:y="2.209cm" style:legend-expansion="high" chart:style-name="ch4"/>
        <chart:plot-area chart:style-name="ch5" table:cell-range-address="Comparativa.B3:Comparativa.R3 Comparativa.B15:Comparativa.B24 Comparativa.D15:Comparativa.R24" chart:data-source-has-labels="row" svg:x="1.331cm" svg:y="2.138cm" svg:width="9.463cm" svg:height="5.701cm">
          <chartooo:coordinate-region svg:x="2.693cm" svg:y="2.337cm" svg:width="7.914cm" svg:height="4.855cm"/>
          <chart:axis chart:dimension="x" chart:name="primary-x" chart:style-name="ch6">
            <chart:title svg:x="4.841cm" svg:y="8.019cm" chart:style-name="ch7">
              <text:p>Nº. de problema</text:p>
            </chart:title>
          </chart:axis>
          <chart:axis chart:dimension="y" chart:name="primary-y" chart:style-name="ch6">
            <chart:title svg:x="0.451cm" svg:y="6.5cm" chart:style-name="ch8">
              <text:p>Diversidad obtenida</text:p>
            </chart:title>
            <chart:grid chart:style-name="ch9" chart:class="major"/>
          </chart:axis>
          <chart:series chart:style-name="ch10" chart:values-cell-range-address="Comparativa.B15:Comparativa.B24" chart:label-cell-address="Comparativa.B3:Comparativa.B3" chart:class="chart:line">
            <chart:data-point chart:repeated="10"/>
          </chart:series>
          <chart:series chart:style-name="ch11" chart:values-cell-range-address="Comparativa.B15:Comparativa.B24" chart:label-cell-address="Comparativa.C3:Comparativa.C3" chart:class="chart:line">
            <chart:data-point chart:repeated="10"/>
          </chart:series>
          <chart:series chart:style-name="ch12" chart:values-cell-range-address="Comparativa.D15:Comparativa.D24" chart:label-cell-address="Comparativa.D3:Comparativa.D3" chart:class="chart:line">
            <chart:data-point chart:repeated="10"/>
          </chart:series>
          <chart:series chart:style-name="ch13" chart:values-cell-range-address="Comparativa.E15:Comparativa.E24" chart:label-cell-address="Comparativa.E3:Comparativa.E3" chart:class="chart:line">
            <chart:data-point chart:repeated="10"/>
          </chart:series>
          <chart:series chart:style-name="ch14" chart:values-cell-range-address="Comparativa.F15:Comparativa.F24" chart:label-cell-address="Comparativa.F3:Comparativa.F3" chart:class="chart:line">
            <chart:data-point chart:repeated="10"/>
          </chart:series>
          <chart:series chart:style-name="ch15" chart:values-cell-range-address="Comparativa.G15:Comparativa.G24" chart:label-cell-address="Comparativa.G3:Comparativa.G3" chart:class="chart:line">
            <chart:data-point chart:repeated="10"/>
          </chart:series>
          <chart:series chart:style-name="ch16" chart:values-cell-range-address="Comparativa.H15:Comparativa.H24" chart:label-cell-address="Comparativa.H3:Comparativa.H3" chart:class="chart:line">
            <chart:data-point chart:repeated="10"/>
          </chart:series>
          <chart:series chart:style-name="ch17" chart:values-cell-range-address="Comparativa.I15:Comparativa.I24" chart:label-cell-address="Comparativa.I3:Comparativa.I3" chart:class="chart:line">
            <chart:data-point chart:repeated="10"/>
          </chart:series>
          <chart:series chart:style-name="ch18" chart:values-cell-range-address="Comparativa.J15:Comparativa.J24" chart:label-cell-address="Comparativa.J3:Comparativa.J3" chart:class="chart:line">
            <chart:data-point chart:repeated="10"/>
          </chart:series>
          <chart:series chart:style-name="ch19" chart:values-cell-range-address="Comparativa.K15:Comparativa.K24" chart:label-cell-address="Comparativa.K3:Comparativa.K3" chart:class="chart:line">
            <chart:data-point chart:repeated="10"/>
          </chart:series>
          <chart:series chart:style-name="ch20" chart:values-cell-range-address="Comparativa.L15:Comparativa.L24" chart:label-cell-address="Comparativa.L3:Comparativa.L3" chart:class="chart:line">
            <chart:data-point chart:repeated="10"/>
          </chart:series>
          <chart:series chart:style-name="ch21" chart:values-cell-range-address="Comparativa.M15:Comparativa.M24" chart:label-cell-address="Comparativa.M3:Comparativa.M3" chart:class="chart:line">
            <chart:data-point chart:repeated="10"/>
          </chart:series>
          <chart:series chart:style-name="ch22" chart:values-cell-range-address="Comparativa.N15:Comparativa.N24" chart:label-cell-address="Comparativa.N3:Comparativa.N3" chart:class="chart:line">
            <chart:data-point chart:repeated="10"/>
          </chart:series>
          <chart:series chart:style-name="ch23" chart:values-cell-range-address="Comparativa.O15:Comparativa.O24" chart:label-cell-address="Comparativa.O3:Comparativa.O3" chart:class="chart:line">
            <chart:data-point chart:repeated="10"/>
          </chart:series>
          <chart:series chart:style-name="ch24" chart:values-cell-range-address="Comparativa.P15:Comparativa.P24" chart:label-cell-address="Comparativa.P3:Comparativa.P3" chart:class="chart:line">
            <chart:data-point chart:repeated="10"/>
          </chart:series>
          <chart:series chart:style-name="ch15" chart:values-cell-range-address="Comparativa.Q15:Comparativa.Q24" chart:label-cell-address="Comparativa.Q3:Comparativa.Q3" chart:class="chart:line">
            <chart:data-point chart:repeated="10"/>
          </chart:series>
          <chart:series chart:style-name="ch16" chart:values-cell-range-address="Comparativa.R15:Comparativa.R24" chart:label-cell-address="Comparativa.R3:Comparativa.R3" chart:class="chart:line">
            <chart:data-point chart:repeated="1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Comparativa.B3:Comparativa.B3</svg:desc>
                </draw:g>
              </table:table-cell>
              <table:table-cell office:value-type="string">
                <text:p>BL</text:p>
                <draw:g>
                  <svg:desc>Comparativa.C3:Comparativa.C3</svg:desc>
                </draw:g>
              </table:table-cell>
              <table:table-cell office:value-type="string">
                <text:p>AGGu</text:p>
                <draw:g>
                  <svg:desc>Comparativa.D3:Comparativa.D3</svg:desc>
                </draw:g>
              </table:table-cell>
              <table:table-cell office:value-type="string">
                <text:p>AGGp</text:p>
                <draw:g>
                  <svg:desc>Comparativa.E3:Comparativa.E3</svg:desc>
                </draw:g>
              </table:table-cell>
              <table:table-cell office:value-type="string">
                <text:p>AGEu</text:p>
                <draw:g>
                  <svg:desc>Comparativa.F3:Comparativa.F3</svg:desc>
                </draw:g>
              </table:table-cell>
              <table:table-cell office:value-type="string">
                <text:p>AGEp</text:p>
                <draw:g>
                  <svg:desc>Comparativa.G3:Comparativa.G3</svg:desc>
                </draw:g>
              </table:table-cell>
              <table:table-cell office:value-type="string">
                <text:p>AM0</text:p>
                <draw:g>
                  <svg:desc>Comparativa.H3:Comparativa.H3</svg:desc>
                </draw:g>
              </table:table-cell>
              <table:table-cell office:value-type="string">
                <text:p>AM1</text:p>
                <draw:g>
                  <svg:desc>Comparativa.I3:Comparativa.I3</svg:desc>
                </draw:g>
              </table:table-cell>
              <table:table-cell office:value-type="string">
                <text:p>AM2</text:p>
                <draw:g>
                  <svg:desc>Comparativa.J3:Comparativa.J3</svg:desc>
                </draw:g>
              </table:table-cell>
              <table:table-cell office:value-type="string">
                <text:p>ES</text:p>
                <draw:g>
                  <svg:desc>Comparativa.K3:Comparativa.K3</svg:desc>
                </draw:g>
              </table:table-cell>
              <table:table-cell office:value-type="string">
                <text:p>BMB</text:p>
                <draw:g>
                  <svg:desc>Comparativa.L3:Comparativa.L3</svg:desc>
                </draw:g>
              </table:table-cell>
              <table:table-cell office:value-type="string">
                <text:p>ILS</text:p>
                <draw:g>
                  <svg:desc>Comparativa.M3:Comparativa.M3</svg:desc>
                </draw:g>
              </table:table-cell>
              <table:table-cell office:value-type="string">
                <text:p>ILS-ES</text:p>
                <draw:g>
                  <svg:desc>Comparativa.N3:Comparativa.N3</svg:desc>
                </draw:g>
              </table:table-cell>
              <table:table-cell office:value-type="string">
                <text:p>CS</text:p>
                <draw:g>
                  <svg:desc>Comparativa.O3:Comparativa.O3</svg:desc>
                </draw:g>
              </table:table-cell>
              <table:table-cell office:value-type="string">
                <text:p>CS_h.₁</text:p>
                <draw:g>
                  <svg:desc>Comparativa.P3:Comparativa.P3</svg:desc>
                </draw:g>
              </table:table-cell>
              <table:table-cell office:value-type="string">
                <text:p>CS_h.₂</text:p>
                <draw:g>
                  <svg:desc>Comparativa.Q3:Comparativa.Q3</svg:desc>
                </draw:g>
              </table:table-cell>
              <table:table-cell office:value-type="string">
                <text:p>CS_mej.</text:p>
                <draw:g>
                  <svg:desc>Comparativa.R3:Comparativa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4081">
                <text:p>754081</text:p>
                <draw:g>
                  <svg:desc>Comparativa.B15:Comparativa.B24</svg:desc>
                </draw:g>
              </table:table-cell>
              <table:table-cell office:value-type="float" office:value="754081">
                <text:p>754081</text:p>
                <draw:g>
                  <svg:desc>Comparativa.B15:Comparativa.B24</svg:desc>
                </draw:g>
              </table:table-cell>
              <table:table-cell office:value-type="float" office:value="750959">
                <text:p>750959</text:p>
                <draw:g>
                  <svg:desc>Comparativa.D15:Comparativa.D24</svg:desc>
                </draw:g>
              </table:table-cell>
              <table:table-cell office:value-type="float" office:value="751852">
                <text:p>751852</text:p>
                <draw:g>
                  <svg:desc>Comparativa.E15:Comparativa.E24</svg:desc>
                </draw:g>
              </table:table-cell>
              <table:table-cell office:value-type="float" office:value="755370">
                <text:p>755370</text:p>
                <draw:g>
                  <svg:desc>Comparativa.F15:Comparativa.F24</svg:desc>
                </draw:g>
              </table:table-cell>
              <table:table-cell office:value-type="float" office:value="760988">
                <text:p>760988</text:p>
                <draw:g>
                  <svg:desc>Comparativa.G15:Comparativa.G24</svg:desc>
                </draw:g>
              </table:table-cell>
              <table:table-cell office:value-type="float" office:value="767114">
                <text:p>767114</text:p>
                <draw:g>
                  <svg:desc>Comparativa.H15:Comparativa.H24</svg:desc>
                </draw:g>
              </table:table-cell>
              <table:table-cell office:value-type="float" office:value="739879">
                <text:p>739879</text:p>
                <draw:g>
                  <svg:desc>Comparativa.I15:Comparativa.I24</svg:desc>
                </draw:g>
              </table:table-cell>
              <table:table-cell office:value-type="float" office:value="766245">
                <text:p>766245</text:p>
                <draw:g>
                  <svg:desc>Comparativa.J15:Comparativa.J24</svg:desc>
                </draw:g>
              </table:table-cell>
              <table:table-cell office:value-type="float" office:value="753490">
                <text:p>753490</text:p>
                <draw:g>
                  <svg:desc>Comparativa.K15:Comparativa.K24</svg:desc>
                </draw:g>
              </table:table-cell>
              <table:table-cell office:value-type="float" office:value="769644">
                <text:p>769644</text:p>
                <draw:g>
                  <svg:desc>Comparativa.L15:Comparativa.L24</svg:desc>
                </draw:g>
              </table:table-cell>
              <table:table-cell office:value-type="float" office:value="764599">
                <text:p>764599</text:p>
                <draw:g>
                  <svg:desc>Comparativa.M15:Comparativa.M24</svg:desc>
                </draw:g>
              </table:table-cell>
              <table:table-cell office:value-type="float" office:value="728080">
                <text:p>728080</text:p>
                <draw:g>
                  <svg:desc>Comparativa.N15:Comparativa.N24</svg:desc>
                </draw:g>
              </table:table-cell>
              <table:table-cell office:value-type="float" office:value="761623">
                <text:p>761623</text:p>
                <draw:g>
                  <svg:desc>Comparativa.O15:Comparativa.O24</svg:desc>
                </draw:g>
              </table:table-cell>
              <table:table-cell office:value-type="float" office:value="764647">
                <text:p>764647</text:p>
                <draw:g>
                  <svg:desc>Comparativa.P15:Comparativa.P24</svg:desc>
                </draw:g>
              </table:table-cell>
              <table:table-cell office:value-type="float" office:value="764816">
                <text:p>764816</text:p>
                <draw:g>
                  <svg:desc>Comparativa.Q15:Comparativa.Q24</svg:desc>
                </draw:g>
              </table:table-cell>
              <table:table-cell office:value-type="float" office:value="772475">
                <text:p>772475</text:p>
                <draw:g>
                  <svg:desc>Comparativa.R15:Comparativa.R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1437">
                <text:p>761437</text:p>
              </table:table-cell>
              <table:table-cell office:value-type="float" office:value="761437">
                <text:p>761437</text:p>
              </table:table-cell>
              <table:table-cell office:value-type="float" office:value="753767">
                <text:p>753767</text:p>
              </table:table-cell>
              <table:table-cell office:value-type="float" office:value="737389">
                <text:p>737389</text:p>
              </table:table-cell>
              <table:table-cell office:value-type="float" office:value="758928">
                <text:p>758928</text:p>
              </table:table-cell>
              <table:table-cell office:value-type="float" office:value="766715">
                <text:p>766715</text:p>
              </table:table-cell>
              <table:table-cell office:value-type="float" office:value="768962">
                <text:p>768962</text:p>
              </table:table-cell>
              <table:table-cell office:value-type="float" office:value="758557">
                <text:p>758557</text:p>
              </table:table-cell>
              <table:table-cell office:value-type="float" office:value="747473">
                <text:p>747473</text:p>
              </table:table-cell>
              <table:table-cell office:value-type="float" office:value="755596">
                <text:p>755596</text:p>
              </table:table-cell>
              <table:table-cell office:value-type="float" office:value="766384">
                <text:p>766384</text:p>
              </table:table-cell>
              <table:table-cell office:value-type="float" office:value="767858">
                <text:p>767858</text:p>
              </table:table-cell>
              <table:table-cell office:value-type="float" office:value="743507">
                <text:p>743507</text:p>
              </table:table-cell>
              <table:table-cell office:value-type="float" office:value="767143">
                <text:p>767143</text:p>
              </table:table-cell>
              <table:table-cell office:value-type="float" office:value="767790">
                <text:p>767790</text:p>
              </table:table-cell>
              <table:table-cell office:value-type="float" office:value="773707">
                <text:p>773707</text:p>
              </table:table-cell>
              <table:table-cell office:value-type="float" office:value="769918">
                <text:p>769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1115">
                <text:p>751115</text:p>
              </table:table-cell>
              <table:table-cell office:value-type="float" office:value="751115">
                <text:p>751115</text:p>
              </table:table-cell>
              <table:table-cell office:value-type="float" office:value="756022">
                <text:p>756022</text:p>
              </table:table-cell>
              <table:table-cell office:value-type="float" office:value="754674">
                <text:p>754674</text:p>
              </table:table-cell>
              <table:table-cell office:value-type="float" office:value="763443">
                <text:p>763443</text:p>
              </table:table-cell>
              <table:table-cell office:value-type="float" office:value="759045">
                <text:p>759045</text:p>
              </table:table-cell>
              <table:table-cell office:value-type="float" office:value="770222">
                <text:p>770222</text:p>
              </table:table-cell>
              <table:table-cell office:value-type="float" office:value="769008">
                <text:p>769008</text:p>
              </table:table-cell>
              <table:table-cell office:value-type="float" office:value="760036">
                <text:p>760036</text:p>
              </table:table-cell>
              <table:table-cell office:value-type="float" office:value="746678">
                <text:p>746678</text:p>
              </table:table-cell>
              <table:table-cell office:value-type="float" office:value="767931">
                <text:p>767931</text:p>
              </table:table-cell>
              <table:table-cell office:value-type="float" office:value="772297">
                <text:p>772297</text:p>
              </table:table-cell>
              <table:table-cell office:value-type="float" office:value="740066">
                <text:p>740066</text:p>
              </table:table-cell>
              <table:table-cell office:value-type="float" office:value="757504">
                <text:p>757504</text:p>
              </table:table-cell>
              <table:table-cell office:value-type="float" office:value="768459">
                <text:p>768459</text:p>
              </table:table-cell>
              <table:table-cell office:value-type="float" office:value="761368">
                <text:p>761368</text:p>
              </table:table-cell>
              <table:table-cell office:value-type="float" office:value="773384">
                <text:p>773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0257">
                <text:p>760257</text:p>
              </table:table-cell>
              <table:table-cell office:value-type="float" office:value="760257">
                <text:p>760257</text:p>
              </table:table-cell>
              <table:table-cell office:value-type="float" office:value="755408">
                <text:p>755408</text:p>
              </table:table-cell>
              <table:table-cell office:value-type="float" office:value="754884">
                <text:p>754884</text:p>
              </table:table-cell>
              <table:table-cell office:value-type="float" office:value="759394">
                <text:p>759394</text:p>
              </table:table-cell>
              <table:table-cell office:value-type="float" office:value="763253">
                <text:p>763253</text:p>
              </table:table-cell>
              <table:table-cell office:value-type="float" office:value="757235">
                <text:p>757235</text:p>
              </table:table-cell>
              <table:table-cell office:value-type="float" office:value="747108">
                <text:p>747108</text:p>
              </table:table-cell>
              <table:table-cell office:value-type="float" office:value="759150">
                <text:p>759150</text:p>
              </table:table-cell>
              <table:table-cell office:value-type="float" office:value="745712">
                <text:p>745712</text:p>
              </table:table-cell>
              <table:table-cell office:value-type="float" office:value="767571">
                <text:p>767571</text:p>
              </table:table-cell>
              <table:table-cell office:value-type="float" office:value="768395">
                <text:p>768395</text:p>
              </table:table-cell>
              <table:table-cell office:value-type="float" office:value="738161">
                <text:p>738161</text:p>
              </table:table-cell>
              <table:table-cell office:value-type="float" office:value="759598">
                <text:p>759598</text:p>
              </table:table-cell>
              <table:table-cell office:value-type="float" office:value="764735">
                <text:p>764735</text:p>
              </table:table-cell>
              <table:table-cell office:value-type="float" office:value="764142">
                <text:p>764142</text:p>
              </table:table-cell>
              <table:table-cell office:value-type="float" office:value="773111">
                <text:p>773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3668">
                <text:p>753668</text:p>
              </table:table-cell>
              <table:table-cell office:value-type="float" office:value="753668">
                <text:p>753668</text:p>
              </table:table-cell>
              <table:table-cell office:value-type="float" office:value="751993">
                <text:p>751993</text:p>
              </table:table-cell>
              <table:table-cell office:value-type="float" office:value="753617">
                <text:p>753617</text:p>
              </table:table-cell>
              <table:table-cell office:value-type="float" office:value="758386">
                <text:p>758386</text:p>
              </table:table-cell>
              <table:table-cell office:value-type="float" office:value="758790">
                <text:p>758790</text:p>
              </table:table-cell>
              <table:table-cell office:value-type="float" office:value="763381">
                <text:p>763381</text:p>
              </table:table-cell>
              <table:table-cell office:value-type="float" office:value="756453">
                <text:p>756453</text:p>
              </table:table-cell>
              <table:table-cell office:value-type="float" office:value="765420">
                <text:p>765420</text:p>
              </table:table-cell>
              <table:table-cell office:value-type="float" office:value="740626">
                <text:p>740626</text:p>
              </table:table-cell>
              <table:table-cell office:value-type="float" office:value="766933">
                <text:p>766933</text:p>
              </table:table-cell>
              <table:table-cell office:value-type="float" office:value="763651">
                <text:p>763651</text:p>
              </table:table-cell>
              <table:table-cell office:value-type="float" office:value="733844">
                <text:p>733844</text:p>
              </table:table-cell>
              <table:table-cell office:value-type="float" office:value="759084">
                <text:p>759084</text:p>
              </table:table-cell>
              <table:table-cell office:value-type="float" office:value="761759">
                <text:p>761759</text:p>
              </table:table-cell>
              <table:table-cell office:value-type="float" office:value="763173">
                <text:p>763173</text:p>
              </table:table-cell>
              <table:table-cell office:value-type="float" office:value="767456">
                <text:p>767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3581">
                <text:p>753581</text:p>
              </table:table-cell>
              <table:table-cell office:value-type="float" office:value="753581">
                <text:p>753581</text:p>
              </table:table-cell>
              <table:table-cell office:value-type="float" office:value="756157">
                <text:p>756157</text:p>
              </table:table-cell>
              <table:table-cell office:value-type="float" office:value="759430">
                <text:p>759430</text:p>
              </table:table-cell>
              <table:table-cell office:value-type="float" office:value="760479">
                <text:p>760479</text:p>
              </table:table-cell>
              <table:table-cell office:value-type="float" office:value="759060">
                <text:p>759060</text:p>
              </table:table-cell>
              <table:table-cell office:value-type="float" office:value="757639">
                <text:p>757639</text:p>
              </table:table-cell>
              <table:table-cell office:value-type="float" office:value="759841">
                <text:p>759841</text:p>
              </table:table-cell>
              <table:table-cell office:value-type="float" office:value="770666">
                <text:p>770666</text:p>
              </table:table-cell>
              <table:table-cell office:value-type="float" office:value="749027">
                <text:p>749027</text:p>
              </table:table-cell>
              <table:table-cell office:value-type="float" office:value="772367">
                <text:p>772367</text:p>
              </table:table-cell>
              <table:table-cell office:value-type="float" office:value="762426">
                <text:p>762426</text:p>
              </table:table-cell>
              <table:table-cell office:value-type="float" office:value="743850">
                <text:p>743850</text:p>
              </table:table-cell>
              <table:table-cell office:value-type="float" office:value="774554">
                <text:p>774554</text:p>
              </table:table-cell>
              <table:table-cell office:value-type="float" office:value="770131">
                <text:p>770131</text:p>
              </table:table-cell>
              <table:table-cell office:value-type="float" office:value="768864">
                <text:p>768864</text:p>
              </table:table-cell>
              <table:table-cell office:value-type="float" office:value="774099">
                <text:p>774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5966">
                <text:p>755966</text:p>
              </table:table-cell>
              <table:table-cell office:value-type="float" office:value="755966">
                <text:p>755966</text:p>
              </table:table-cell>
              <table:table-cell office:value-type="float" office:value="759278">
                <text:p>759278</text:p>
              </table:table-cell>
              <table:table-cell office:value-type="float" office:value="741181">
                <text:p>741181</text:p>
              </table:table-cell>
              <table:table-cell office:value-type="float" office:value="774552">
                <text:p>774552</text:p>
              </table:table-cell>
              <table:table-cell office:value-type="float" office:value="759081">
                <text:p>759081</text:p>
              </table:table-cell>
              <table:table-cell office:value-type="float" office:value="768726">
                <text:p>768726</text:p>
              </table:table-cell>
              <table:table-cell office:value-type="float" office:value="767065">
                <text:p>767065</text:p>
              </table:table-cell>
              <table:table-cell office:value-type="float" office:value="758006">
                <text:p>758006</text:p>
              </table:table-cell>
              <table:table-cell office:value-type="float" office:value="767180">
                <text:p>767180</text:p>
              </table:table-cell>
              <table:table-cell office:value-type="float" office:value="770543">
                <text:p>770543</text:p>
              </table:table-cell>
              <table:table-cell office:value-type="float" office:value="774977">
                <text:p>774977</text:p>
              </table:table-cell>
              <table:table-cell office:value-type="float" office:value="737802">
                <text:p>737802</text:p>
              </table:table-cell>
              <table:table-cell office:value-type="float" office:value="764348">
                <text:p>764348</text:p>
              </table:table-cell>
              <table:table-cell office:value-type="float" office:value="769937">
                <text:p>769937</text:p>
              </table:table-cell>
              <table:table-cell office:value-type="float" office:value="765905">
                <text:p>765905</text:p>
              </table:table-cell>
              <table:table-cell office:value-type="float" office:value="772198">
                <text:p>772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5936">
                <text:p>755936</text:p>
              </table:table-cell>
              <table:table-cell office:value-type="float" office:value="755936">
                <text:p>755936</text:p>
              </table:table-cell>
              <table:table-cell office:value-type="float" office:value="751768">
                <text:p>751768</text:p>
              </table:table-cell>
              <table:table-cell office:value-type="float" office:value="740043">
                <text:p>740043</text:p>
              </table:table-cell>
              <table:table-cell office:value-type="float" office:value="758492">
                <text:p>758492</text:p>
              </table:table-cell>
              <table:table-cell office:value-type="float" office:value="763104">
                <text:p>763104</text:p>
              </table:table-cell>
              <table:table-cell office:value-type="float" office:value="763623">
                <text:p>763623</text:p>
              </table:table-cell>
              <table:table-cell office:value-type="float" office:value="763586">
                <text:p>763586</text:p>
              </table:table-cell>
              <table:table-cell office:value-type="float" office:value="770143">
                <text:p>770143</text:p>
              </table:table-cell>
              <table:table-cell office:value-type="float" office:value="748484">
                <text:p>748484</text:p>
              </table:table-cell>
              <table:table-cell office:value-type="float" office:value="773594">
                <text:p>773594</text:p>
              </table:table-cell>
              <table:table-cell office:value-type="float" office:value="773330">
                <text:p>773330</text:p>
              </table:table-cell>
              <table:table-cell office:value-type="float" office:value="731734">
                <text:p>731734</text:p>
              </table:table-cell>
              <table:table-cell office:value-type="float" office:value="756083">
                <text:p>756083</text:p>
              </table:table-cell>
              <table:table-cell office:value-type="float" office:value="765102">
                <text:p>765102</text:p>
              </table:table-cell>
              <table:table-cell office:value-type="float" office:value="766610">
                <text:p>766610</text:p>
              </table:table-cell>
              <table:table-cell office:value-type="float" office:value="767187">
                <text:p>767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2100">
                <text:p>752100</text:p>
              </table:table-cell>
              <table:table-cell office:value-type="float" office:value="752100">
                <text:p>752100</text:p>
              </table:table-cell>
              <table:table-cell office:value-type="float" office:value="757179">
                <text:p>757179</text:p>
              </table:table-cell>
              <table:table-cell office:value-type="float" office:value="742112">
                <text:p>742112</text:p>
              </table:table-cell>
              <table:table-cell office:value-type="float" office:value="753424">
                <text:p>753424</text:p>
              </table:table-cell>
              <table:table-cell office:value-type="float" office:value="754764">
                <text:p>754764</text:p>
              </table:table-cell>
              <table:table-cell office:value-type="float" office:value="771547">
                <text:p>771547</text:p>
              </table:table-cell>
              <table:table-cell office:value-type="float" office:value="756026">
                <text:p>756026</text:p>
              </table:table-cell>
              <table:table-cell office:value-type="float" office:value="765472">
                <text:p>765472</text:p>
              </table:table-cell>
              <table:table-cell office:value-type="float" office:value="749791">
                <text:p>749791</text:p>
              </table:table-cell>
              <table:table-cell office:value-type="float" office:value="766350">
                <text:p>766350</text:p>
              </table:table-cell>
              <table:table-cell office:value-type="float" office:value="762162">
                <text:p>762162</text:p>
              </table:table-cell>
              <table:table-cell office:value-type="float" office:value="742774">
                <text:p>742774</text:p>
              </table:table-cell>
              <table:table-cell office:value-type="float" office:value="759730">
                <text:p>759730</text:p>
              </table:table-cell>
              <table:table-cell office:value-type="float" office:value="768399">
                <text:p>768399</text:p>
              </table:table-cell>
              <table:table-cell office:value-type="float" office:value="763185">
                <text:p>763185</text:p>
              </table:table-cell>
              <table:table-cell office:value-type="float" office:value="766078">
                <text:p>766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5121">
                <text:p>745121</text:p>
              </table:table-cell>
              <table:table-cell office:value-type="float" office:value="745121">
                <text:p>745121</text:p>
              </table:table-cell>
              <table:table-cell office:value-type="float" office:value="762686">
                <text:p>762686</text:p>
              </table:table-cell>
              <table:table-cell office:value-type="float" office:value="755836">
                <text:p>755836</text:p>
              </table:table-cell>
              <table:table-cell office:value-type="float" office:value="755509">
                <text:p>755509</text:p>
              </table:table-cell>
              <table:table-cell office:value-type="float" office:value="756684">
                <text:p>756684</text:p>
              </table:table-cell>
              <table:table-cell office:value-type="float" office:value="769071">
                <text:p>769071</text:p>
              </table:table-cell>
              <table:table-cell office:value-type="float" office:value="758390">
                <text:p>758390</text:p>
              </table:table-cell>
              <table:table-cell office:value-type="float" office:value="766572">
                <text:p>766572</text:p>
              </table:table-cell>
              <table:table-cell office:value-type="float" office:value="749290">
                <text:p>749290</text:p>
              </table:table-cell>
              <table:table-cell office:value-type="float" office:value="767466">
                <text:p>767466</text:p>
              </table:table-cell>
              <table:table-cell office:value-type="float" office:value="765320">
                <text:p>765320</text:p>
              </table:table-cell>
              <table:table-cell office:value-type="float" office:value="734460">
                <text:p>734460</text:p>
              </table:table-cell>
              <table:table-cell office:value-type="float" office:value="764294">
                <text:p>764294</text:p>
              </table:table-cell>
              <table:table-cell office:value-type="float" office:value="765972">
                <text:p>765972</text:p>
              </table:table-cell>
              <table:table-cell office:value-type="float" office:value="766138">
                <text:p>766138</text:p>
              </table:table-cell>
              <table:table-cell office:value-type="float" office:value="772544">
                <text:p>7725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Comparativa diferentes algoritmos</text:p>
        </chart:title>
        <chart:subtitle svg:x="6.316cm" svg:y="1.275cm" chart:style-name="ch3">
          <text:p>Problemas MDG-a</text:p>
        </chart:subtitle>
        <chart:legend chart:legend-position="end" svg:x="11.114cm" svg:y="2.209cm" style:legend-expansion="high" chart:style-name="ch4"/>
        <chart:plot-area chart:style-name="ch5" table:cell-range-address="Comparativa.T25:Comparativa.T34 Comparativa.B3:Comparativa.R3 Comparativa.B25:Comparativa.B34 Comparativa.D25:Comparativa.R34" chart:data-source-has-labels="both" svg:x="1.331cm" svg:y="2.138cm" svg:width="9.463cm" svg:height="5.701cm">
          <chartooo:coordinate-region svg:x="2.693cm" svg:y="2.338cm" svg:width="7.914cm" svg:height="4.855cm"/>
          <chart:axis chart:dimension="x" chart:name="primary-x" chart:style-name="ch6" chartooo:axis-type="text">
            <chart:title svg:x="4.841cm" svg:y="8.019cm" chart:style-name="ch7">
              <text:p>Nº. de problema</text:p>
            </chart:title>
            <chart:categories table:cell-range-address="Comparativa.T25:Comparativa.T34"/>
          </chart:axis>
          <chart:axis chart:dimension="y" chart:name="primary-y" chart:style-name="ch6">
            <chart:title svg:x="0.451cm" svg:y="6.5cm" chart:style-name="ch8">
              <text:p>Diversidad obtenida</text:p>
            </chart:title>
            <chart:grid chart:style-name="ch9" chart:class="major"/>
          </chart:axis>
          <chart:series chart:style-name="ch10" chart:values-cell-range-address="Comparativa.B25:Comparativa.B34" chart:label-cell-address="Comparativa.B3:Comparativa.B3" chart:class="chart:line">
            <chart:data-point chart:repeated="10"/>
          </chart:series>
          <chart:series chart:style-name="ch11" chart:values-cell-range-address="Comparativa.B25:Comparativa.B34" chart:label-cell-address="Comparativa.C3:Comparativa.C3" chart:class="chart:line">
            <chart:data-point chart:repeated="10"/>
          </chart:series>
          <chart:series chart:style-name="ch12" chart:values-cell-range-address="Comparativa.D25:Comparativa.D34" chart:label-cell-address="Comparativa.D3:Comparativa.D3" chart:class="chart:line">
            <chart:data-point chart:repeated="10"/>
          </chart:series>
          <chart:series chart:style-name="ch13" chart:values-cell-range-address="Comparativa.E25:Comparativa.E34" chart:label-cell-address="Comparativa.E3:Comparativa.E3" chart:class="chart:line">
            <chart:data-point chart:repeated="10"/>
          </chart:series>
          <chart:series chart:style-name="ch14" chart:values-cell-range-address="Comparativa.F25:Comparativa.F34" chart:label-cell-address="Comparativa.F3:Comparativa.F3" chart:class="chart:line">
            <chart:data-point chart:repeated="10"/>
          </chart:series>
          <chart:series chart:style-name="ch15" chart:values-cell-range-address="Comparativa.G25:Comparativa.G34" chart:label-cell-address="Comparativa.G3:Comparativa.G3" chart:class="chart:line">
            <chart:data-point chart:repeated="10"/>
          </chart:series>
          <chart:series chart:style-name="ch16" chart:values-cell-range-address="Comparativa.H25:Comparativa.H34" chart:label-cell-address="Comparativa.H3:Comparativa.H3" chart:class="chart:line">
            <chart:data-point chart:repeated="10"/>
          </chart:series>
          <chart:series chart:style-name="ch17" chart:values-cell-range-address="Comparativa.I25:Comparativa.I34" chart:label-cell-address="Comparativa.I3:Comparativa.I3" chart:class="chart:line">
            <chart:data-point chart:repeated="10"/>
          </chart:series>
          <chart:series chart:style-name="ch18" chart:values-cell-range-address="Comparativa.J25:Comparativa.J34" chart:label-cell-address="Comparativa.J3:Comparativa.J3" chart:class="chart:line">
            <chart:data-point chart:repeated="10"/>
          </chart:series>
          <chart:series chart:style-name="ch19" chart:values-cell-range-address="Comparativa.K25:Comparativa.K34" chart:label-cell-address="Comparativa.K3:Comparativa.K3" chart:class="chart:line">
            <chart:data-point chart:repeated="10"/>
          </chart:series>
          <chart:series chart:style-name="ch20" chart:values-cell-range-address="Comparativa.L25:Comparativa.L34" chart:label-cell-address="Comparativa.L3:Comparativa.L3" chart:class="chart:line">
            <chart:data-point chart:repeated="10"/>
          </chart:series>
          <chart:series chart:style-name="ch21" chart:values-cell-range-address="Comparativa.M25:Comparativa.M34" chart:label-cell-address="Comparativa.M3:Comparativa.M3" chart:class="chart:line">
            <chart:data-point chart:repeated="10"/>
          </chart:series>
          <chart:series chart:style-name="ch22" chart:values-cell-range-address="Comparativa.N25:Comparativa.N34" chart:label-cell-address="Comparativa.N3:Comparativa.N3" chart:class="chart:line">
            <chart:data-point chart:repeated="10"/>
          </chart:series>
          <chart:series chart:style-name="ch23" chart:values-cell-range-address="Comparativa.O25:Comparativa.O34" chart:label-cell-address="Comparativa.O3:Comparativa.O3" chart:class="chart:line">
            <chart:data-point chart:repeated="10"/>
          </chart:series>
          <chart:series chart:style-name="ch24" chart:values-cell-range-address="Comparativa.P25:Comparativa.P34" chart:label-cell-address="Comparativa.P3:Comparativa.P3" chart:class="chart:line">
            <chart:data-point chart:repeated="10"/>
          </chart:series>
          <chart:series chart:style-name="ch15" chart:values-cell-range-address="Comparativa.Q25:Comparativa.Q34" chart:label-cell-address="Comparativa.Q3:Comparativa.Q3" chart:class="chart:line">
            <chart:data-point chart:repeated="10"/>
          </chart:series>
          <chart:series chart:style-name="ch16" chart:values-cell-range-address="Comparativa.R25:Comparativa.R34" chart:label-cell-address="Comparativa.R3:Comparativa.R3" chart:class="chart:line">
            <chart:data-point chart:repeated="1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Comparativa.B3:Comparativa.B3</svg:desc>
                </draw:g>
              </table:table-cell>
              <table:table-cell office:value-type="string">
                <text:p>BL</text:p>
                <draw:g>
                  <svg:desc>Comparativa.C3:Comparativa.C3</svg:desc>
                </draw:g>
              </table:table-cell>
              <table:table-cell office:value-type="string">
                <text:p>AGGu</text:p>
                <draw:g>
                  <svg:desc>Comparativa.D3:Comparativa.D3</svg:desc>
                </draw:g>
              </table:table-cell>
              <table:table-cell office:value-type="string">
                <text:p>AGGp</text:p>
                <draw:g>
                  <svg:desc>Comparativa.E3:Comparativa.E3</svg:desc>
                </draw:g>
              </table:table-cell>
              <table:table-cell office:value-type="string">
                <text:p>AGEu</text:p>
                <draw:g>
                  <svg:desc>Comparativa.F3:Comparativa.F3</svg:desc>
                </draw:g>
              </table:table-cell>
              <table:table-cell office:value-type="string">
                <text:p>AGEp</text:p>
                <draw:g>
                  <svg:desc>Comparativa.G3:Comparativa.G3</svg:desc>
                </draw:g>
              </table:table-cell>
              <table:table-cell office:value-type="string">
                <text:p>AM0</text:p>
                <draw:g>
                  <svg:desc>Comparativa.H3:Comparativa.H3</svg:desc>
                </draw:g>
              </table:table-cell>
              <table:table-cell office:value-type="string">
                <text:p>AM1</text:p>
                <draw:g>
                  <svg:desc>Comparativa.I3:Comparativa.I3</svg:desc>
                </draw:g>
              </table:table-cell>
              <table:table-cell office:value-type="string">
                <text:p>AM2</text:p>
                <draw:g>
                  <svg:desc>Comparativa.J3:Comparativa.J3</svg:desc>
                </draw:g>
              </table:table-cell>
              <table:table-cell office:value-type="string">
                <text:p>ES</text:p>
                <draw:g>
                  <svg:desc>Comparativa.K3:Comparativa.K3</svg:desc>
                </draw:g>
              </table:table-cell>
              <table:table-cell office:value-type="string">
                <text:p>BMB</text:p>
                <draw:g>
                  <svg:desc>Comparativa.L3:Comparativa.L3</svg:desc>
                </draw:g>
              </table:table-cell>
              <table:table-cell office:value-type="string">
                <text:p>ILS</text:p>
                <draw:g>
                  <svg:desc>Comparativa.M3:Comparativa.M3</svg:desc>
                </draw:g>
              </table:table-cell>
              <table:table-cell office:value-type="string">
                <text:p>ILS-ES</text:p>
                <draw:g>
                  <svg:desc>Comparativa.N3:Comparativa.N3</svg:desc>
                </draw:g>
              </table:table-cell>
              <table:table-cell office:value-type="string">
                <text:p>CS</text:p>
                <draw:g>
                  <svg:desc>Comparativa.O3:Comparativa.O3</svg:desc>
                </draw:g>
              </table:table-cell>
              <table:table-cell office:value-type="string">
                <text:p>CS_h.₁</text:p>
                <draw:g>
                  <svg:desc>Comparativa.P3:Comparativa.P3</svg:desc>
                </draw:g>
              </table:table-cell>
              <table:table-cell office:value-type="string">
                <text:p>CS_h.₂</text:p>
                <draw:g>
                  <svg:desc>Comparativa.Q3:Comparativa.Q3</svg:desc>
                </draw:g>
              </table:table-cell>
              <table:table-cell office:value-type="string">
                <text:p>CS_mej.</text:p>
                <draw:g>
                  <svg:desc>Comparativa.R3:Comparativa.R3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Comparativa.T25:Comparativa.T34</svg:desc>
                </draw:g>
              </table:table-cell>
              <table:table-cell office:value-type="float" office:value="112451">
                <text:p>112451</text:p>
                <draw:g>
                  <svg:desc>Comparativa.B25:Comparativa.B34</svg:desc>
                </draw:g>
              </table:table-cell>
              <table:table-cell office:value-type="float" office:value="112451">
                <text:p>112451</text:p>
                <draw:g>
                  <svg:desc>Comparativa.B25:Comparativa.B34</svg:desc>
                </draw:g>
              </table:table-cell>
              <table:table-cell office:value-type="float" office:value="111545">
                <text:p>111545</text:p>
                <draw:g>
                  <svg:desc>Comparativa.D25:Comparativa.D34</svg:desc>
                </draw:g>
              </table:table-cell>
              <table:table-cell office:value-type="float" office:value="106418">
                <text:p>106418</text:p>
                <draw:g>
                  <svg:desc>Comparativa.E25:Comparativa.E34</svg:desc>
                </draw:g>
              </table:table-cell>
              <table:table-cell office:value-type="float" office:value="112762">
                <text:p>112762</text:p>
                <draw:g>
                  <svg:desc>Comparativa.F25:Comparativa.F34</svg:desc>
                </draw:g>
              </table:table-cell>
              <table:table-cell office:value-type="float" office:value="111231">
                <text:p>111231</text:p>
                <draw:g>
                  <svg:desc>Comparativa.G25:Comparativa.G34</svg:desc>
                </draw:g>
              </table:table-cell>
              <table:table-cell office:value-type="float" office:value="112305">
                <text:p>112305</text:p>
                <draw:g>
                  <svg:desc>Comparativa.H25:Comparativa.H34</svg:desc>
                </draw:g>
              </table:table-cell>
              <table:table-cell office:value-type="float" office:value="109893">
                <text:p>109893</text:p>
                <draw:g>
                  <svg:desc>Comparativa.I25:Comparativa.I34</svg:desc>
                </draw:g>
              </table:table-cell>
              <table:table-cell office:value-type="float" office:value="110707">
                <text:p>110707</text:p>
                <draw:g>
                  <svg:desc>Comparativa.J25:Comparativa.J34</svg:desc>
                </draw:g>
              </table:table-cell>
              <table:table-cell office:value-type="float" office:value="112644">
                <text:p>112644</text:p>
                <draw:g>
                  <svg:desc>Comparativa.K25:Comparativa.K34</svg:desc>
                </draw:g>
              </table:table-cell>
              <table:table-cell office:value-type="float" office:value="113103">
                <text:p>113103</text:p>
                <draw:g>
                  <svg:desc>Comparativa.L25:Comparativa.L34</svg:desc>
                </draw:g>
              </table:table-cell>
              <table:table-cell office:value-type="float" office:value="113028">
                <text:p>113028</text:p>
                <draw:g>
                  <svg:desc>Comparativa.M25:Comparativa.M34</svg:desc>
                </draw:g>
              </table:table-cell>
              <table:table-cell office:value-type="float" office:value="110778">
                <text:p>110778</text:p>
                <draw:g>
                  <svg:desc>Comparativa.N25:Comparativa.N34</svg:desc>
                </draw:g>
              </table:table-cell>
              <table:table-cell office:value-type="float" office:value="112205">
                <text:p>112205</text:p>
                <draw:g>
                  <svg:desc>Comparativa.O25:Comparativa.O34</svg:desc>
                </draw:g>
              </table:table-cell>
              <table:table-cell office:value-type="float" office:value="112636">
                <text:p>112636</text:p>
                <draw:g>
                  <svg:desc>Comparativa.P25:Comparativa.P34</svg:desc>
                </draw:g>
              </table:table-cell>
              <table:table-cell office:value-type="float" office:value="113165">
                <text:p>113165</text:p>
                <draw:g>
                  <svg:desc>Comparativa.Q25:Comparativa.Q34</svg:desc>
                </draw:g>
              </table:table-cell>
              <table:table-cell office:value-type="float" office:value="112786">
                <text:p>112786</text:p>
                <draw:g>
                  <svg:desc>Comparativa.R25:Comparativa.R34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2390">
                <text:p>112390</text:p>
              </table:table-cell>
              <table:table-cell office:value-type="float" office:value="112390">
                <text:p>112390</text:p>
              </table:table-cell>
              <table:table-cell office:value-type="float" office:value="109949">
                <text:p>109949</text:p>
              </table:table-cell>
              <table:table-cell office:value-type="float" office:value="105494">
                <text:p>105494</text:p>
              </table:table-cell>
              <table:table-cell office:value-type="float" office:value="112860">
                <text:p>112860</text:p>
              </table:table-cell>
              <table:table-cell office:value-type="float" office:value="111217">
                <text:p>111217</text:p>
              </table:table-cell>
              <table:table-cell office:value-type="float" office:value="111326">
                <text:p>111326</text:p>
              </table:table-cell>
              <table:table-cell office:value-type="float" office:value="110956">
                <text:p>110956</text:p>
              </table:table-cell>
              <table:table-cell office:value-type="float" office:value="111519">
                <text:p>111519</text:p>
              </table:table-cell>
              <table:table-cell office:value-type="float" office:value="112309">
                <text:p>112309</text:p>
              </table:table-cell>
              <table:table-cell office:value-type="float" office:value="112965">
                <text:p>112965</text:p>
              </table:table-cell>
              <table:table-cell office:value-type="float" office:value="113233">
                <text:p>113233</text:p>
              </table:table-cell>
              <table:table-cell office:value-type="float" office:value="110504">
                <text:p>110504</text:p>
              </table:table-cell>
              <table:table-cell office:value-type="float" office:value="112350">
                <text:p>112350</text:p>
              </table:table-cell>
              <table:table-cell office:value-type="float" office:value="112405">
                <text:p>112405</text:p>
              </table:table-cell>
              <table:table-cell office:value-type="float" office:value="113034">
                <text:p>113034</text:p>
              </table:table-cell>
              <table:table-cell office:value-type="float" office:value="112994">
                <text:p>11299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2338">
                <text:p>112338</text:p>
              </table:table-cell>
              <table:table-cell office:value-type="float" office:value="112338">
                <text:p>112338</text:p>
              </table:table-cell>
              <table:table-cell office:value-type="float" office:value="111260">
                <text:p>111260</text:p>
              </table:table-cell>
              <table:table-cell office:value-type="float" office:value="105956">
                <text:p>105956</text:p>
              </table:table-cell>
              <table:table-cell office:value-type="float" office:value="112538">
                <text:p>112538</text:p>
              </table:table-cell>
              <table:table-cell office:value-type="float" office:value="111454">
                <text:p>111454</text:p>
              </table:table-cell>
              <table:table-cell office:value-type="float" office:value="112074">
                <text:p>112074</text:p>
              </table:table-cell>
              <table:table-cell office:value-type="float" office:value="109873">
                <text:p>109873</text:p>
              </table:table-cell>
              <table:table-cell office:value-type="float" office:value="110302">
                <text:p>110302</text:p>
              </table:table-cell>
              <table:table-cell office:value-type="float" office:value="112631">
                <text:p>112631</text:p>
              </table:table-cell>
              <table:table-cell office:value-type="float" office:value="113116">
                <text:p>113116</text:p>
              </table:table-cell>
              <table:table-cell office:value-type="float" office:value="113147">
                <text:p>113147</text:p>
              </table:table-cell>
              <table:table-cell office:value-type="float" office:value="110820">
                <text:p>110820</text:p>
              </table:table-cell>
              <table:table-cell office:value-type="float" office:value="111932">
                <text:p>111932</text:p>
              </table:table-cell>
              <table:table-cell office:value-type="float" office:value="112443">
                <text:p>112443</text:p>
              </table:table-cell>
              <table:table-cell office:value-type="float" office:value="113053">
                <text:p>113053</text:p>
              </table:table-cell>
              <table:table-cell office:value-type="float" office:value="112803">
                <text:p>11280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2694">
                <text:p>112694</text:p>
              </table:table-cell>
              <table:table-cell office:value-type="float" office:value="112694">
                <text:p>112694</text:p>
              </table:table-cell>
              <table:table-cell office:value-type="float" office:value="110299">
                <text:p>110299</text:p>
              </table:table-cell>
              <table:table-cell office:value-type="float" office:value="106365">
                <text:p>106365</text:p>
              </table:table-cell>
              <table:table-cell office:value-type="float" office:value="112713">
                <text:p>112713</text:p>
              </table:table-cell>
              <table:table-cell office:value-type="float" office:value="111669">
                <text:p>111669</text:p>
              </table:table-cell>
              <table:table-cell office:value-type="float" office:value="111779">
                <text:p>111779</text:p>
              </table:table-cell>
              <table:table-cell office:value-type="float" office:value="110150">
                <text:p>110150</text:p>
              </table:table-cell>
              <table:table-cell office:value-type="float" office:value="112091">
                <text:p>112091</text:p>
              </table:table-cell>
              <table:table-cell office:value-type="float" office:value="112822">
                <text:p>112822</text:p>
              </table:table-cell>
              <table:table-cell office:value-type="float" office:value="113134">
                <text:p>113134</text:p>
              </table:table-cell>
              <table:table-cell office:value-type="float" office:value="113263">
                <text:p>113263</text:p>
              </table:table-cell>
              <table:table-cell office:value-type="float" office:value="110462">
                <text:p>110462</text:p>
              </table:table-cell>
              <table:table-cell office:value-type="float" office:value="111946">
                <text:p>111946</text:p>
              </table:table-cell>
              <table:table-cell office:value-type="float" office:value="112640">
                <text:p>112640</text:p>
              </table:table-cell>
              <table:table-cell office:value-type="float" office:value="112852">
                <text:p>112852</text:p>
              </table:table-cell>
              <table:table-cell office:value-type="float" office:value="113000">
                <text:p>1130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2288">
                <text:p>112288</text:p>
              </table:table-cell>
              <table:table-cell office:value-type="float" office:value="112288">
                <text:p>112288</text:p>
              </table:table-cell>
              <table:table-cell office:value-type="float" office:value="111099">
                <text:p>111099</text:p>
              </table:table-cell>
              <table:table-cell office:value-type="float" office:value="106118">
                <text:p>106118</text:p>
              </table:table-cell>
              <table:table-cell office:value-type="float" office:value="112418">
                <text:p>112418</text:p>
              </table:table-cell>
              <table:table-cell office:value-type="float" office:value="111312">
                <text:p>111312</text:p>
              </table:table-cell>
              <table:table-cell office:value-type="float" office:value="111349">
                <text:p>111349</text:p>
              </table:table-cell>
              <table:table-cell office:value-type="float" office:value="110683">
                <text:p>110683</text:p>
              </table:table-cell>
              <table:table-cell office:value-type="float" office:value="112183">
                <text:p>112183</text:p>
              </table:table-cell>
              <table:table-cell office:value-type="float" office:value="112691">
                <text:p>112691</text:p>
              </table:table-cell>
              <table:table-cell office:value-type="float" office:value="113009">
                <text:p>113009</text:p>
              </table:table-cell>
              <table:table-cell office:value-type="float" office:value="113270">
                <text:p>113270</text:p>
              </table:table-cell>
              <table:table-cell office:value-type="float" office:value="110457">
                <text:p>110457</text:p>
              </table:table-cell>
              <table:table-cell office:value-type="float" office:value="112405">
                <text:p>112405</text:p>
              </table:table-cell>
              <table:table-cell office:value-type="float" office:value="112515">
                <text:p>112515</text:p>
              </table:table-cell>
              <table:table-cell office:value-type="float" office:value="113289">
                <text:p>113289</text:p>
              </table:table-cell>
              <table:table-cell office:value-type="float" office:value="112835">
                <text:p>1128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2296">
                <text:p>112296</text:p>
              </table:table-cell>
              <table:table-cell office:value-type="float" office:value="112296">
                <text:p>112296</text:p>
              </table:table-cell>
              <table:table-cell office:value-type="float" office:value="110865">
                <text:p>110865</text:p>
              </table:table-cell>
              <table:table-cell office:value-type="float" office:value="106067">
                <text:p>106067</text:p>
              </table:table-cell>
              <table:table-cell office:value-type="float" office:value="112473">
                <text:p>112473</text:p>
              </table:table-cell>
              <table:table-cell office:value-type="float" office:value="111084">
                <text:p>111084</text:p>
              </table:table-cell>
              <table:table-cell office:value-type="float" office:value="111779">
                <text:p>111779</text:p>
              </table:table-cell>
              <table:table-cell office:value-type="float" office:value="111269">
                <text:p>111269</text:p>
              </table:table-cell>
              <table:table-cell office:value-type="float" office:value="110935">
                <text:p>110935</text:p>
              </table:table-cell>
              <table:table-cell office:value-type="float" office:value="112444">
                <text:p>112444</text:p>
              </table:table-cell>
              <table:table-cell office:value-type="float" office:value="113163">
                <text:p>113163</text:p>
              </table:table-cell>
              <table:table-cell office:value-type="float" office:value="113355">
                <text:p>113355</text:p>
              </table:table-cell>
              <table:table-cell office:value-type="float" office:value="110549">
                <text:p>110549</text:p>
              </table:table-cell>
              <table:table-cell office:value-type="float" office:value="112053">
                <text:p>112053</text:p>
              </table:table-cell>
              <table:table-cell office:value-type="float" office:value="112626">
                <text:p>112626</text:p>
              </table:table-cell>
              <table:table-cell office:value-type="float" office:value="113228">
                <text:p>113228</text:p>
              </table:table-cell>
              <table:table-cell office:value-type="float" office:value="113086">
                <text:p>11308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1986">
                <text:p>111986</text:p>
              </table:table-cell>
              <table:table-cell office:value-type="float" office:value="111986">
                <text:p>111986</text:p>
              </table:table-cell>
              <table:table-cell office:value-type="float" office:value="110703">
                <text:p>110703</text:p>
              </table:table-cell>
              <table:table-cell office:value-type="float" office:value="106411">
                <text:p>106411</text:p>
              </table:table-cell>
              <table:table-cell office:value-type="float" office:value="112593">
                <text:p>112593</text:p>
              </table:table-cell>
              <table:table-cell office:value-type="float" office:value="111332">
                <text:p>111332</text:p>
              </table:table-cell>
              <table:table-cell office:value-type="float" office:value="112576">
                <text:p>112576</text:p>
              </table:table-cell>
              <table:table-cell office:value-type="float" office:value="110876">
                <text:p>110876</text:p>
              </table:table-cell>
              <table:table-cell office:value-type="float" office:value="110948">
                <text:p>110948</text:p>
              </table:table-cell>
              <table:table-cell office:value-type="float" office:value="112379">
                <text:p>112379</text:p>
              </table:table-cell>
              <table:table-cell office:value-type="float" office:value="113218">
                <text:p>113218</text:p>
              </table:table-cell>
              <table:table-cell office:value-type="float" office:value="113491">
                <text:p>113491</text:p>
              </table:table-cell>
              <table:table-cell office:value-type="float" office:value="110645">
                <text:p>110645</text:p>
              </table:table-cell>
              <table:table-cell office:value-type="float" office:value="112016">
                <text:p>112016</text:p>
              </table:table-cell>
              <table:table-cell office:value-type="float" office:value="112613">
                <text:p>112613</text:p>
              </table:table-cell>
              <table:table-cell office:value-type="float" office:value="113289">
                <text:p>113289</text:p>
              </table:table-cell>
              <table:table-cell office:value-type="float" office:value="113135">
                <text:p>1131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2298">
                <text:p>112298</text:p>
              </table:table-cell>
              <table:table-cell office:value-type="float" office:value="112298">
                <text:p>112298</text:p>
              </table:table-cell>
              <table:table-cell office:value-type="float" office:value="109998">
                <text:p>109998</text:p>
              </table:table-cell>
              <table:table-cell office:value-type="float" office:value="106541">
                <text:p>106541</text:p>
              </table:table-cell>
              <table:table-cell office:value-type="float" office:value="112476">
                <text:p>112476</text:p>
              </table:table-cell>
              <table:table-cell office:value-type="float" office:value="111554">
                <text:p>111554</text:p>
              </table:table-cell>
              <table:table-cell office:value-type="float" office:value="112359">
                <text:p>112359</text:p>
              </table:table-cell>
              <table:table-cell office:value-type="float" office:value="109607">
                <text:p>109607</text:p>
              </table:table-cell>
              <table:table-cell office:value-type="float" office:value="110935">
                <text:p>110935</text:p>
              </table:table-cell>
              <table:table-cell office:value-type="float" office:value="112655">
                <text:p>112655</text:p>
              </table:table-cell>
              <table:table-cell office:value-type="float" office:value="112914">
                <text:p>112914</text:p>
              </table:table-cell>
              <table:table-cell office:value-type="float" office:value="113408">
                <text:p>113408</text:p>
              </table:table-cell>
              <table:table-cell office:value-type="float" office:value="110302">
                <text:p>110302</text:p>
              </table:table-cell>
              <table:table-cell office:value-type="float" office:value="112396">
                <text:p>112396</text:p>
              </table:table-cell>
              <table:table-cell office:value-type="float" office:value="112522">
                <text:p>112522</text:p>
              </table:table-cell>
              <table:table-cell office:value-type="float" office:value="113077">
                <text:p>113077</text:p>
              </table:table-cell>
              <table:table-cell office:value-type="float" office:value="112932">
                <text:p>1129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2326">
                <text:p>112326</text:p>
              </table:table-cell>
              <table:table-cell office:value-type="float" office:value="112326">
                <text:p>112326</text:p>
              </table:table-cell>
              <table:table-cell office:value-type="float" office:value="111790">
                <text:p>111790</text:p>
              </table:table-cell>
              <table:table-cell office:value-type="float" office:value="106302">
                <text:p>106302</text:p>
              </table:table-cell>
              <table:table-cell office:value-type="float" office:value="112628">
                <text:p>112628</text:p>
              </table:table-cell>
              <table:table-cell office:value-type="float" office:value="111344">
                <text:p>111344</text:p>
              </table:table-cell>
              <table:table-cell office:value-type="float" office:value="110959">
                <text:p>110959</text:p>
              </table:table-cell>
              <table:table-cell office:value-type="float" office:value="109648">
                <text:p>109648</text:p>
              </table:table-cell>
              <table:table-cell office:value-type="float" office:value="110916">
                <text:p>110916</text:p>
              </table:table-cell>
              <table:table-cell office:value-type="float" office:value="112603">
                <text:p>112603</text:p>
              </table:table-cell>
              <table:table-cell office:value-type="float" office:value="113022">
                <text:p>113022</text:p>
              </table:table-cell>
              <table:table-cell office:value-type="float" office:value="112938">
                <text:p>112938</text:p>
              </table:table-cell>
              <table:table-cell office:value-type="float" office:value="110337">
                <text:p>110337</text:p>
              </table:table-cell>
              <table:table-cell office:value-type="float" office:value="111267">
                <text:p>111267</text:p>
              </table:table-cell>
              <table:table-cell office:value-type="float" office:value="112371">
                <text:p>112371</text:p>
              </table:table-cell>
              <table:table-cell office:value-type="float" office:value="112944">
                <text:p>112944</text:p>
              </table:table-cell>
              <table:table-cell office:value-type="float" office:value="112926">
                <text:p>1129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2833">
                <text:p>112833</text:p>
              </table:table-cell>
              <table:table-cell office:value-type="float" office:value="112833">
                <text:p>112833</text:p>
              </table:table-cell>
              <table:table-cell office:value-type="float" office:value="110797">
                <text:p>110797</text:p>
              </table:table-cell>
              <table:table-cell office:value-type="float" office:value="105931">
                <text:p>105931</text:p>
              </table:table-cell>
              <table:table-cell office:value-type="float" office:value="113012">
                <text:p>113012</text:p>
              </table:table-cell>
              <table:table-cell office:value-type="float" office:value="111502">
                <text:p>111502</text:p>
              </table:table-cell>
              <table:table-cell office:value-type="float" office:value="112425">
                <text:p>112425</text:p>
              </table:table-cell>
              <table:table-cell office:value-type="float" office:value="111516">
                <text:p>111516</text:p>
              </table:table-cell>
              <table:table-cell office:value-type="float" office:value="111118">
                <text:p>111118</text:p>
              </table:table-cell>
              <table:table-cell office:value-type="float" office:value="112778">
                <text:p>112778</text:p>
              </table:table-cell>
              <table:table-cell office:value-type="float" office:value="113111">
                <text:p>113111</text:p>
              </table:table-cell>
              <table:table-cell office:value-type="float" office:value="113267">
                <text:p>113267</text:p>
              </table:table-cell>
              <table:table-cell office:value-type="float" office:value="110523">
                <text:p>110523</text:p>
              </table:table-cell>
              <table:table-cell office:value-type="float" office:value="111645">
                <text:p>111645</text:p>
              </table:table-cell>
              <table:table-cell office:value-type="float" office:value="112740">
                <text:p>112740</text:p>
              </table:table-cell>
              <table:table-cell office:value-type="float" office:value="113181">
                <text:p>113181</text:p>
              </table:table-cell>
              <table:table-cell office:value-type="float" office:value="113061">
                <text:p>1130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